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11.307cm" fo:min-width="1.151cm"/>
    </style:style>
    <style:style style:name="gr4" style:family="graphic" style:parent-style-name="standard">
      <style:graphic-properties draw:stroke="none" svg:stroke-color="#000000" draw:fill="none" draw:fill-color="#ffffff" fo:min-height="0.589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512cm" fo:min-width="2.501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523cm" fo:min-width="2.613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525cm" fo:min-width="2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0.863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svg:stroke-color="#cccccc" draw:fill-color="#cccccc" draw:textarea-horizontal-align="justify" draw:textarea-vertical-align="middle" draw:auto-grow-height="false" fo:min-height="0.751cm" fo:min-width="0cm"/>
    </style:style>
    <style:style style:name="gr13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14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cccccc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solid" draw:stroke-dash="Ultrafine_20_Dashed" svg:stroke-color="#cccc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15cm"/>
    </style:style>
    <style:style style:name="gr18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1.102cm" fo:min-width="0.852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663300" draw:fill="none" draw:fill-color="#ffffff" fo:min-height="0.433cm"/>
    </style:style>
    <style:style style:name="gr20" style:family="graphic" style:parent-style-name="standard">
      <style:graphic-properties svg:stroke-color="#cccccc" draw:textarea-vertical-align="middle" draw:auto-grow-height="false" fo:min-height="0cm" fo:min-width="0cm" fo:wrap-option="wrap"/>
    </style:style>
    <style:style style:name="gr21" style:family="graphic" style:parent-style-name="standard">
      <style:graphic-properties svg:stroke-color="#cccccc" draw:textarea-vertical-align="bottom" draw:auto-grow-height="false" fo:min-height="0cm" fo:min-width="0cm" fo:wrap-option="wrap"/>
    </style:style>
    <style:style style:name="gr22" style:family="graphic" style:parent-style-name="standard">
      <style:graphic-properties svg:stroke-color="#cccccc" draw:textarea-vertical-align="middle" draw:auto-grow-height="false" fo:min-height="0.004cm" fo:min-width="0cm" fo:wrap-option="wrap"/>
    </style:style>
    <style:style style:name="gr23" style:family="graphic" style:parent-style-name="standard">
      <style:graphic-properties draw:stroke="none" svg:stroke-color="#000000" draw:fill="none" draw:fill-color="#ffffff" fo:min-height="0.865cm"/>
    </style:style>
    <style:style style:name="gr24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492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6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8" style:family="graphic" style:parent-style-name="objectwithoutfill">
      <style:graphic-properties draw:stroke="solid"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512cm" fo:min-width="2.501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523cm" fo:min-width="2.613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525cm" fo:min-width="2.501cm"/>
    </style:style>
    <style:style style:name="gr32" style:family="graphic" style:parent-style-name="objectwithoutfill">
      <style:graphic-properties draw:stroke="solid" draw:fill="none" draw:textarea-vertical-align="middle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008cm" draw:shadow="hidden"/>
    </style:style>
    <style:style style:name="gr34" style:family="graphic" style:parent-style-name="standard">
      <style:graphic-properties svg:stroke-color="#6666ff" draw:fill-color="#6666ff" draw:textarea-horizontal-align="justify" draw:textarea-vertical-align="middle" draw:auto-grow-height="false" fo:min-height="0.751cm" fo:min-width="0cm"/>
    </style:style>
    <style:style style:name="gr35" style:family="graphic" style:parent-style-name="standard">
      <style:graphic-properties svg:stroke-width="0.053cm" svg:stroke-color="#ff3333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width="0.053cm" svg:stroke-color="#ff3333" draw:marker-end-width="0.279cm" draw:fill="none" draw:fill-color="#ffffff" draw:textarea-horizontal-align="left" draw:auto-grow-height="true" draw:auto-grow-width="false" fo:min-height="0.433cm" fo:min-width="0cm"/>
    </style:style>
    <style:style style:name="gr37" style:family="graphic" style:parent-style-name="standard">
      <style:graphic-properties svg:stroke-width="0.106cm" svg:stroke-color="#ff3333" draw:marker-start-width="0.359cm" draw:marker-end-width="0.359cm" draw:fill-color="#ff3333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6666ff" draw:marker-start-width="0.359cm" draw:marker-end-width="0.359cm" draw:fill-color="#6666ff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40" style:family="graphic" style:parent-style-name="standard">
      <style:graphic-properties svg:stroke-color="#009900" draw:textarea-vertical-align="middle" draw:auto-grow-height="false" fo:min-height="0cm" fo:min-width="0cm" fo:wrap-option="wrap"/>
    </style:style>
    <style:style style:name="gr41" style:family="graphic" style:parent-style-name="standard">
      <style:graphic-properties svg:stroke-color="#009900" draw:textarea-vertical-align="bottom" draw:auto-grow-height="false" fo:min-height="0cm" fo:min-width="0cm" fo:wrap-option="wrap"/>
    </style:style>
    <style:style style:name="gr42" style:family="graphic" style:parent-style-name="standard">
      <style:graphic-properties svg:stroke-color="#ff3333" draw:fill-color="#ff3333" draw:textarea-horizontal-align="justify" draw:textarea-vertical-align="middle" draw:auto-grow-height="false" fo:min-height="0.751cm" fo:min-width="0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svg:stroke-width="0.053cm" svg:stroke-color="#663300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.053cm" svg:stroke-color="#663300" draw:marker-end-width="0.279cm" draw:fill="none" draw:fill-color="#ffffff" draw:textarea-horizontal-align="left" draw:auto-grow-height="true" draw:auto-grow-width="false" fo:min-height="0.433cm" fo:min-width="0cm"/>
    </style:style>
    <style:style style:name="gr46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186cm" draw:shadow="hidden"/>
    </style:style>
    <style:style style:name="gr47" style:family="graphic" style:parent-style-name="standard">
      <style:graphic-properties svg:stroke-color="#6666ff" draw:fill-color="#6666ff" draw:textarea-horizontal-align="justify" draw:textarea-vertical-align="middle" draw:auto-grow-height="false" fo:min-height="0.512cm" fo:min-width="2.501cm"/>
    </style:style>
    <style:style style:name="gr48" style:family="graphic" style:parent-style-name="standard">
      <style:graphic-properties svg:stroke-color="#6666ff" draw:fill-color="#6666ff" draw:textarea-horizontal-align="justify" draw:textarea-vertical-align="middle" draw:auto-grow-height="false" fo:min-height="0.523cm" fo:min-width="2.613cm"/>
    </style:style>
    <style:style style:name="gr49" style:family="graphic" style:parent-style-name="standard">
      <style:graphic-properties svg:stroke-color="#6666ff" draw:fill-color="#6666ff" draw:textarea-horizontal-align="justify" draw:textarea-vertical-align="middle" draw:auto-grow-height="false" fo:min-height="0.525cm" fo:min-width="2.501cm"/>
    </style:style>
    <style:style style:name="gr50" style:family="graphic" style:parent-style-name="standard">
      <style:graphic-properties svg:stroke-width="0.053cm" svg:stroke-color="#6666ff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width="0.053cm" svg:stroke-color="#6666ff" draw:marker-end-width="0.279cm" draw:fill="none" draw:fill-color="#ffffff" draw:textarea-horizontal-align="left" draw:auto-grow-height="true" draw:auto-grow-width="false" fo:min-height="0.433cm" fo:min-width="0cm"/>
    </style:style>
    <style:style style:name="gr52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008cm" draw:shadow="hidden"/>
    </style:style>
    <style:style style:name="gr53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186cm" draw:shadow="hidden"/>
    </style:style>
    <style:style style:name="gr54" style:family="graphic" style:parent-style-name="standard">
      <style:graphic-properties svg:stroke-color="#6666ff" draw:fill-color="#6666ff" draw:textarea-horizontal-align="justify" draw:textarea-vertical-align="middle" draw:auto-grow-height="false" fo:min-height="0.47cm" fo:min-width="2.554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 fo:min-height="0.47cm" fo:min-width="2.554cm"/>
    </style:style>
    <style:style style:name="gr56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008cm" draw:shadow="hidden"/>
    </style:style>
    <style:style style:name="gr57" style:family="graphic" style:parent-style-name="standard">
      <style:graphic-properties svg:stroke-color="#ff3333" draw:fill-color="#ff3333" draw:textarea-horizontal-align="justify" draw:textarea-vertical-align="middle" draw:auto-grow-height="false" fo:min-height="0.614cm" fo:min-width="0.186cm" draw:shadow="hidden"/>
    </style:style>
    <style:style style:name="gr58" style:family="graphic" style:parent-style-name="standard">
      <style:graphic-properties svg:stroke-color="#ff3333" draw:fill-color="#ff3333" draw:textarea-horizontal-align="justify" draw:textarea-vertical-align="middle" draw:auto-grow-height="false" fo:min-height="0.258cm" fo:min-width="0cm" draw:shadow="hidden"/>
    </style:style>
    <style:style style:name="gr59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313cm" draw:shadow="hidden"/>
    </style:style>
    <style:style style:name="gr60" style:family="graphic" style:parent-style-name="standard">
      <style:graphic-properties svg:stroke-color="#6666ff" draw:fill-color="#6666ff" draw:textarea-horizontal-align="justify" draw:textarea-vertical-align="middle" draw:auto-grow-height="false" fo:min-height="0.24cm" fo:min-width="0cm"/>
    </style:style>
    <style:style style:name="gr61" style:family="graphic" style:parent-style-name="standard">
      <style:graphic-properties svg:stroke-color="#999999" draw:fill-color="#999999" draw:textarea-horizontal-align="justify" draw:textarea-vertical-align="middle" draw:auto-grow-height="false" fo:min-height="0.309cm" fo:min-width="0cm" draw:shadow="hidden"/>
    </style:style>
    <style:style style:name="gr62" style:family="graphic" style:parent-style-name="objectwithoutfill">
      <style:graphic-properties draw:stroke="dash" draw:stroke-dash="Ultrafine_20_Dashed" draw:fill="none" draw:textarea-vertical-align="middle"/>
    </style:style>
    <style:style style:name="gr63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186cm" draw:shadow="hidden"/>
    </style:style>
    <style:style style:name="gr64" style:family="graphic" style:parent-style-name="standard">
      <style:graphic-properties svg:stroke-color="#808080" draw:fill-color="#808080" draw:textarea-horizontal-align="justify" draw:textarea-vertical-align="middle" draw:auto-grow-height="false" fo:min-height="0.47cm" fo:min-width="2.554cm"/>
    </style:style>
    <style:style style:name="gr65" style:family="graphic" style:parent-style-name="standard">
      <style:graphic-properties svg:stroke-color="#6666ff" draw:fill-color="#6666ff" draw:textarea-horizontal-align="justify" draw:textarea-vertical-align="middle" draw:auto-grow-height="false" fo:min-height="0.106cm" fo:min-width="0cm"/>
    </style:style>
    <style:style style:name="gr66" style:family="graphic" style:parent-style-name="standard">
      <style:graphic-properties svg:stroke-color="#ff3333" draw:fill-color="#ff3333" draw:textarea-horizontal-align="justify" draw:textarea-vertical-align="middle" draw:auto-grow-height="false" fo:min-height="0.204cm" fo:min-width="0cm" draw:shadow="hidden"/>
    </style:style>
    <style:style style:name="gr67" style:family="graphic" style:parent-style-name="standard">
      <style:graphic-properties svg:stroke-color="#999999" draw:fill-color="#999999" draw:textarea-horizontal-align="justify" draw:textarea-vertical-align="middle" draw:auto-grow-height="false" fo:min-height="0.24cm" fo:min-width="0cm"/>
    </style:style>
    <style:style style:name="gr68" style:family="graphic" style:parent-style-name="standard">
      <style:graphic-properties draw:fill-color="#6666ff" draw:textarea-horizontal-align="justify" draw:textarea-vertical-align="middle" draw:auto-grow-height="false" fo:min-height="0.506cm" fo:min-width="0cm"/>
    </style:style>
    <style:style style:name="gr69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059cm" draw:shadow="hidden"/>
    </style:style>
    <style:style style:name="gr70" style:family="graphic" style:parent-style-name="standard">
      <style:graphic-properties svg:stroke-color="#ff3333" draw:fill-color="#ff3333" draw:textarea-horizontal-align="justify" draw:textarea-vertical-align="middle" draw:auto-grow-height="false" fo:min-height="0.207cm" fo:min-width="0cm" draw:shadow="hidden"/>
    </style:style>
    <style:style style:name="gr71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2" style:family="graphic" style:parent-style-name="objectwithoutfill">
      <style:graphic-properties draw:stroke="solid" draw:stroke-dash="Ultrafine_20_Dashed" svg:stroke-width="0.028cm" svg:stroke-color="#666666" draw:marker-start-width="0.242cm" draw:marker-end-width="0.242cm" svg:stroke-opacity="70%" draw:fill="none" draw:opacity="100%" draw:textarea-vertical-align="middle" fo:padding-top="0.139cm" fo:padding-bottom="0.139cm" fo:padding-left="0.264cm" fo:padding-right="0.264cm"/>
    </style:style>
    <style:style style:name="gr73" style:family="graphic" style:parent-style-name="standard">
      <style:graphic-properties draw:stroke="none" svg:stroke-width="0.035cm" svg:stroke-color="#666666" draw:marker-start-width="0.252cm" draw:marker-end-width="0.252cm" svg:stroke-opacity="70%" draw:fill="none" draw:fill-color="#ffffff" draw:opacity="100%" draw:textarea-horizontal-align="left" draw:auto-grow-height="true" draw:auto-grow-width="true" fo:min-height="0.433cm" fo:min-width="0.815cm"/>
    </style:style>
    <style:style style:name="gr74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cm" draw:shadow="hidden"/>
    </style:style>
    <style:style style:name="gr75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618cm" draw:shadow="hidden"/>
    </style:style>
    <style:style style:name="gr76" style:family="graphic" style:parent-style-name="standard">
      <style:graphic-properties draw:stroke="none" svg:stroke-color="#000000" draw:fill="none" draw:fill-color="#ffffff" fo:min-height="0.957cm"/>
    </style:style>
    <style:style style:name="gr77" style:family="graphic" style:parent-style-name="standard">
      <style:graphic-properties draw:stroke="none" svg:stroke-color="#000000" draw:fill="none" draw:fill-color="#ffffff" fo:min-height="0.526cm"/>
    </style:style>
    <style:style style:name="gr78" style:family="graphic" style:parent-style-name="standard">
      <style:graphic-properties draw:fill-color="#6666ff" draw:textarea-horizontal-align="justify" draw:textarea-vertical-align="middle" draw:auto-grow-height="false" fo:min-height="0.24cm" fo:min-width="0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9.021cm" fo:min-width="6.739cm"/>
    </style:style>
    <style:style style:name="gr80" style:family="graphic" style:parent-style-name="standard">
      <style:graphic-properties draw:stroke="none" svg:stroke-color="#000000" draw:fill="none" draw:fill-color="#ffffff" fo:min-height="0.612cm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2.802cm"/>
    </style:style>
    <style:style style:name="gr82" style:family="graphic" style:parent-style-name="objectwithoutfill">
      <style:graphic-properties draw:stroke="solid" draw:stroke-dash="Ultrafine_20_Dashed" svg:stroke-width="0.028cm" svg:stroke-color="#666666" draw:marker-start-width="0.242cm" draw:marker-end-width="0.242cm" svg:stroke-opacity="70%" draw:fill="none" draw:textarea-vertical-align="middle" fo:padding-top="0.139cm" fo:padding-bottom="0.139cm" fo:padding-left="0.264cm" fo:padding-right="0.264cm"/>
    </style:style>
    <style:style style:name="gr83" style:family="graphic" style:parent-style-name="standard">
      <style:graphic-properties draw:stroke="dash" draw:stroke-dash="Ultrafine_20_2_20_Dots_20_3_20_Dashes" svg:stroke-color="#999999" draw:fill-color="#999999" draw:textarea-horizontal-align="justify" draw:textarea-vertical-align="middle" draw:auto-grow-height="false" fo:min-height="0.309cm" fo:min-width="0cm" draw:shadow="hidden"/>
    </style:style>
    <style:style style:name="gr84" style:family="graphic" style:parent-style-name="standard">
      <style:graphic-properties draw:fill-color="#6666ff" draw:textarea-horizontal-align="justify" draw:textarea-vertical-align="middle" draw:auto-grow-height="false" fo:min-height="0.19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dddddd"/>
      <style:paragraph-properties fo:text-align="end"/>
    </style:style>
    <style:style style:name="P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3.81cm" fo:margin-right="0cm" fo:text-align="center" fo:text-indent="0cm"/>
    </style:style>
    <style:style style:name="P9" style:family="paragraph">
      <loext:graphic-properties draw:fill-color="#cccccc"/>
      <style:paragraph-properties fo:margin-left="3.81cm" fo:margin-right="0cm" fo:text-align="center" fo:text-indent="0cm"/>
    </style:style>
    <style:style style:name="P10" style:family="paragraph">
      <style:paragraph-properties fo:margin-left="3.175cm" fo:margin-right="0cm" fo:text-align="center" fo:text-indent="0cm"/>
    </style:style>
    <style:style style:name="P11" style:family="paragraph">
      <loext:graphic-properties draw:fill-color="#cccccc"/>
      <style:paragraph-properties fo:margin-left="3.175cm" fo:margin-right="0cm" fo:text-align="center" fo:text-indent="0cm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color="#cccccc"/>
    </style:style>
    <style:style style:name="P16" style:family="paragraph">
      <loext:graphic-properties draw:fill="none" draw:fill-color="#ffffff"/>
      <style:text-properties fo:color="#663300" fo:font-size="11pt" style:font-size-asian="11pt" style:font-size-complex="11pt"/>
    </style:style>
    <style:style style:name="P17" style:family="paragraph">
      <style:paragraph-properties fo:margin-left="1.245cm" fo:margin-right="0cm" fo:text-align="center" fo:text-indent="0cm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3333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style:paragraph-properties fo:margin-left="5.69cm" fo:margin-right="0cm" fo:text-align="center" fo:text-indent="0cm"/>
    </style:style>
    <style:style style:name="P23" style:family="paragraph">
      <loext:graphic-properties draw:fill-color="#ff3333"/>
      <style:paragraph-properties fo:margin-left="5.69cm" fo:margin-right="0cm" fo:text-align="center" fo:text-indent="0cm"/>
    </style:style>
    <style:style style:name="P24" style:family="paragraph">
      <style:paragraph-properties fo:margin-left="5.029cm" fo:margin-right="0cm" fo:text-align="center" fo:text-indent="0cm"/>
    </style:style>
    <style:style style:name="P25" style:family="paragraph">
      <loext:graphic-properties draw:fill-color="#6666ff"/>
      <style:paragraph-properties fo:margin-left="5.029cm" fo:margin-right="0cm" fo:text-align="center" fo:text-indent="0cm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style:paragraph-properties fo:margin-top="0cm" fo:margin-bottom="0cm" fo:text-align="center"/>
    </style:style>
    <style:style style:name="P28" style:family="paragraph">
      <loext:graphic-properties draw:fill="none" draw:fill-color="#ffffff"/>
      <style:text-properties fo:color="#ff3333" fo:font-size="11pt" fo:background-color="transparent" style:font-size-asian="11pt" style:font-size-complex="11pt"/>
    </style:style>
    <style:style style:name="P29" style:family="paragraph">
      <loext:graphic-properties draw:fill-color="#6666ff"/>
      <style:paragraph-properties fo:text-align="center"/>
    </style:style>
    <style:style style:name="P30" style:family="paragraph">
      <loext:graphic-properties draw:fill-color="#ff3333"/>
      <style:paragraph-properties fo:margin-left="5.029cm" fo:margin-right="0cm" fo:text-align="center" fo:text-indent="0cm"/>
    </style:style>
    <style:style style:name="P31" style:family="paragraph">
      <style:paragraph-properties fo:margin-top="0cm" fo:margin-bottom="0cm" fo:text-align="center"/>
      <style:text-properties fo:color="#663300"/>
    </style:style>
    <style:style style:name="P32" style:family="paragraph">
      <loext:graphic-properties draw:fill="none" draw:fill-color="#ffffff"/>
      <style:text-properties fo:color="#663300" fo:font-size="11pt" fo:background-color="transparent" style:font-size-asian="11pt" style:font-size-complex="11pt"/>
    </style:style>
    <style:style style:name="P33" style:family="paragraph">
      <loext:graphic-properties draw:fill-color="#6666ff"/>
      <style:paragraph-properties fo:text-align="center"/>
      <style:text-properties fo:color="#000000" fo:font-size="14pt" style:font-size-asian="14pt" style:font-size-complex="14pt"/>
    </style:style>
    <style:style style:name="P34" style:family="paragraph">
      <loext:graphic-properties draw:fill-color="#6666ff"/>
      <style:paragraph-properties fo:text-align="center"/>
      <style:text-properties fo:color="#000000"/>
    </style:style>
    <style:style style:name="P35" style:family="paragraph">
      <style:paragraph-properties fo:margin-top="0cm" fo:margin-bottom="0cm" fo:text-align="center"/>
      <style:text-properties fo:color="#000000"/>
    </style:style>
    <style:style style:name="P36" style:family="paragraph">
      <loext:graphic-properties draw:fill="none" draw:fill-color="#ffffff"/>
      <style:text-properties fo:color="#6666ff" fo:font-size="11pt" fo:background-color="transparent" style:font-size-asian="11pt" style:font-size-complex="11pt"/>
    </style:style>
    <style:style style:name="P37" style:family="paragraph">
      <loext:graphic-properties draw:fill-color="#6666ff"/>
      <style:paragraph-properties fo:margin-left="5.69cm" fo:margin-right="0cm" fo:text-align="center" fo:text-indent="0cm"/>
    </style:style>
    <style:style style:name="P38" style:family="paragraph">
      <loext:graphic-properties draw:fill="none" draw:fill-color="#ffffff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  <style:text-properties fo:color="#000000" fo:font-size="18pt"/>
    </style:style>
    <style:style style:name="P41" style:family="paragraph">
      <loext:graphic-properties draw:fill-color="#6666ff"/>
      <style:paragraph-properties fo:text-align="center"/>
      <style:text-properties fo:color="#000000" fo:font-size="18pt"/>
    </style:style>
    <style:style style:name="P42" style:family="paragraph">
      <loext:graphic-properties draw:fill="none"/>
      <style:paragraph-properties fo:text-align="center"/>
      <style:text-properties fo:font-size="18pt"/>
    </style:style>
    <style:style style:name="P43" style:family="paragraph">
      <loext:graphic-properties draw:fill-color="#cccccc"/>
      <style:paragraph-properties fo:text-align="center"/>
      <style:text-properties fo:font-size="18pt"/>
    </style:style>
    <style:style style:name="P44" style:family="paragraph">
      <loext:graphic-properties draw:fill-color="#6666ff"/>
      <style:paragraph-properties fo:margin-left="5.69cm" fo:margin-right="0cm" fo:text-align="center" fo:text-indent="0cm"/>
      <style:text-properties fo:font-size="18pt"/>
    </style:style>
    <style:style style:name="P45" style:family="paragraph">
      <loext:graphic-properties draw:fill-color="#6666ff"/>
      <style:paragraph-properties fo:margin-left="5.029cm" fo:margin-right="0cm" fo:text-align="center" fo:text-indent="0cm"/>
      <style:text-properties fo:font-size="18pt"/>
    </style:style>
    <style:style style:name="P46" style:family="paragraph">
      <loext:graphic-properties draw:fill-color="#cccccc"/>
      <style:paragraph-properties fo:text-align="center"/>
      <style:text-properties fo:color="#000000" fo:font-size="14pt" style:font-size-asian="14pt" style:font-size-complex="14pt"/>
    </style:style>
    <style:style style:name="P47" style:family="paragraph">
      <loext:graphic-properties draw:fill-color="#cccccc"/>
      <style:paragraph-properties fo:text-align="center"/>
      <style:text-properties fo:color="#000000" fo:font-size="18pt"/>
    </style:style>
    <style:style style:name="P48" style:family="paragraph">
      <loext:graphic-properties draw:fill-color="#ff3333"/>
      <style:paragraph-properties fo:margin-left="5.69cm" fo:margin-right="0cm" fo:text-align="center" fo:text-indent="0cm"/>
      <style:text-properties fo:font-size="18pt"/>
    </style:style>
    <style:style style:name="P49" style:family="paragraph">
      <loext:graphic-properties draw:fill-color="#ff3333"/>
      <style:paragraph-properties fo:margin-left="5.029cm" fo:margin-right="0cm" fo:text-align="center" fo:text-indent="0cm"/>
      <style:text-properties fo:font-size="18pt"/>
    </style:style>
    <style:style style:name="P50" style:family="paragraph">
      <loext:graphic-properties draw:fill-color="#ff3333"/>
      <style:paragraph-properties fo:text-align="center"/>
      <style:text-properties fo:font-size="18pt"/>
    </style:style>
    <style:style style:name="P51" style:family="paragraph">
      <style:paragraph-properties fo:margin-left="5.791cm" fo:margin-right="0cm" fo:text-align="center" fo:text-indent="0cm"/>
    </style:style>
    <style:style style:name="P52" style:family="paragraph">
      <loext:graphic-properties draw:fill-color="#ff3333"/>
      <style:paragraph-properties fo:margin-left="5.791cm" fo:margin-right="0cm" fo:text-align="center" fo:text-indent="0cm"/>
      <style:text-properties fo:font-size="18pt"/>
    </style:style>
    <style:style style:name="P53" style:family="paragraph">
      <loext:graphic-properties draw:fill-color="#6666ff"/>
      <style:paragraph-properties fo:text-align="center"/>
      <style:text-properties fo:font-size="18pt"/>
    </style:style>
    <style:style style:name="P54" style:family="paragraph">
      <style:paragraph-properties fo:margin-left="5.588cm" fo:margin-right="0cm" fo:text-align="center" fo:text-indent="0cm"/>
    </style:style>
    <style:style style:name="P55" style:family="paragraph">
      <loext:graphic-properties draw:fill-color="#ff3333"/>
      <style:paragraph-properties fo:margin-left="5.588cm" fo:margin-right="0cm" fo:text-align="center" fo:text-indent="0cm"/>
      <style:text-properties fo:font-size="11pt" style:font-size-asian="11pt" style:font-size-complex="11pt"/>
    </style:style>
    <style:style style:name="P56" style:family="paragraph">
      <style:paragraph-properties fo:margin-left="6.096cm" fo:margin-right="0cm" fo:text-align="center" fo:text-indent="0cm"/>
    </style:style>
    <style:style style:name="P57" style:family="paragraph">
      <loext:graphic-properties draw:fill-color="#ff3333"/>
      <style:paragraph-properties fo:margin-left="6.096cm" fo:margin-right="0cm" fo:text-align="center" fo:text-indent="0cm"/>
      <style:text-properties fo:font-size="12pt" style:font-size-asian="12pt" style:font-size-complex="12pt"/>
    </style:style>
    <style:style style:name="P58" style:family="paragraph">
      <style:paragraph-properties fo:margin-left="5.893cm" fo:margin-right="0cm" fo:text-align="center" fo:text-indent="0cm"/>
    </style:style>
    <style:style style:name="P59" style:family="paragraph">
      <loext:graphic-properties draw:fill-color="#6666ff"/>
      <style:paragraph-properties fo:margin-left="5.893cm" fo:margin-right="0cm" fo:text-align="center" fo:text-indent="0cm"/>
      <style:text-properties fo:font-size="11pt" style:font-size-asian="12pt" style:font-size-complex="12pt"/>
    </style:style>
    <style:style style:name="P60" style:family="paragraph">
      <style:paragraph-properties fo:margin-left="5.639cm" fo:margin-right="0cm" fo:text-align="center" fo:text-indent="0cm"/>
    </style:style>
    <style:style style:name="P61" style:family="paragraph">
      <loext:graphic-properties draw:fill-color="#6666ff"/>
      <style:paragraph-properties fo:margin-left="5.639cm" fo:margin-right="0cm" fo:text-align="center" fo:text-indent="0cm"/>
      <style:text-properties fo:font-size="11pt" style:font-size-asian="12pt" style:font-size-complex="12pt"/>
    </style:style>
    <style:style style:name="P62" style:family="paragraph">
      <style:paragraph-properties fo:margin-left="4.826cm" fo:margin-right="0cm" fo:text-align="center" fo:text-indent="0cm"/>
    </style:style>
    <style:style style:name="P63" style:family="paragraph">
      <loext:graphic-properties draw:fill-color="#999999"/>
      <style:paragraph-properties fo:margin-left="4.826cm" fo:margin-right="0cm" fo:text-align="center" fo:text-indent="0cm"/>
      <style:text-properties fo:font-size="11pt" style:font-size-asian="11pt" style:font-size-complex="11pt"/>
    </style:style>
    <style:style style:name="P64" style:family="paragraph">
      <style:paragraph-properties fo:margin-left="4.978cm" fo:margin-right="0cm" fo:text-align="center" fo:text-indent="0cm"/>
    </style:style>
    <style:style style:name="P65" style:family="paragraph">
      <loext:graphic-properties draw:fill-color="#ff3333"/>
      <style:paragraph-properties fo:margin-left="4.978cm" fo:margin-right="0cm" fo:text-align="center" fo:text-indent="0cm"/>
      <style:text-properties fo:font-size="18pt"/>
    </style:style>
    <style:style style:name="P66" style:family="paragraph">
      <style:paragraph-properties fo:margin-left="5.232cm" fo:margin-right="0cm" fo:text-align="center" fo:text-indent="0cm"/>
    </style:style>
    <style:style style:name="P67" style:family="paragraph">
      <loext:graphic-properties draw:fill-color="#6666ff"/>
      <style:paragraph-properties fo:margin-left="5.232cm" fo:margin-right="0cm" fo:text-align="center" fo:text-indent="0cm"/>
      <style:text-properties fo:font-size="11pt" style:font-size-asian="12pt" style:font-size-complex="12pt"/>
    </style:style>
    <style:style style:name="P68" style:family="paragraph">
      <loext:graphic-properties draw:fill-color="#ff3333"/>
      <style:paragraph-properties fo:margin-left="5.69cm" fo:margin-right="0cm" fo:text-align="center" fo:text-indent="0cm"/>
      <style:text-properties fo:font-size="12pt" style:font-size-asian="12pt" style:font-size-complex="12pt"/>
    </style:style>
    <style:style style:name="P69" style:family="paragraph">
      <loext:graphic-properties draw:fill-color="#808080"/>
      <style:paragraph-properties fo:text-align="center"/>
      <style:text-properties fo:font-size="18pt"/>
    </style:style>
    <style:style style:name="P70" style:family="paragraph">
      <style:paragraph-properties fo:margin-left="4.877cm" fo:margin-right="0cm" fo:text-align="center" fo:text-indent="0cm"/>
    </style:style>
    <style:style style:name="P71" style:family="paragraph">
      <loext:graphic-properties draw:fill-color="#999999"/>
      <style:paragraph-properties fo:margin-left="4.877cm" fo:margin-right="0cm" fo:text-align="center" fo:text-indent="0cm"/>
      <style:text-properties fo:font-size="11pt" style:font-size-asian="11pt" style:font-size-complex="11pt"/>
    </style:style>
    <style:style style:name="P72" style:family="paragraph">
      <style:paragraph-properties fo:margin-left="6.299cm" fo:margin-right="0cm" fo:text-align="center" fo:text-indent="0cm"/>
    </style:style>
    <style:style style:name="P73" style:family="paragraph">
      <loext:graphic-properties draw:fill-color="#6666ff"/>
      <style:paragraph-properties fo:margin-left="6.299cm" fo:margin-right="0cm" fo:text-align="center" fo:text-indent="0cm"/>
      <style:text-properties fo:font-size="11pt" style:font-size-asian="12pt" style:font-size-complex="12pt"/>
    </style:style>
    <style:style style:name="P74" style:family="paragraph">
      <style:paragraph-properties fo:margin-left="5.74cm" fo:margin-right="0cm" fo:text-align="center" fo:text-indent="0cm"/>
    </style:style>
    <style:style style:name="P75" style:family="paragraph">
      <loext:graphic-properties draw:fill-color="#ff3333"/>
      <style:paragraph-properties fo:margin-left="5.74cm" fo:margin-right="0cm" fo:text-align="center" fo:text-indent="0cm"/>
      <style:text-properties fo:font-size="11pt" style:font-size-asian="11pt" style:font-size-complex="11pt"/>
    </style:style>
    <style:style style:name="P76" style:family="paragraph">
      <loext:graphic-properties draw:fill-color="#999999"/>
      <style:paragraph-properties fo:margin-left="4.826cm" fo:margin-right="0cm" fo:text-align="center" fo:text-indent="0cm"/>
      <style:text-properties fo:font-size="11pt" style:font-size-asian="12pt" style:font-size-complex="12pt"/>
    </style:style>
    <style:style style:name="P77" style:family="paragraph">
      <style:paragraph-properties fo:margin-left="5.994cm" fo:margin-right="0cm" fo:text-align="center" fo:text-indent="0cm"/>
    </style:style>
    <style:style style:name="P78" style:family="paragraph">
      <loext:graphic-properties draw:fill-color="#6666ff"/>
      <style:paragraph-properties fo:margin-left="6.248cm" fo:margin-right="0cm" fo:text-align="center" fo:text-indent="0cm"/>
      <style:text-properties fo:font-size="13pt" style:font-size-asian="13pt" style:font-size-complex="13pt"/>
    </style:style>
    <style:style style:name="P79" style:family="paragraph">
      <style:paragraph-properties fo:margin-left="5.029cm" fo:margin-right="0cm" fo:margin-top="0.102cm" fo:margin-bottom="0cm" fo:text-align="center" fo:text-indent="0cm"/>
    </style:style>
    <style:style style:name="P80" style:family="paragraph">
      <loext:graphic-properties draw:fill-color="#ff3333"/>
      <style:paragraph-properties fo:margin-left="5.029cm" fo:margin-right="0cm" fo:margin-top="0.102cm" fo:margin-bottom="0cm" fo:text-align="center" fo:text-indent="0cm"/>
      <style:text-properties fo:font-size="18pt"/>
    </style:style>
    <style:style style:name="P81" style:family="paragraph">
      <style:paragraph-properties fo:margin-left="0cm" fo:margin-right="0cm" fo:margin-top="0cm" fo:margin-bottom="0cm" fo:text-align="center" fo:text-indent="0cm"/>
      <style:text-properties style:font-name="Times New Roman"/>
    </style:style>
    <style:style style:name="P82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font-name="Times New Roman"/>
    </style:style>
    <style:style style:name="P83" style:family="paragraph">
      <loext:graphic-properties draw:fill-color="#cccccc"/>
      <style:paragraph-properties fo:text-align="center"/>
      <style:text-properties style:font-name="Times New Roman" fo:font-size="12pt" style:font-size-asian="12pt" style:font-size-complex="12pt"/>
    </style:style>
    <style:style style:name="P84" style:family="paragraph">
      <loext:graphic-properties draw:fill-color="#ff3333"/>
      <style:paragraph-properties fo:text-align="center"/>
      <style:text-properties style:font-name="Times New Roman" fo:font-size="12pt" style:font-size-asian="12pt" style:font-size-complex="12pt"/>
    </style:style>
    <style:style style:name="P85" style:family="paragraph">
      <loext:graphic-properties draw:fill="none"/>
      <style:paragraph-properties fo:text-align="center"/>
      <style:text-properties style:font-name="Times New Roman"/>
    </style:style>
    <style:style style:name="P86" style:family="paragraph">
      <style:paragraph-properties fo:text-align="center"/>
      <style:text-properties style:font-name="Times New Roman"/>
    </style:style>
    <style:style style:name="P87" style:family="paragraph">
      <loext:graphic-properties draw:fill="none" draw:fill-color="#ffffff"/>
      <style:paragraph-properties fo:text-align="center"/>
      <style:text-properties style:font-name="Times New Roman"/>
    </style:style>
    <style:style style:name="P88" style:family="paragraph">
      <loext:graphic-properties draw:fill-color="#dddddd"/>
      <style:paragraph-properties fo:text-align="end"/>
      <style:text-properties style:font-name="Times New Roman"/>
    </style:style>
    <style:style style:name="P89" style:family="paragraph">
      <loext:graphic-properties draw:fill="none" draw:fill-color="#ffffff"/>
      <style:paragraph-properties fo:text-align="center"/>
      <style:text-properties style:font-name="Times New Roman" fo:font-size="18pt"/>
    </style:style>
    <style:style style:name="P90" style:family="paragraph">
      <style:text-properties style:font-name="Times New Roman"/>
    </style:style>
    <style:style style:name="P91" style:family="paragraph">
      <loext:graphic-properties draw:fill="none" draw:fill-color="#ffffff"/>
      <style:text-properties style:font-name="Times New Roman" fo:font-size="18pt"/>
    </style:style>
    <style:style style:name="P92" style:family="paragraph">
      <style:paragraph-properties fo:margin-left="1.245cm" fo:margin-right="0cm" fo:text-align="center" fo:text-indent="0cm"/>
      <style:text-properties style:font-name="Times New Roman"/>
    </style:style>
    <style:style style:name="P93" style:family="paragraph">
      <loext:graphic-properties draw:fill="none" draw:opacity="100%"/>
      <style:paragraph-properties fo:text-align="center"/>
    </style:style>
    <style:style style:name="P94" style:family="paragraph">
      <loext:graphic-properties draw:fill="none" draw:fill-color="#ffffff" draw:opacity="100%"/>
      <style:text-properties fo:color="#000000"/>
    </style:style>
    <style:style style:name="P95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P96" style:family="paragraph">
      <loext:graphic-properties draw:fill-color="#ff3333"/>
      <style:paragraph-properties fo:text-align="center"/>
      <style:text-properties style:font-name="Times New Roman" fo:font-size="14pt" style:font-size-asian="14pt" style:font-size-complex="14pt"/>
    </style:style>
    <style:style style:name="P97" style:family="paragraph">
      <loext:graphic-properties draw:fill-color="#ff3333"/>
      <style:paragraph-properties fo:text-align="center"/>
      <style:text-properties style:font-name="Times New Roman" fo:font-size="18pt"/>
    </style:style>
    <style:style style:name="P98" style:family="paragraph">
      <style:paragraph-properties fo:margin-left="2.54cm" fo:margin-right="0cm" fo:text-align="center" fo:text-indent="0cm"/>
      <style:text-properties style:font-name="Times New Roman"/>
    </style:style>
    <style:style style:name="P99" style:family="paragraph">
      <loext:graphic-properties draw:fill-color="#ff3333"/>
      <style:paragraph-properties fo:margin-left="2.54cm" fo:margin-right="0cm" fo:text-align="center" fo:text-indent="0cm"/>
      <style:text-properties style:font-name="Times New Roman" fo:font-size="18pt"/>
    </style:style>
    <style:style style:name="P100" style:family="paragraph">
      <loext:graphic-properties draw:fill-color="#6666ff"/>
      <style:paragraph-properties fo:text-align="center"/>
      <style:text-properties style:font-name="Times New Roman" fo:font-size="18pt"/>
    </style:style>
    <style:style style:name="P101" style:family="paragraph">
      <style:paragraph-properties fo:margin-left="3.302cm" fo:margin-right="0cm" fo:text-align="center" fo:text-indent="0cm"/>
      <style:text-properties style:font-name="Times New Roman"/>
    </style:style>
    <style:style style:name="P102" style:family="paragraph">
      <loext:graphic-properties draw:fill-color="#ff3333"/>
      <style:paragraph-properties fo:margin-left="3.302cm" fo:margin-right="0cm" fo:text-align="center" fo:text-indent="0cm"/>
      <style:text-properties style:font-name="Times New Roman" fo:font-size="11pt" style:font-size-asian="11pt" style:font-size-complex="11pt"/>
    </style:style>
    <style:style style:name="P103" style:family="paragraph">
      <style:paragraph-properties fo:margin-left="3.658cm" fo:margin-right="0cm" fo:text-align="center" fo:text-indent="0cm"/>
      <style:text-properties style:font-name="Times New Roman"/>
    </style:style>
    <style:style style:name="P104" style:family="paragraph">
      <loext:graphic-properties draw:fill-color="#ff3333"/>
      <style:paragraph-properties fo:margin-left="3.861cm" fo:margin-right="0cm" fo:text-align="center" fo:text-indent="0cm"/>
      <style:text-properties style:font-name="Times New Roman" fo:font-size="12pt" style:font-size-asian="12pt" style:font-size-complex="12pt"/>
    </style:style>
    <style:style style:name="P105" style:family="paragraph">
      <style:paragraph-properties fo:margin-left="3.404cm" fo:margin-right="0cm" fo:text-align="center" fo:text-indent="0cm"/>
      <style:text-properties style:font-name="Times New Roman"/>
    </style:style>
    <style:style style:name="P106" style:family="paragraph">
      <loext:graphic-properties draw:fill-color="#6666ff"/>
      <style:paragraph-properties fo:margin-left="3.505cm" fo:margin-right="0cm" fo:text-align="center" fo:text-indent="0cm"/>
      <style:text-properties style:font-name="Times New Roman" fo:font-size="11pt" style:font-size-asian="12pt" style:font-size-complex="12pt"/>
    </style:style>
    <style:style style:name="P107" style:family="paragraph">
      <style:paragraph-properties fo:margin-left="3.962cm" fo:margin-right="0cm" fo:text-align="center" fo:text-indent="0cm"/>
      <style:text-properties style:font-name="Times New Roman"/>
    </style:style>
    <style:style style:name="P108" style:family="paragraph">
      <loext:graphic-properties draw:fill-color="#ff3333"/>
      <style:paragraph-properties fo:margin-left="4.166cm" fo:margin-right="0cm" fo:text-align="center" fo:text-indent="0cm"/>
      <style:text-properties style:font-name="Times New Roman" fo:font-size="12pt" style:font-size-asian="12pt" style:font-size-complex="12pt"/>
    </style:style>
    <style:style style:name="P109" style:family="paragraph">
      <style:paragraph-properties fo:margin-left="3.912cm" fo:margin-right="0cm" fo:text-align="center" fo:text-indent="0cm"/>
      <style:text-properties style:font-name="Times New Roman"/>
    </style:style>
    <style:style style:name="P110" style:family="paragraph">
      <loext:graphic-properties draw:fill-color="#ff3333"/>
      <style:paragraph-properties fo:margin-left="4.064cm" fo:margin-right="0cm" fo:text-align="center" fo:text-indent="0cm"/>
      <style:text-properties style:font-name="Times New Roman" fo:font-size="12pt" style:font-size-asian="12pt" style:font-size-complex="12pt"/>
    </style:style>
    <style:style style:name="P111" style:family="paragraph">
      <style:paragraph-properties fo:margin-left="3.353cm" fo:margin-right="0cm" fo:text-align="center" fo:text-indent="0cm"/>
      <style:text-properties style:font-name="Times New Roman"/>
    </style:style>
    <style:style style:name="P112" style:family="paragraph">
      <loext:graphic-properties draw:fill-color="#ff3333"/>
      <style:paragraph-properties fo:margin-left="3.759cm" fo:margin-right="0cm" fo:text-align="center" fo:text-indent="0cm"/>
      <style:text-properties style:font-name="Times New Roman" fo:font-size="12pt" style:font-size-asian="12pt" style:font-size-complex="12pt"/>
    </style:style>
    <style:style style:name="P113" style:family="paragraph">
      <style:paragraph-properties fo:margin-left="3.251cm" fo:margin-right="0cm" fo:text-align="center" fo:text-indent="0cm"/>
      <style:text-properties style:font-name="Times New Roman"/>
    </style:style>
    <style:style style:name="P114" style:family="paragraph">
      <loext:graphic-properties draw:fill-color="#ff3333"/>
      <style:paragraph-properties fo:margin-left="3.353cm" fo:margin-right="0cm" fo:text-align="center" fo:text-indent="0cm"/>
      <style:text-properties style:font-name="Times New Roman" fo:font-size="12pt" style:font-size-asian="12pt" style:font-size-complex="12pt"/>
    </style:style>
    <style:style style:name="P115" style:family="paragraph">
      <style:paragraph-properties fo:margin-left="2.794cm" fo:margin-right="0cm" fo:text-align="center" fo:text-indent="0cm"/>
      <style:text-properties style:font-name="Times New Roman"/>
    </style:style>
    <style:style style:name="P116" style:family="paragraph">
      <loext:graphic-properties draw:fill-color="#6666ff"/>
      <style:paragraph-properties fo:margin-left="2.591cm" fo:margin-right="0cm" fo:text-align="center" fo:text-indent="0cm"/>
      <style:text-properties style:font-name="Times New Roman" fo:font-size="13pt" style:font-size-asian="13pt" style:font-size-complex="13pt"/>
    </style:style>
    <style:style style:name="P117" style:family="paragraph">
      <style:paragraph-properties fo:margin-left="3.454cm" fo:margin-right="0cm" fo:text-align="center" fo:text-indent="0cm"/>
      <style:text-properties style:font-name="Times New Roman"/>
    </style:style>
    <style:style style:name="P118" style:family="paragraph">
      <loext:graphic-properties draw:fill-color="#6666ff"/>
      <style:paragraph-properties fo:margin-left="3.454cm" fo:margin-right="0cm" fo:text-align="center" fo:text-indent="0cm"/>
      <style:text-properties style:font-name="Times New Roman" fo:font-size="13pt" style:font-size-asian="13pt" style:font-size-complex="13pt"/>
    </style:style>
    <style:style style:name="P119" style:family="paragraph">
      <loext:graphic-properties draw:fill-color="#ffffff"/>
      <style:paragraph-properties fo:text-align="center"/>
    </style:style>
    <style:style style:name="P120" style:family="paragraph">
      <loext:graphic-properties draw:fill="none" draw:fill-color="#ffffff"/>
      <style:text-properties style:font-name="Times New Roman"/>
    </style:style>
    <style:style style:name="P121" style:family="paragraph">
      <loext:graphic-properties draw:fill-color="#ffffff"/>
      <style:paragraph-properties fo:text-align="center"/>
      <style:text-properties style:font-name="Times New Roman"/>
    </style:style>
    <style:style style:name="P122" style:family="paragraph">
      <loext:graphic-properties draw:fill="none" draw:fill-color="#ffffff"/>
      <style:text-properties fo:color="#000000" style:font-name="Times New Roman" fo:font-size="18pt"/>
    </style:style>
    <style:style style:name="P123" style:family="paragraph">
      <loext:graphic-properties draw:fill-color="#6666ff"/>
      <style:paragraph-properties fo:text-align="center"/>
      <style:text-properties style:font-name="Times New Roman"/>
    </style:style>
    <style:style style:name="P124" style:family="paragraph">
      <loext:graphic-properties draw:fill-color="#ff3333"/>
      <style:paragraph-properties fo:text-align="center"/>
      <style:text-properties style:font-name="Times New Roman"/>
    </style:style>
    <style:style style:name="P125" style:family="paragraph">
      <loext:graphic-properties draw:fill-color="#6666ff"/>
      <style:paragraph-properties fo:text-align="center"/>
      <style:text-properties fo:color="#000000" style:font-name="Times New Roman" fo:font-size="14pt" style:font-size-asian="14pt" style:font-size-complex="14pt"/>
    </style:style>
    <style:style style:name="P126" style:family="paragraph">
      <loext:graphic-properties draw:fill-color="#808080"/>
      <style:paragraph-properties fo:text-align="center"/>
      <style:text-properties style:font-name="Times New Roman" fo:font-size="18pt"/>
    </style:style>
    <style:style style:name="P127" style:family="paragraph">
      <style:paragraph-properties fo:margin-left="3.099cm" fo:margin-right="0cm" fo:text-align="center" fo:text-indent="0cm"/>
      <style:text-properties style:font-name="Times New Roman"/>
    </style:style>
    <style:style style:name="P128" style:family="paragraph">
      <loext:graphic-properties draw:fill-color="#999999"/>
      <style:paragraph-properties fo:margin-left="3.099cm" fo:margin-right="0cm" fo:text-align="center" fo:text-indent="0cm"/>
      <style:text-properties style:font-name="Times New Roman" fo:font-size="11pt" style:font-size-asian="11pt" style:font-size-complex="11pt"/>
    </style:style>
    <style:style style:name="P129" style:family="paragraph">
      <loext:graphic-properties draw:fill-color="#6666ff"/>
      <style:paragraph-properties fo:margin-left="3.099cm" fo:margin-right="0cm" fo:text-align="center" fo:text-indent="0cm"/>
      <style:text-properties style:font-name="Times New Roman" fo:font-size="11pt" style:font-size-asian="12pt" style:font-size-complex="12pt"/>
    </style:style>
    <style:style style:name="P130" style:family="paragraph">
      <style:paragraph-properties fo:margin-left="3.15cm" fo:margin-right="0cm" fo:text-align="center" fo:text-indent="0cm"/>
      <style:text-properties style:font-name="Times New Roman"/>
    </style:style>
    <style:style style:name="P131" style:family="paragraph">
      <loext:graphic-properties draw:fill-color="#6666ff"/>
      <style:paragraph-properties fo:margin-left="3.556cm" fo:margin-right="0cm" fo:text-align="center" fo:text-indent="0cm"/>
      <style:text-properties style:font-name="Times New Roman" fo:font-size="11pt" style:font-size-asian="12pt" style:font-size-complex="12pt"/>
    </style:style>
    <style:style style:name="P132" style:family="paragraph">
      <style:paragraph-properties fo:margin-left="2.997cm" fo:margin-right="0cm" fo:text-align="start" fo:text-indent="0cm"/>
      <style:text-properties style:font-name="Times New Roman"/>
    </style:style>
    <style:style style:name="P133" style:family="paragraph">
      <loext:graphic-properties draw:fill-color="#ff3333"/>
      <style:paragraph-properties fo:margin-left="2.997cm" fo:margin-right="0cm" fo:text-align="start" fo:text-indent="0cm"/>
      <style:text-properties style:font-name="Times New Roman" fo:font-size="11pt" style:font-size-asian="11pt" style:font-size-complex="11pt"/>
    </style:style>
    <style:style style:name="P134" style:family="paragraph">
      <style:paragraph-properties fo:margin-left="2.083cm" fo:margin-right="0cm" fo:text-align="center" fo:text-indent="0cm"/>
      <style:text-properties style:font-name="Times New Roman" fo:font-size="11pt" style:font-size-asian="11pt" style:font-size-complex="11pt"/>
    </style:style>
    <style:style style:name="P135" style:family="paragraph">
      <loext:graphic-properties draw:fill-color="#6666ff"/>
      <style:paragraph-properties fo:margin-left="2.083cm" fo:margin-right="0cm" fo:text-align="center" fo:text-indent="0cm"/>
      <style:text-properties style:font-name="Times New Roman" fo:font-size="11pt" style:font-size-asian="11pt" style:font-size-complex="11pt"/>
    </style:style>
    <style:style style:name="P136" style:family="paragraph">
      <style:paragraph-properties fo:margin-left="3.861cm" fo:margin-right="0cm" fo:text-align="center" fo:text-indent="0cm"/>
      <style:text-properties style:font-name="Times New Roman"/>
    </style:style>
    <style:style style:name="P137" style:family="paragraph">
      <style:paragraph-properties fo:margin-left="3.81cm" fo:margin-right="0cm" fo:text-align="center" fo:text-indent="0cm"/>
      <style:text-properties style:font-name="Times New Roman"/>
    </style:style>
    <style:style style:name="P138" style:family="paragraph">
      <loext:graphic-properties draw:fill-color="#ff3333"/>
      <style:paragraph-properties fo:margin-left="3.81cm" fo:margin-right="0cm" fo:text-align="center" fo:text-indent="0cm"/>
      <style:text-properties style:font-name="Times New Roman" fo:font-size="12pt" style:font-size-asian="12pt" style:font-size-complex="12pt"/>
    </style:style>
    <style:style style:name="P139" style:family="paragraph">
      <style:paragraph-properties fo:margin-left="2.184cm" fo:margin-right="0cm" fo:text-align="center" fo:text-indent="0cm"/>
      <style:text-properties style:font-name="Times New Roman"/>
    </style:style>
    <style:style style:name="P140" style:family="paragraph">
      <loext:graphic-properties draw:fill-color="#6666ff"/>
      <style:paragraph-properties fo:margin-left="2.184cm" fo:margin-right="0cm" fo:text-align="center" fo:text-indent="0cm"/>
      <style:text-properties style:font-name="Times New Roman" fo:font-size="13pt" style:font-size-asian="13pt" style:font-size-complex="13pt"/>
    </style:style>
    <style:style style:name="P141" style:family="paragraph">
      <loext:graphic-properties draw:fill-color="#999999"/>
      <style:paragraph-properties fo:margin-left="3.15cm" fo:margin-right="0cm" fo:text-align="center" fo:text-indent="0cm"/>
      <style:text-properties style:font-name="Times New Roman" fo:font-size="11pt" style:font-size-asian="11pt" style:font-size-complex="11pt"/>
    </style:style>
    <style:style style:name="P142" style:family="paragraph">
      <loext:graphic-properties draw:fill-color="#6666ff"/>
      <style:paragraph-properties fo:text-align="center"/>
      <style:text-properties fo:color="#000000" style:font-name="Times New Roman" fo:font-size="18pt"/>
    </style:style>
    <style:style style:name="P143" style:family="paragraph">
      <style:paragraph-properties fo:text-align="center"/>
      <style:text-properties fo:font-size="18pt"/>
    </style:style>
    <style:style style:name="P144" style:family="paragraph">
      <style:text-properties fo:font-size="18pt"/>
    </style:style>
    <style:style style:name="P145" style:family="paragraph">
      <style:text-properties fo:font-size="11pt"/>
    </style:style>
    <style:style style:name="P146" style:family="paragraph">
      <style:paragraph-properties fo:text-align="center"/>
      <style:text-properties fo:font-size="14pt"/>
    </style:style>
    <style:style style:name="P147" style:family="paragraph">
      <style:paragraph-properties fo:margin-left="2.54cm" fo:margin-right="0cm" fo:text-align="center" fo:text-indent="0cm"/>
      <style:text-properties fo:font-size="18pt"/>
    </style:style>
    <style:style style:name="P148" style:family="paragraph">
      <loext:graphic-properties draw:fill-color="#ff3333"/>
      <style:paragraph-properties fo:margin-left="2.54cm" fo:margin-right="0cm" fo:text-align="center" fo:text-indent="0cm"/>
      <style:text-properties fo:font-size="18pt"/>
    </style:style>
    <style:style style:name="P149" style:family="paragraph">
      <style:paragraph-properties fo:margin-left="3.302cm" fo:margin-right="0cm" fo:text-align="center" fo:text-indent="0cm"/>
      <style:text-properties fo:font-size="11pt"/>
    </style:style>
    <style:style style:name="P150" style:family="paragraph">
      <loext:graphic-properties draw:fill-color="#ff3333"/>
      <style:paragraph-properties fo:margin-left="3.302cm" fo:margin-right="0cm" fo:text-align="center" fo:text-indent="0cm"/>
      <style:text-properties fo:font-size="11pt" style:font-size-asian="11pt" style:font-size-complex="11pt"/>
    </style:style>
    <style:style style:name="P151" style:family="paragraph">
      <style:paragraph-properties fo:margin-left="3.861cm" fo:margin-right="0cm" fo:text-align="center" fo:text-indent="0cm"/>
      <style:text-properties fo:font-size="12pt"/>
    </style:style>
    <style:style style:name="P152" style:family="paragraph">
      <loext:graphic-properties draw:fill-color="#ff3333"/>
      <style:paragraph-properties fo:margin-left="3.861cm" fo:margin-right="0cm" fo:text-align="center" fo:text-indent="0cm"/>
      <style:text-properties fo:font-size="12pt" style:font-size-asian="12pt" style:font-size-complex="12pt"/>
    </style:style>
    <style:style style:name="P153" style:family="paragraph">
      <style:paragraph-properties fo:margin-left="3.505cm" fo:margin-right="0cm" fo:text-align="center" fo:text-indent="0cm"/>
      <style:text-properties fo:font-size="11pt"/>
    </style:style>
    <style:style style:name="P154" style:family="paragraph">
      <loext:graphic-properties draw:fill-color="#6666ff"/>
      <style:paragraph-properties fo:margin-left="3.505cm" fo:margin-right="0cm" fo:text-align="center" fo:text-indent="0cm"/>
      <style:text-properties fo:font-size="11pt" style:font-size-asian="12pt" style:font-size-complex="12pt"/>
    </style:style>
    <style:style style:name="P155" style:family="paragraph">
      <style:paragraph-properties fo:margin-left="4.166cm" fo:margin-right="0cm" fo:text-align="center" fo:text-indent="0cm"/>
      <style:text-properties fo:font-size="12pt"/>
    </style:style>
    <style:style style:name="P156" style:family="paragraph">
      <loext:graphic-properties draw:fill-color="#ff3333"/>
      <style:paragraph-properties fo:margin-left="4.166cm" fo:margin-right="0cm" fo:text-align="center" fo:text-indent="0cm"/>
      <style:text-properties fo:font-size="12pt" style:font-size-asian="12pt" style:font-size-complex="12pt"/>
    </style:style>
    <style:style style:name="P157" style:family="paragraph">
      <style:paragraph-properties fo:margin-left="4.064cm" fo:margin-right="0cm" fo:text-align="center" fo:text-indent="0cm"/>
      <style:text-properties fo:font-size="12pt"/>
    </style:style>
    <style:style style:name="P158" style:family="paragraph">
      <loext:graphic-properties draw:fill-color="#ff3333"/>
      <style:paragraph-properties fo:margin-left="4.064cm" fo:margin-right="0cm" fo:text-align="center" fo:text-indent="0cm"/>
      <style:text-properties fo:font-size="12pt" style:font-size-asian="12pt" style:font-size-complex="12pt"/>
    </style:style>
    <style:style style:name="P159" style:family="paragraph">
      <style:paragraph-properties fo:margin-left="3.759cm" fo:margin-right="0cm" fo:text-align="center" fo:text-indent="0cm"/>
      <style:text-properties fo:font-size="12pt"/>
    </style:style>
    <style:style style:name="P160" style:family="paragraph">
      <loext:graphic-properties draw:fill-color="#ff3333"/>
      <style:paragraph-properties fo:margin-left="3.759cm" fo:margin-right="0cm" fo:text-align="center" fo:text-indent="0cm"/>
      <style:text-properties fo:font-size="12pt" style:font-size-asian="12pt" style:font-size-complex="12pt"/>
    </style:style>
    <style:style style:name="P161" style:family="paragraph">
      <style:paragraph-properties fo:margin-left="3.353cm" fo:margin-right="0cm" fo:text-align="center" fo:text-indent="0cm"/>
      <style:text-properties fo:font-size="12pt"/>
    </style:style>
    <style:style style:name="P162" style:family="paragraph">
      <loext:graphic-properties draw:fill-color="#ff3333"/>
      <style:paragraph-properties fo:margin-left="3.353cm" fo:margin-right="0cm" fo:text-align="center" fo:text-indent="0cm"/>
      <style:text-properties fo:font-size="12pt" style:font-size-asian="12pt" style:font-size-complex="12pt"/>
    </style:style>
    <style:style style:name="P163" style:family="paragraph">
      <style:paragraph-properties fo:margin-left="2.591cm" fo:margin-right="0cm" fo:text-align="center" fo:text-indent="0cm"/>
      <style:text-properties fo:font-size="13pt"/>
    </style:style>
    <style:style style:name="P164" style:family="paragraph">
      <loext:graphic-properties draw:fill-color="#6666ff"/>
      <style:paragraph-properties fo:margin-left="2.591cm" fo:margin-right="0cm" fo:text-align="center" fo:text-indent="0cm"/>
      <style:text-properties fo:font-size="13pt" style:font-size-asian="13pt" style:font-size-complex="13pt"/>
    </style:style>
    <style:style style:name="P165" style:family="paragraph">
      <style:paragraph-properties fo:margin-left="3.454cm" fo:margin-right="0cm" fo:text-align="center" fo:text-indent="0cm"/>
      <style:text-properties fo:font-size="13pt"/>
    </style:style>
    <style:style style:name="P166" style:family="paragraph">
      <loext:graphic-properties draw:fill-color="#6666ff"/>
      <style:paragraph-properties fo:margin-left="3.454cm" fo:margin-right="0cm" fo:text-align="center" fo:text-indent="0cm"/>
      <style:text-properties fo:font-size="13pt" style:font-size-asian="13pt" style:font-size-complex="13pt"/>
    </style:style>
    <style:style style:name="P167" style:family="paragraph">
      <style:paragraph-properties fo:margin-left="3.099cm" fo:margin-right="0cm" fo:text-align="center" fo:text-indent="0cm"/>
      <style:text-properties fo:font-size="11pt"/>
    </style:style>
    <style:style style:name="P168" style:family="paragraph">
      <loext:graphic-properties draw:fill-color="#999999"/>
      <style:paragraph-properties fo:margin-left="3.099cm" fo:margin-right="0cm" fo:text-align="center" fo:text-indent="0cm"/>
      <style:text-properties fo:font-size="11pt" style:font-size-asian="11pt" style:font-size-complex="11pt"/>
    </style:style>
    <style:style style:name="P169" style:family="paragraph">
      <loext:graphic-properties draw:fill-color="#6666ff"/>
      <style:paragraph-properties fo:margin-left="3.099cm" fo:margin-right="0cm" fo:text-align="center" fo:text-indent="0cm"/>
      <style:text-properties fo:font-size="11pt" style:font-size-asian="12pt" style:font-size-complex="12pt"/>
    </style:style>
    <style:style style:name="P170" style:family="paragraph">
      <style:paragraph-properties fo:margin-left="3.556cm" fo:margin-right="0cm" fo:text-align="center" fo:text-indent="0cm"/>
      <style:text-properties fo:font-size="11pt"/>
    </style:style>
    <style:style style:name="P171" style:family="paragraph">
      <loext:graphic-properties draw:fill-color="#6666ff"/>
      <style:paragraph-properties fo:margin-left="3.556cm" fo:margin-right="0cm" fo:text-align="center" fo:text-indent="0cm"/>
      <style:text-properties fo:font-size="11pt" style:font-size-asian="12pt" style:font-size-complex="12pt"/>
    </style:style>
    <style:style style:name="P172" style:family="paragraph">
      <style:paragraph-properties fo:margin-left="2.997cm" fo:margin-right="0cm" fo:text-align="start" fo:text-indent="0cm"/>
      <style:text-properties fo:font-size="11pt"/>
    </style:style>
    <style:style style:name="P173" style:family="paragraph">
      <loext:graphic-properties draw:fill-color="#ff3333"/>
      <style:paragraph-properties fo:margin-left="2.997cm" fo:margin-right="0cm" fo:text-align="start" fo:text-indent="0cm"/>
      <style:text-properties fo:font-size="11pt" style:font-size-asian="11pt" style:font-size-complex="11pt"/>
    </style:style>
    <style:style style:name="P174" style:family="paragraph">
      <style:paragraph-properties fo:margin-left="2.083cm" fo:margin-right="0cm" fo:text-align="center" fo:text-indent="0cm"/>
      <style:text-properties fo:font-size="11pt" style:font-size-asian="11pt" style:font-size-complex="11pt"/>
    </style:style>
    <style:style style:name="P175" style:family="paragraph">
      <loext:graphic-properties draw:fill-color="#6666ff"/>
      <style:paragraph-properties fo:margin-left="2.083cm" fo:margin-right="0cm" fo:text-align="center" fo:text-indent="0cm"/>
      <style:text-properties fo:font-size="11pt" style:font-size-asian="11pt" style:font-size-complex="11pt"/>
    </style:style>
    <style:style style:name="P176" style:family="paragraph">
      <style:paragraph-properties fo:margin-left="3.81cm" fo:margin-right="0cm" fo:text-align="center" fo:text-indent="0cm"/>
      <style:text-properties fo:font-size="12pt"/>
    </style:style>
    <style:style style:name="P177" style:family="paragraph">
      <loext:graphic-properties draw:fill-color="#ff3333"/>
      <style:paragraph-properties fo:margin-left="3.81cm" fo:margin-right="0cm" fo:text-align="center" fo:text-indent="0cm"/>
      <style:text-properties fo:font-size="12pt" style:font-size-asian="12pt" style:font-size-complex="12pt"/>
    </style:style>
    <style:style style:name="P178" style:family="paragraph">
      <style:paragraph-properties fo:margin-left="2.184cm" fo:margin-right="0cm" fo:text-align="center" fo:text-indent="0cm"/>
      <style:text-properties fo:font-size="13pt"/>
    </style:style>
    <style:style style:name="P179" style:family="paragraph">
      <loext:graphic-properties draw:fill-color="#6666ff"/>
      <style:paragraph-properties fo:margin-left="2.184cm" fo:margin-right="0cm" fo:text-align="center" fo:text-indent="0cm"/>
      <style:text-properties fo:font-size="13pt" style:font-size-asian="13pt" style:font-size-complex="13pt"/>
    </style:style>
    <style:style style:name="P180" style:family="paragraph">
      <style:paragraph-properties fo:margin-left="3.15cm" fo:margin-right="0cm" fo:text-align="center" fo:text-indent="0cm"/>
      <style:text-properties fo:font-size="11pt"/>
    </style:style>
    <style:style style:name="P181" style:family="paragraph">
      <loext:graphic-properties draw:fill-color="#999999"/>
      <style:paragraph-properties fo:margin-left="3.15cm" fo:margin-right="0cm" fo:text-align="center" fo:text-indent="0cm"/>
      <style:text-properties fo:font-size="11pt" style:font-size-asian="11pt" style:font-size-complex="11pt"/>
    </style:style>
    <style:style style:name="P182" style:family="paragraph">
      <style:paragraph-properties fo:margin-left="4.267cm" fo:margin-right="0cm" fo:text-align="center" fo:text-indent="0cm"/>
      <style:text-properties fo:font-size="18pt"/>
    </style:style>
    <style:style style:name="P183" style:family="paragraph">
      <loext:graphic-properties draw:fill-color="#ff3333"/>
      <style:paragraph-properties fo:margin-left="4.267cm" fo:margin-right="0cm" fo:text-align="center" fo:text-indent="0cm"/>
      <style:text-properties fo:font-size="18pt"/>
    </style:style>
    <style:style style:name="P184" style:family="paragraph">
      <style:paragraph-properties fo:margin-left="4.928cm" fo:margin-right="0cm" fo:text-align="center" fo:text-indent="0cm"/>
      <style:text-properties fo:font-size="11pt"/>
    </style:style>
    <style:style style:name="P185" style:family="paragraph">
      <loext:graphic-properties draw:fill-color="#ff3333"/>
      <style:paragraph-properties fo:margin-left="4.928cm" fo:margin-right="0cm" fo:text-align="center" fo:text-indent="0cm"/>
      <style:text-properties fo:font-size="11pt" style:font-size-asian="11pt" style:font-size-complex="11pt"/>
    </style:style>
    <style:style style:name="P186" style:family="paragraph">
      <style:paragraph-properties fo:margin-left="5.436cm" fo:margin-right="0cm" fo:text-align="center" fo:text-indent="0cm"/>
      <style:text-properties fo:font-size="12pt"/>
    </style:style>
    <style:style style:name="P187" style:family="paragraph">
      <loext:graphic-properties draw:fill-color="#ff3333"/>
      <style:paragraph-properties fo:margin-left="5.436cm" fo:margin-right="0cm" fo:text-align="center" fo:text-indent="0cm"/>
      <style:text-properties fo:font-size="12pt" style:font-size-asian="12pt" style:font-size-complex="12pt"/>
    </style:style>
    <style:style style:name="P188" style:family="paragraph">
      <style:paragraph-properties fo:margin-left="5.182cm" fo:margin-right="0cm" fo:text-align="center" fo:text-indent="0cm"/>
      <style:text-properties fo:font-size="11pt"/>
    </style:style>
    <style:style style:name="P189" style:family="paragraph">
      <loext:graphic-properties draw:fill-color="#6666ff"/>
      <style:paragraph-properties fo:margin-left="5.182cm" fo:margin-right="0cm" fo:text-align="center" fo:text-indent="0cm"/>
      <style:text-properties fo:font-size="11pt" style:font-size-asian="12pt" style:font-size-complex="12pt"/>
    </style:style>
    <style:style style:name="P190" style:family="paragraph">
      <style:paragraph-properties fo:margin-left="5.69cm" fo:margin-right="0cm" fo:text-align="center" fo:text-indent="0cm"/>
      <style:text-properties fo:font-size="12pt"/>
    </style:style>
    <style:style style:name="P191" style:family="paragraph">
      <style:paragraph-properties fo:margin-left="4.928cm" fo:margin-right="0cm" fo:text-align="center" fo:text-indent="0cm"/>
      <style:text-properties fo:font-size="12pt"/>
    </style:style>
    <style:style style:name="P192" style:family="paragraph">
      <loext:graphic-properties draw:fill-color="#ff3333"/>
      <style:paragraph-properties fo:margin-left="4.928cm" fo:margin-right="0cm" fo:text-align="center" fo:text-indent="0cm"/>
      <style:text-properties fo:font-size="12pt" style:font-size-asian="12pt" style:font-size-complex="12pt"/>
    </style:style>
    <style:style style:name="P193" style:family="paragraph">
      <style:paragraph-properties fo:margin-left="4.674cm" fo:margin-right="0cm" fo:text-align="center" fo:text-indent="0cm"/>
      <style:text-properties fo:font-size="13pt"/>
    </style:style>
    <style:style style:name="P194" style:family="paragraph">
      <loext:graphic-properties draw:fill-color="#6666ff"/>
      <style:paragraph-properties fo:margin-left="4.674cm" fo:margin-right="0cm" fo:text-align="center" fo:text-indent="0cm"/>
      <style:text-properties fo:font-size="13pt" style:font-size-asian="13pt" style:font-size-complex="13pt"/>
    </style:style>
    <style:style style:name="P195" style:family="paragraph">
      <style:paragraph-properties fo:margin-left="4.928cm" fo:margin-right="0cm" fo:text-align="center" fo:text-indent="0cm"/>
      <style:text-properties fo:font-size="13pt"/>
    </style:style>
    <style:style style:name="P196" style:family="paragraph">
      <loext:graphic-properties draw:fill-color="#6666ff"/>
      <style:paragraph-properties fo:margin-left="4.928cm" fo:margin-right="0cm" fo:text-align="center" fo:text-indent="0cm"/>
      <style:text-properties fo:font-size="13pt" style:font-size-asian="13pt" style:font-size-complex="13pt"/>
    </style:style>
    <style:style style:name="P197" style:family="paragraph">
      <style:paragraph-properties fo:margin-left="4.877cm" fo:margin-right="0cm" fo:text-align="center" fo:text-indent="0cm"/>
      <style:text-properties fo:font-size="11pt"/>
    </style:style>
    <style:style style:name="P198" style:family="paragraph">
      <style:paragraph-properties fo:margin-left="5.029cm" fo:margin-right="0cm" fo:text-align="center" fo:text-indent="0cm"/>
      <style:text-properties fo:font-size="11pt"/>
    </style:style>
    <style:style style:name="P199" style:family="paragraph">
      <loext:graphic-properties draw:fill-color="#6666ff"/>
      <style:paragraph-properties fo:margin-left="5.029cm" fo:margin-right="0cm" fo:text-align="center" fo:text-indent="0cm"/>
      <style:text-properties fo:font-size="11pt" style:font-size-asian="12pt" style:font-size-complex="12pt"/>
    </style:style>
    <style:style style:name="P200" style:family="paragraph">
      <style:paragraph-properties fo:margin-left="5.436cm" fo:margin-right="0cm" fo:text-align="center" fo:text-indent="0cm"/>
      <style:text-properties fo:font-size="11pt"/>
    </style:style>
    <style:style style:name="P201" style:family="paragraph">
      <loext:graphic-properties draw:fill-color="#6666ff"/>
      <style:paragraph-properties fo:margin-left="5.436cm" fo:margin-right="0cm" fo:text-align="center" fo:text-indent="0cm"/>
      <style:text-properties fo:font-size="11pt" style:font-size-asian="12pt" style:font-size-complex="12pt"/>
    </style:style>
    <style:style style:name="P202" style:family="paragraph">
      <style:paragraph-properties fo:margin-left="4.826cm" fo:margin-right="0cm" fo:text-align="center" fo:text-indent="0cm"/>
      <style:text-properties fo:font-size="11pt"/>
    </style:style>
    <style:style style:name="P203" style:family="paragraph">
      <loext:graphic-properties draw:fill-color="#ff3333"/>
      <style:paragraph-properties fo:margin-left="4.826cm" fo:margin-right="0cm" fo:text-align="center" fo:text-indent="0cm"/>
      <style:text-properties fo:font-size="11pt" style:font-size-asian="11pt" style:font-size-complex="11pt"/>
    </style:style>
    <style:style style:name="P204" style:family="paragraph">
      <style:paragraph-properties fo:margin-left="4.47cm" fo:margin-right="0cm" fo:text-align="center" fo:text-indent="0cm"/>
      <style:text-properties fo:font-size="13pt"/>
    </style:style>
    <style:style style:name="P205" style:family="paragraph">
      <loext:graphic-properties draw:fill-color="#6666ff"/>
      <style:paragraph-properties fo:margin-left="4.47cm" fo:margin-right="0cm" fo:text-align="center" fo:text-indent="0cm"/>
      <style:text-properties fo:font-size="13pt" style:font-size-asian="13pt" style:font-size-complex="13pt"/>
    </style:style>
    <style:style style:name="P206" style:family="paragraph">
      <style:paragraph-properties fo:margin-left="5.69cm" fo:margin-right="0cm" fo:text-align="center" fo:text-indent="0cm"/>
      <style:text-properties fo:font-size="11pt"/>
    </style:style>
    <style:style style:name="P207" style:family="paragraph">
      <loext:graphic-properties draw:fill-color="#6666ff"/>
      <style:paragraph-properties fo:margin-left="5.69cm" fo:margin-right="0cm" fo:text-align="center" fo:text-indent="0cm"/>
      <style:text-properties fo:font-size="11pt" style:font-size-asian="12pt" style:font-size-complex="12pt"/>
    </style:style>
    <style:style style:name="P208" style:family="paragraph">
      <style:paragraph-properties fo:margin-left="4.267cm" fo:margin-right="0cm" fo:text-align="center" fo:text-indent="0cm"/>
    </style:style>
    <style:style style:name="P209" style:family="paragraph">
      <style:paragraph-properties fo:margin-left="4.928cm" fo:margin-right="0cm" fo:text-align="center" fo:text-indent="0cm"/>
    </style:style>
    <style:style style:name="P210" style:family="paragraph">
      <style:paragraph-properties fo:margin-left="5.436cm" fo:margin-right="0cm" fo:text-align="center" fo:text-indent="0cm"/>
    </style:style>
    <style:style style:name="P211" style:family="paragraph">
      <style:paragraph-properties fo:margin-left="5.182cm" fo:margin-right="0cm" fo:text-align="center" fo:text-indent="0cm"/>
    </style:style>
    <style:style style:name="P212" style:family="paragraph">
      <style:paragraph-properties fo:margin-left="4.674cm" fo:margin-right="0cm" fo:text-align="center" fo:text-indent="0cm"/>
    </style:style>
    <style:style style:name="P213" style:family="paragraph">
      <style:paragraph-properties fo:margin-left="4.47cm" fo:margin-right="0cm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color="#cccccc" fo:font-size="11pt" style:font-size-asian="11pt" style:font-size-complex="11pt"/>
    </style:style>
    <style:style style:name="T7" style:family="text">
      <style:text-properties fo:color="#663300"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position="-33% 58%" fo:font-size="13pt" style:font-size-asian="13pt" style:font-size-complex="13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ff3333" fo:font-size="11pt" fo:background-color="transparent" style:font-size-asian="11pt" style:font-size-complex="11pt"/>
    </style:style>
    <style:style style:name="T12" style:family="text">
      <style:text-properties fo:color="#663300" fo:font-size="11pt" fo:background-color="transparent" style:font-size-asian="11pt" style:font-size-complex="11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6666ff" fo:font-size="11pt" fo:background-color="transparent" style:font-size-asian="11pt" style:font-size-complex="11pt"/>
    </style:style>
    <style:style style:name="T15" style:family="text">
      <style:text-properties fo:font-size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1pt" style:font-size-asian="12pt" style:font-size-complex="12pt"/>
    </style:style>
    <style:style style:name="T18" style:family="text">
      <style:text-properties fo:font-size="11pt" style:font-name-asian="Liberation Sans1" style:font-size-asian="11pt" style:font-name-complex="Liberation Sans1" style:font-size-complex="11pt"/>
    </style:style>
    <style:style style:name="T19" style:family="text">
      <style:text-properties style:text-position="-33% 58%" fo:font-size="11pt" style:font-size-asian="11pt" style:font-size-complex="11pt"/>
    </style:style>
    <style:style style:name="T20" style:family="text">
      <style:text-properties style:text-position="33% 58%" fo:font-size="11pt" style:font-size-asian="11pt" style:font-size-complex="11pt"/>
    </style:style>
    <style:style style:name="T21" style:family="text">
      <style:text-properties style:font-name="Liberation Sans1" fo:font-size="11pt" style:font-name-asian="Liberation Sans1" style:font-size-asian="11pt" style:font-name-complex="Liberation 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239cm 12.176cm)">
          <text:p text:style-name="P2"><text:span text:style-name="T2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2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custom-shape draw:style-name="gr10" draw:text-style-name="P9" draw:layer="layout" svg:width="0.508cm" svg:height="1.27cm" svg:x="7.763cm" svg:y="4.321cm">
          <text:p text:style-name="P8"><text:span text:style-name="T2">CO</text:span><text:span text:style-name="T5">2 </text:span><text:span text:style-name="T2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Southern Ocean normal state</text:p>
          </draw:text-box>
        </draw:frame>
        <draw:custom-shape draw:style-name="gr12" draw:text-style-name="P11" draw:layer="layout" svg:width="0.508cm" svg:height="1.143cm" svg:x="14.403cm" svg:y="4.429cm">
          <text:p text:style-name="P10"><text:span text:style-name="T2">CO</text:span><text:span text:style-name="T5">2</text:span><text:span text:style-name="T2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3" draw:text-style-name="P13" draw:layer="layout" svg:width="1.651cm" svg:height="1.524cm" svg:x="9.4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2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9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15" draw:layer="layout" svg:width="1.315cm" svg:height="0.683cm" svg:x="26.636cm" svg:y="5.818cm">
            <draw:text-box>
              <text:p><text:span text:style-name="T6">MLD</text:span></text:p>
            </draw:text-box>
          </draw:frame>
        </draw:g>
        <draw:g>
          <draw:custom-shape draw:style-name="gr18" draw:text-style-name="P13" draw:layer="layout" svg:width="2.134cm" svg:height="2.134cm" svg:x="18.893cm" svg:y="1.94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64cm" svg:height="0.285cm" svg:x="19.86cm" svg:y="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16" draw:layer="layout" svg:width="1.651cm" svg:height="0.683cm" svg:x="7.333cm" svg:y="6.336cm">
          <draw:text-box>
            <text:p><text:span text:style-name="T7">HNLC</text:span></text:p>
          </draw:text-box>
        </draw:fram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3cm" svg:y="6.2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</draw:page>
      <draw:page draw:name="page2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9.9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" draw:layer="layout" svg:width="1.651cm" svg:height="1.524cm" svg:x="19.16cm" svg:y="2.27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duced westerl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56cm" svg:y1="2.4cm" svg:x2="19.411cm" svg:y2="3.664cm">
          <text:p/>
        </draw:line>
        <draw:line draw:style-name="gr28" draw:text-style-name="P1" draw:layer="layout" svg:x1="20.558cm" svg:y1="3.54cm" svg:x2="19.415cm" svg:y2="2.524cm">
          <text:p/>
        </draw:line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29" draw:text-style-name="P20" draw:layer="layout" svg:width="3.429cm" svg:height="1.524cm" draw:transform="rotate (1.5707963267949) translate (8.339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73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custom-shape draw:style-name="gr33" draw:text-style-name="P23" draw:layer="layout" svg:width="0.508cm" svg:height="1.27cm" svg:x="7.663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Physics of stronger westerly winds</text:p>
          </draw:text-box>
        </draw:frame>
        <draw:custom-shape draw:style-name="gr34" draw:text-style-name="P25" draw:layer="layout" svg:width="0.508cm" svg:height="1.143cm" svg:x="14.403cm" svg:y="4.429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19cm">
            <draw:text-box>
              <text:p><text:span text:style-name="T10">MLD</text:span></text:p>
            </draw:text-box>
          </draw:frame>
        </draw:g>
        <draw:g>
          <draw:line draw:style-name="gr35" draw:text-style-name="P27" draw:layer="layout" svg:x1="10.02cm" svg:y1="6.969cm" svg:x2="10.02cm" svg:y2="15.605cm">
            <text:p/>
          </draw:line>
          <draw:frame draw:style-name="gr36" draw:text-style-name="P28" draw:layer="layout" svg:width="1.171cm" svg:height="0.683cm" svg:x="9.482cm" svg:y="15.705cm">
            <draw:text-box>
              <text:p><text:span text:style-name="T11">DIC</text:span></text:p>
            </draw:text-box>
          </draw:frame>
        </draw:g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</draw:page>
      <draw:page draw:name="page3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Biology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2cm" svg:y="7.352cm">
          <draw:text-box>
            <text:p><text:span text:style-name="T3">phytoplankton</text:span></text:p>
          </draw:text-box>
        </draw:frame>
        <draw:frame draw:style-name="gr19" draw:text-style-name="P16" draw:layer="layout" svg:width="1.651cm" svg:height="0.683cm" svg:x="7.334cm" svg:y="6.337cm">
          <draw:text-box>
            <text:p><text:span text:style-name="T7">HNLC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3" draw:text-style-name="P23" draw:layer="layout" svg:width="0.508cm" svg:height="1.27cm" svg:x="7.633cm" svg:y="4.322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43" draw:text-style-name="P7" draw:layer="layout" svg:width="18.161cm" svg:height="1.673cm" svg:x="7.223cm" svg:y="0.038cm">
          <draw:text-box>
            <text:p>Biology of stronger westerly winds incl. nutrient upwelling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frame draw:style-name="gr19" draw:text-style-name="P16" draw:layer="layout" svg:width="1.651cm" svg:height="0.683cm" svg:x="7.433cm" svg:y="6.336cm">
            <draw:text-box>
              <text:p><text:span text:style-name="T7">HNLC</text:span></text:p>
            </draw:text-box>
          </draw:frame>
          <draw:line draw:style-name="gr44" draw:text-style-name="P31" draw:layer="layout" svg:x1="8.223cm" svg:y1="6.97cm" svg:x2="8.223cm" svg:y2="15.606cm">
            <text:p/>
          </draw:line>
          <draw:frame draw:style-name="gr45" draw:text-style-name="P32" draw:layer="layout" svg:width="2.159cm" svg:height="0.683cm" svg:x="7.224cm" svg:y="15.706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2cm" svg:y="7.352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3" draw:text-style-name="P23" draw:layer="layout" svg:width="0.508cm" svg:height="1.27cm" svg:x="7.633cm" svg:y="4.322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Combined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6.968cm" svg:x2="10.021cm" svg:y2="15.604cm">
            <text:p/>
          </draw:line>
          <draw:frame draw:style-name="gr36" draw:text-style-name="P28" draw:layer="layout" svg:width="1.171cm" svg:height="0.683cm" svg:x="9.483cm" svg:y="15.704cm">
            <draw:text-box>
              <text:p><text:span text:style-name="T11">DIC</text:span></text:p>
            </draw:text-box>
          </draw:frame>
        </draw:g>
        <draw:g>
          <draw:frame draw:style-name="gr19" draw:text-style-name="P16" draw:layer="layout" svg:width="1.651cm" svg:height="0.683cm" svg:x="7.432cm" svg:y="6.335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6.969cm" svg:x2="8.222cm" svg:y2="15.605cm">
            <text:p/>
          </draw:line>
          <draw:frame draw:style-name="gr45" draw:text-style-name="P32" draw:layer="layout" svg:width="2.159cm" svg:height="0.683cm" svg:x="7.223cm" svg:y="15.705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0.686cm" svg:height="1.27cm" svg:x="7.68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686cm" svg:height="1.143cm" svg:x="14.42cm" svg:y="4.429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4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7" draw:layer="layout" svg:width="12.319cm" svg:height="0.962cm" svg:x="9.89cm" svg:y="0.038cm">
          <draw:text-box>
            <text:p>Physics of weaker westerly winds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52" draw:text-style-name="P37" draw:layer="layout" svg:width="0.508cm" svg:height="1.27cm" svg:x="7.633cm" svg:y="4.322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7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7" draw:layer="layout" svg:width="12.319cm" svg:height="0.962cm" svg:x="9.89cm" svg:y="0.038cm">
          <draw:text-box>
            <text:p>Biology of weaker westerly winds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0" draw:text-style-name="P2" draw:layer="layout" svg:width="0.254cm" svg:height="0.254cm" svg:x="12.0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3cm" svg:y="6.256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2cm" svg:y="6.8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2cm" svg:y="9.1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4cm" svg:y="6.4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5cm" svg:y="7.3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3cm" svg:y="6.7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4cm" svg:y="9.6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  <draw:frame draw:style-name="gr19" draw:text-style-name="P16" draw:layer="layout" svg:width="1.651cm" svg:height="0.683cm" svg:x="7.335cm" svg:y="6.338cm">
          <draw:text-box>
            <text:p><text:span text:style-name="T7">HNLC</text:span></text:p>
          </draw:text-box>
        </draw:frame>
        <draw:custom-shape draw:style-name="gr40" draw:text-style-name="P2" draw:layer="layout" svg:width="0.254cm" svg:height="0.254cm" svg:x="13.052cm" svg:y="7.1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3cm" svg:y="7.2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5cm" svg:y="6.7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6cm" svg:y="6.2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2" draw:text-style-name="P37" draw:layer="layout" svg:width="0.508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508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8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43" draw:text-style-name="P7" draw:layer="layout" svg:width="17.272cm" svg:height="1.673cm" svg:x="6.715cm" svg:y="0.038cm">
          <draw:text-box>
            <text:p>Biology of weaker westerly winds incl. nutrient upwelling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4cm" svg:y="6.337cm">
            <draw:text-box>
              <text:p><text:span text:style-name="T7">HNLC</text:span></text:p>
            </draw:text-box>
          </draw:frame>
          <draw:line draw:style-name="gr44" draw:text-style-name="P31" draw:layer="layout" svg:x1="8.224cm" svg:y1="6.971cm" svg:x2="8.224cm" svg:y2="15.607cm">
            <text:p/>
          </draw:line>
          <draw:frame draw:style-name="gr45" draw:text-style-name="P32" draw:layer="layout" svg:width="2.159cm" svg:height="0.683cm" svg:x="7.225cm" svg:y="15.707cm">
            <draw:text-box>
              <text:p><text:span text:style-name="T12">nutrients</text:span></text:p>
            </draw:text-box>
          </draw:frame>
        </draw:g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2" draw:text-style-name="P37" draw:layer="layout" svg:width="0.508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508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5cm" svg:y="6.338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6.972cm" svg:x2="8.225cm" svg:y2="15.608cm">
            <text:p/>
          </draw:line>
          <draw:frame draw:style-name="gr45" draw:text-style-name="P32" draw:layer="layout" svg:width="2.159cm" svg:height="0.683cm" svg:x="7.226cm" svg:y="15.708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7" draw:layer="layout" svg:width="0.686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686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0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9.9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42" draw:layer="layout" svg:width="1.651cm" svg:height="1.524cm" svg:x="19.16cm" svg:y="2.27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duced westerl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56cm" svg:y1="2.4cm" svg:x2="19.411cm" svg:y2="3.664cm">
          <text:p/>
        </draw:line>
        <draw:line draw:style-name="gr28" draw:text-style-name="P1" draw:layer="layout" svg:x1="20.558cm" svg:y1="3.54cm" svg:x2="19.415cm" svg:y2="2.524cm">
          <text:p/>
        </draw:line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339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3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custom-shape draw:style-name="gr52" draw:text-style-name="P44" draw:layer="layout" svg:width="0.508cm" svg:height="1.27cm" svg:x="7.663cm" svg:y="4.321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9" draw:layer="layout" svg:width="12.319cm" svg:height="0.962cm" svg:x="9.89cm" svg:y="0.038cm">
          <draw:text-box>
            <text:p><text:span text:style-name="T15">Temperature of stronger westerly winds</text:span></text:p>
          </draw:text-box>
        </draw:frame>
        <draw:custom-shape draw:style-name="gr34" draw:text-style-name="P45" draw:layer="layout" svg:width="0.508cm" svg:height="1.143cm" svg:x="14.403cm" svg:y="4.429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19cm">
            <draw:text-box>
              <text:p><text:span text:style-name="T10">MLD</text:span></text:p>
            </draw:text-box>
          </draw:frame>
        </draw:g>
        <draw:custom-shape draw:style-name="gr54" draw:text-style-name="P29" draw:layer="layout" svg:width="4.318cm" svg:height="1.016cm" svg:x="7.604cm" svg:y="5.953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4.318cm" svg:height="1.016cm" svg:x="15.605cm" svg:y="5.953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46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6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7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Temperature of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33" draw:text-style-name="P48" draw:layer="layout" svg:width="0.508cm" svg:height="1.27cm" svg:x="7.633cm" svg:y="4.322cm">
          <text:p text:style-name="P22"><text:span text:style-name="T2"><text:s/></text:span><text:span text:style-name="T2">in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9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1" draw:layer="layout" svg:width="4.318cm" svg:height="1.016cm" svg:x="7.605cm" svg:y="5.954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4.318cm" svg:height="1.016cm" svg:x="15.606cm" svg:y="5.954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Combined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6.968cm" svg:x2="10.021cm" svg:y2="15.604cm">
            <text:p/>
          </draw:line>
          <draw:frame draw:style-name="gr36" draw:text-style-name="P28" draw:layer="layout" svg:width="1.171cm" svg:height="0.683cm" svg:x="9.483cm" svg:y="15.704cm">
            <draw:text-box>
              <text:p><text:span text:style-name="T11">DIC</text:span></text:p>
            </draw:text-box>
          </draw:frame>
        </draw:g>
        <draw:g>
          <draw:frame draw:style-name="gr19" draw:text-style-name="P16" draw:layer="layout" svg:width="1.651cm" svg:height="0.683cm" svg:x="7.432cm" svg:y="6.335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6.969cm" svg:x2="8.222cm" svg:y2="15.605cm">
            <text:p/>
          </draw:line>
          <draw:frame draw:style-name="gr45" draw:text-style-name="P32" draw:layer="layout" svg:width="2.159cm" svg:height="0.683cm" svg:x="7.223cm" svg:y="15.705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0.686cm" svg:height="1.27cm" svg:x="7.68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686cm" svg:height="1.143cm" svg:x="14.42cm" svg:y="4.429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29" draw:layer="layout" svg:width="4.318cm" svg:height="1.016cm" svg:x="7.605cm" svg:y="5.954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4.318cm" svg:height="1.016cm" svg:x="15.606cm" svg:y="5.954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5cm" svg:y="6.338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6.972cm" svg:x2="8.225cm" svg:y2="15.608cm">
            <text:p/>
          </draw:line>
          <draw:frame draw:style-name="gr45" draw:text-style-name="P32" draw:layer="layout" svg:width="2.159cm" svg:height="0.683cm" svg:x="7.226cm" svg:y="15.708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7" draw:layer="layout" svg:width="0.686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686cm" svg:height="1.143cm" svg:x="14.405cm" svg:y="4.431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1" draw:layer="layout" svg:width="4.318cm" svg:height="1.016cm" svg:x="7.606cm" svg:y="5.955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4.318cm" svg:height="1.016cm" svg:x="15.607cm" svg:y="5.955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239cm 12.176cm)">
          <text:p text:style-name="P2"><text:span text:style-name="T2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2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custom-shape draw:style-name="gr56" draw:text-style-name="P9" draw:layer="layout" svg:width="0.508cm" svg:height="1.27cm" svg:x="7.763cm" svg:y="4.321cm">
          <text:p text:style-name="P8"><text:span text:style-name="T2">CO</text:span><text:span text:style-name="T5">2 </text:span><text:span text:style-name="T2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Southern Ocean normal state</text:p>
          </draw:text-box>
        </draw:frame>
        <draw:custom-shape draw:style-name="gr12" draw:text-style-name="P11" draw:layer="layout" svg:width="0.508cm" svg:height="1.143cm" svg:x="14.403cm" svg:y="4.429cm">
          <text:p text:style-name="P10"><text:span text:style-name="T2">CO</text:span><text:span text:style-name="T5">2</text:span><text:span text:style-name="T2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3" draw:text-style-name="P13" draw:layer="layout" svg:width="1.651cm" svg:height="1.524cm" svg:x="9.4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2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9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15" draw:layer="layout" svg:width="1.315cm" svg:height="0.683cm" svg:x="26.636cm" svg:y="5.818cm">
            <draw:text-box>
              <text:p><text:span text:style-name="T6">MLD</text:span></text:p>
            </draw:text-box>
          </draw:frame>
        </draw:g>
        <draw:g>
          <draw:custom-shape draw:style-name="gr18" draw:text-style-name="P13" draw:layer="layout" svg:width="2.134cm" svg:height="2.134cm" svg:x="18.893cm" svg:y="1.94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64cm" svg:height="0.285cm" svg:x="19.86cm" svg:y="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16" draw:layer="layout" svg:width="1.651cm" svg:height="0.683cm" svg:x="7.333cm" svg:y="6.336cm">
          <draw:text-box>
            <text:p><text:span text:style-name="T7">HNLC</text:span></text:p>
          </draw:text-box>
        </draw:fram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3cm" svg:y="6.2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  <draw:g>
          <draw:custom-shape draw:style-name="gr39" draw:text-style-name="P13" draw:layer="layout" svg:width="1.651cm" svg:height="1.524cm" svg:x="9.712cm" svg:y="2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461cm" svg:y="2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9.408cm" svg:y="2.26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808cm" svg:y1="2.389cm" svg:x2="19.659cm" svg:y2="3.653cm">
            <text:p/>
          </draw:line>
          <draw:line draw:style-name="gr28" draw:text-style-name="P1" draw:layer="layout" svg:x1="20.806cm" svg:y1="3.529cm" svg:x2="19.663cm" svg:y2="2.513cm">
            <text:p/>
          </draw:line>
        </draw:g>
      </draw:page>
      <draw:page draw:name="page15" draw:style-name="dp1" draw:master-page-name="Default">
        <draw:g>
          <draw:custom-shape draw:style-name="gr13" draw:text-style-name="P13" draw:layer="layout" svg:width="1.651cm" svg:height="1.524cm" svg:x="9.76cm" svg:y="0.1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0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0.1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0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0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0.1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0.3cm" svg:x2="19.411cm" svg:y2="1.564cm">
            <text:p/>
          </draw:line>
          <draw:line draw:style-name="gr28" draw:text-style-name="P1" draw:layer="layout" svg:x1="20.558cm" svg:y1="1.44cm" svg:x2="19.415cm" svg:y2="0.4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skewX (-1.90862097287938E-017) rotate (-1.45979338636806) translate (25.4752157582147cm 3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><text:span text:style-name="T15">Combined of stronger westerly winds</text:span>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7.477cm" svg:x2="10.021cm" svg:y2="15.646cm">
            <text:p/>
          </draw:line>
          <draw:frame draw:style-name="gr36" draw:text-style-name="P28" draw:layer="layout" svg:width="1.171cm" svg:height="0.683cm" svg:x="9.483cm" svg:y="15.741cm">
            <draw:text-box>
              <text:p><text:span text:style-name="T11">DIC</text:span></text:p>
            </draw:text-box>
          </draw:frame>
        </draw:g>
        <draw:g>
          <draw:frame draw:style-name="gr19" draw:text-style-name="P16" draw:layer="layout" svg:width="1.651cm" svg:height="0.683cm" svg:x="7.432cm" svg:y="6.969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7.563cm" svg:x2="8.222cm" svg:y2="15.654cm">
            <text:p/>
          </draw:line>
          <draw:frame draw:style-name="gr45" draw:text-style-name="P32" draw:layer="layout" svg:width="2.159cm" svg:height="0.683cm" svg:x="7.223cm" svg:y="15.748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52" draw:layer="layout" svg:width="0.686cm" svg:height="0.864cm" svg:x="7.542cm" svg:y="4.653cm">
          <text:p text:style-name="P51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3" draw:layer="layout" svg:width="4.318cm" svg:height="1.016cm" svg:x="7.605cm" svg:y="5.954cm">
          <text:p text:style-name="P2"><text:span text:style-name="T15">SST coo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0" draw:layer="layout" svg:width="4.318cm" svg:height="1.016cm" svg:x="15.606cm" svg:y="5.954cm">
          <text:p text:style-name="P2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5" draw:layer="layout" svg:width="0.406cm" svg:height="0.508cm" svg:x="7.682cm" svg:y="3.967cm">
          <text:p text:style-name="P54"><text:span text:style-name="T3"><text:s/></text:span><text:span text:style-name="T3">increased biology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7" draw:layer="layout" svg:width="0.813cm" svg:height="0.559cm" svg:x="7.476cm" svg:y="3.336cm">
          <text:p text:style-name="P56"><text:span text:style-name="T16"><text:s/></text:span><text:span text:style-name="T3">increased circulation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9" draw:layer="layout" svg:width="0.559cm" svg:height="0.559cm" svg:x="7.606cm" svg:y="2.705cm">
          <text:p text:style-name="P58"><text:span text:style-name="T17">decreased thermal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61" draw:layer="layout" svg:width="0.559cm" svg:height="0.559cm" svg:x="13.84cm" svg:y="3.362cm">
          <text:p text:style-name="P60"><text:span text:style-name="T17">decreased circulation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63" draw:layer="layout" svg:width="0.305cm" svg:height="0.559cm" svg:x="13.964cm" svg:y="3.967cm">
          <text:p text:style-name="P62"><text:span text:style-name="T3">constant biology 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65" draw:layer="layout" svg:width="0.305cm" svg:height="0.508cm" svg:x="13.964cm" svg:y="4.853cm">
          <text:p text:style-name="P64"><text:span text:style-name="T2"><text:s/></text:span><text:span text:style-name="T8">increased CO</text:span><text:span text:style-name="T9">2 </text:span><text:span text:style-name="T8">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67" draw:layer="layout" svg:width="0.559cm" svg:height="0.559cm" svg:x="13.84cm" svg:y="2.705cm">
          <text:p text:style-name="P66"><text:span text:style-name="T17">decreased thermal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556cm" svg:x2="13.446cm" svg:y2="4.556cm">
          <text:p/>
        </draw:line>
        <draw:line draw:style-name="gr62" draw:text-style-name="P1" draw:layer="layout" svg:x1="13.854cm" svg:y1="4.556cm" svg:x2="19.823cm" svg:y2="4.556cm">
          <text:p/>
        </draw:line>
        <draw:custom-shape draw:style-name="gr63" draw:text-style-name="P57" draw:layer="layout" svg:width="0.686cm" svg:height="0.559cm" svg:x="7.542cm" svg:y="2.092cm">
          <text:p text:style-name="P2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8" draw:layer="layout" svg:width="0.686cm" svg:height="0.559cm" svg:x="13.776cm" svg:y="2.092cm">
          <text:p text:style-name="P2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2.651cm" svg:x2="13.446cm" svg:y2="2.651cm">
          <text:p/>
        </draw:line>
        <draw:line draw:style-name="gr62" draw:text-style-name="P1" draw:layer="layout" svg:x1="13.854cm" svg:y1="2.651cm" svg:x2="19.823cm" svg:y2="2.651cm">
          <text:p/>
        </draw:line>
      </draw:page>
      <draw:page draw:name="page16" draw:style-name="dp1" draw:master-page-name="Default">
        <draw:g>
          <draw:custom-shape draw:style-name="gr13" draw:text-style-name="P13" draw:layer="layout" svg:width="1.651cm" svg:height="1.524cm" svg:x="9.793cm" svg:y="0.1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0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0.1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0.1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0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1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3cm" svg:x2="10.311cm" svg:y2="1.564cm">
            <text:p/>
          </draw:line>
          <draw:line draw:style-name="gr28" draw:text-style-name="P1" draw:layer="layout" svg:x1="11.458cm" svg:y1="1.44cm" svg:x2="10.315cm" svg:y2="0.4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7.35cm" svg:x2="10.02cm" svg:y2="15.637cm">
            <text:p/>
          </draw:line>
          <draw:frame draw:style-name="gr51" draw:text-style-name="P36" draw:layer="layout" svg:width="1.171cm" svg:height="0.683cm" svg:x="9.482cm" svg:y="15.733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915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5cm" svg:y="6.969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7.563cm" svg:x2="8.225cm" svg:y2="15.657cm">
            <text:p/>
          </draw:line>
          <draw:frame draw:style-name="gr45" draw:text-style-name="P32" draw:layer="layout" svg:width="2.159cm" svg:height="0.683cm" svg:x="7.226cm" svg:y="15.751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0" draw:layer="layout" svg:width="4.318cm" svg:height="1.016cm" svg:x="7.606cm" svg:y="5.955cm">
          <text:p text:style-name="P2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9" draw:layer="layout" svg:width="4.318cm" svg:height="1.016cm" svg:x="15.607cm" svg:y="5.955cm">
          <text:p text:style-name="P2"><text:span text:style-name="T15">SST co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71" draw:layer="layout" svg:width="0.356cm" svg:height="0.559cm" svg:x="13.891cm" svg:y="2.705cm">
          <text:p text:style-name="P70"><text:span text:style-name="T3">constant thermal 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9" draw:layer="layout" svg:width="0.686cm" svg:height="0.559cm" svg:x="7.461cm" svg:y="3.967cm">
          <text:p text:style-name="P58"><text:span text:style-name="T17">decreased biology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73" draw:layer="layout" svg:width="0.406cm" svg:height="0.406cm" svg:x="7.604cm" svg:y="3.362cm">
          <text:p text:style-name="P72"><text:span text:style-name="T17">decreased circulation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75" draw:layer="layout" svg:width="0.406cm" svg:height="0.454cm" svg:x="7.604cm" svg:y="2.705cm">
          <text:p text:style-name="P74"><text:span text:style-name="T3"><text:s/></text:span><text:span text:style-name="T3">increased thermal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76" draw:layer="layout" svg:width="0.356cm" svg:height="0.559cm" draw:transform="rotate (0.000174532925199433) translate (13.891cm 3.97cm)">
          <text:p text:style-name="P62"><text:span text:style-name="T17">constant biology uptake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78" draw:layer="layout" svg:width="0.686cm" svg:height="0.864cm" svg:x="7.453cm" svg:y="4.683cm">
          <text:p text:style-name="P77"><text:span text:style-name="T8">decreased CO</text:span><text:span text:style-name="T9">2</text:span><text:span text:style-name="T8">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556cm" svg:x2="13.446cm" svg:y2="4.556cm">
          <text:p/>
        </draw:line>
        <draw:line draw:style-name="gr62" draw:text-style-name="P1" draw:layer="layout" svg:x1="13.854cm" svg:y1="4.556cm" svg:x2="19.823cm" svg:y2="4.556cm">
          <text:p/>
        </draw:line>
        <draw:custom-shape draw:style-name="gr60" draw:text-style-name="P73" draw:layer="layout" svg:width="0.686cm" svg:height="0.559cm" svg:x="13.726cm" svg:y="3.362cm">
          <text:p text:style-name="P22"><text:span text:style-name="T17">decreased circulation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7.55cm" svg:y="2.092cm">
          <text:p text:style-name="P2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13.787cm" svg:y="2.092cm">
          <text:p text:style-name="P2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80" draw:layer="layout" svg:width="0.305cm" svg:height="0.457cm" svg:x="13.914cm" svg:y="4.854cm">
          <text:p text:style-name="P79"><text:span text:style-name="T2"><text:s/></text:span><text:span text:style-name="T8">increased CO</text:span><text:span text:style-name="T9">2 </text:span><text:span text:style-name="T8">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2.651cm" svg:x2="13.446cm" svg:y2="2.651cm">
          <text:p/>
        </draw:line>
        <draw:line draw:style-name="gr62" draw:text-style-name="P1" draw:layer="layout" svg:x1="13.854cm" svg:y1="2.651cm" svg:x2="19.823cm" svg:y2="2.651cm">
          <text:p/>
        </draw:line>
      </draw:page>
      <draw:page draw:name="page17" draw:style-name="dp1" draw:master-page-name="Default">
        <draw:g>
          <draw:custom-shape draw:style-name="gr13" draw:text-style-name="P82" draw:layer="layout" svg:width="1.651cm" svg:height="1.524cm" svg:x="9.76cm" svg:y="0.57cm"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3" draw:layer="layout" svg:width="0.203cm" svg:height="0.203cm" svg:x="10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82" draw:layer="layout" svg:width="1.626cm" svg:height="1.524cm" svg:x="17.395cm" svg:y="0.592cm"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3" draw:layer="layout" svg:width="0.202cm" svg:height="0.204cm" svg:x="18.131cm" svg:y="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82" draw:layer="layout" svg:width="1.651cm" svg:height="1.524cm" svg:x="9.964cm" svg:y="0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84" draw:layer="layout" svg:width="0.203cm" svg:height="0.203cm" svg:x="10.713cm" svg:y="1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85" draw:layer="layout" svg:x1="7.35cm" svg:y1="5.81cm" svg:x2="7.35cm" svg:y2="17.367cm">
            <text:p/>
          </draw:line>
          <draw:frame draw:style-name="gr2" draw:text-style-name="P87" draw:layer="layout" svg:width="2.286cm" svg:height="1.016cm" svg:x="6.334cm" svg:y="17.621cm">
            <draw:text-box>
              <text:p text:style-name="P86">60°S</text:p>
            </draw:text-box>
          </draw:frame>
        </draw:g>
        <draw:g>
          <draw:line draw:style-name="gr1" draw:text-style-name="P85" draw:layer="layout" svg:x1="13.65cm" svg:y1="5.784cm" svg:x2="13.65cm" svg:y2="17.341cm">
            <text:p/>
          </draw:line>
          <draw:frame draw:style-name="gr2" draw:text-style-name="P87" draw:layer="layout" svg:width="2.286cm" svg:height="1.016cm" svg:x="12.634cm" svg:y="17.595cm">
            <draw:text-box>
              <text:p text:style-name="P86">50°S</text:p>
            </draw:text-box>
          </draw:frame>
        </draw:g>
        <draw:g>
          <draw:line draw:style-name="gr1" draw:text-style-name="P85" draw:layer="layout" svg:x1="20.05cm" svg:y1="5.784cm" svg:x2="20.05cm" svg:y2="17.341cm">
            <text:p/>
          </draw:line>
          <draw:frame draw:style-name="gr2" draw:text-style-name="P87" draw:layer="layout" svg:width="2.286cm" svg:height="1.016cm" svg:x="19.034cm" svg:y="17.595cm">
            <draw:text-box>
              <text:p text:style-name="P86">40°S</text:p>
            </draw:text-box>
          </draw:frame>
        </draw:g>
        <draw:g>
          <draw:custom-shape draw:style-name="gr27" draw:text-style-name="P85" draw:layer="layout" svg:width="1.651cm" svg:height="1.524cm" svg:x="17.66cm" svg:y="0.571cm"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85" draw:layer="layout" svg:x1="19.06cm" svg:y1="0.7cm" svg:x2="17.911cm" svg:y2="1.964cm">
            <text:p/>
          </draw:line>
          <draw:line draw:style-name="gr28" draw:text-style-name="P85" draw:layer="layout" svg:x1="19.058cm" svg:y1="1.84cm" svg:x2="17.915cm" svg:y2="0.824cm">
            <text:p/>
          </draw:line>
        </draw:g>
        <draw:custom-shape draw:style-name="gr3" draw:text-style-name="P88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89" draw:layer="layout" svg:width="3.302cm" svg:height="0.839cm" draw:transform="rotate (1.5707963267949) translate (5.037cm 13.276cm)">
          <draw:text-box>
            <text:p text:style-name="P86"><text:span text:style-name="T1">Antarctica</text:span></text:p>
          </draw:text-box>
        </draw:frame>
        <draw:frame draw:style-name="gr8" draw:text-style-name="P91" draw:layer="layout" svg:width="1.425cm" svg:height="0.662cm" svg:x="4.048cm" svg:y="8.45cm">
          <draw:text-box>
            <text:p text:style-name="P90"><text:span text:style-name="T4">100m</text:span></text:p>
          </draw:text-box>
        </draw:frame>
        <draw:line draw:style-name="gr9" draw:text-style-name="P85" draw:layer="layout" svg:x1="4.175cm" svg:y1="5.937cm" svg:x2="4.175cm" svg:y2="17.367cm">
          <text:p/>
        </draw:line>
        <draw:frame draw:style-name="gr8" draw:text-style-name="P91" draw:layer="layout" svg:width="1.425cm" svg:height="0.662cm" svg:x="4.02cm" svg:y="11.271cm">
          <draw:text-box>
            <text:p text:style-name="P90"><text:span text:style-name="T4">200m</text:span></text:p>
          </draw:text-box>
        </draw:frame>
        <draw:frame draw:style-name="gr8" draw:text-style-name="P91" draw:layer="layout" svg:width="1.425cm" svg:height="0.662cm" svg:x="4.021cm" svg:y="13.871cm">
          <draw:text-box>
            <text:p text:style-name="P90"><text:span text:style-name="T4">300m</text:span></text:p>
          </draw:text-box>
        </draw:frame>
        <draw:path draw:style-name="gr71" draw:text-style-name="P85" draw:layer="layout" svg:width="10.115cm" svg:height="19.294cm" draw:transform="rotate (-1.45979338636806) translate (25.4752157582147cm 4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frame draw:style-name="gr11" draw:text-style-name="P91" draw:layer="layout" svg:width="12.319cm" svg:height="0.962cm" svg:x="9.89cm" svg:y="-0.962cm">
          <draw:text-box>
            <text:p text:style-name="P90"><text:span text:style-name="T15">Combined of stronger westerly winds</text:span></text:p>
          </draw:text-box>
        </draw:frame>
        <draw:custom-shape draw:style-name="gr40" draw:text-style-name="P86" draw:layer="layout" svg:width="0.254cm" svg:height="0.254cm" svg:x="12.047cm" svg:y="7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274cm" svg:y="8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482cm" svg:y="12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449cm" svg:y="9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15cm" svg:y="9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99cm" svg:y="7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101cm" svg:y="10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448cm" svg:y="7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121cm" svg:y="8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675cm" svg:y="8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249cm" svg:y="7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983cm" svg:y="8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85cm" svg:y="9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551cm" svg:y="9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1.391cm" svg:y="7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92" draw:layer="layout" svg:width="0.254cm" svg:height="0.254cm" svg:x="11.264cm" svg:y="8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86" draw:layer="layout" svg:width="0.254cm" svg:height="0.254cm" svg:x="10.883cm" svg:y="7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502cm" svg:y="8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648cm" svg:y="7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521cm" svg:y="8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875cm" svg:y="8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449cm" svg:y="7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9.083cm" svg:y="7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9.35cm" svg:y="7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9.151cm" svg:y="8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9.591cm" svg:y="7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92" draw:layer="layout" svg:width="0.254cm" svg:height="0.254cm" svg:x="19.464cm" svg:y="7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483cm" svg:y="7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902cm" svg:y="7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049cm" svg:y="7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6.722cm" svg:y="8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2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6.85cm" svg:y="7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584cm" svg:y="8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451cm" svg:y="9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152cm" svg:y="8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992cm" svg:y="7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92" draw:layer="layout" svg:width="0.254cm" svg:height="0.254cm" svg:x="17.865cm" svg:y="7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86" draw:layer="layout" svg:width="0.254cm" svg:height="0.254cm" svg:x="17.484cm" svg:y="7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1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path draw:style-name="gr72" draw:text-style-name="P93" draw:layer="layout" svg:width="15.254cm" svg:height="18.462cm" draw:transform="skewX (-0.290073721681457) rotate (-1.04981554507459) translate (19.0069213644915cm -6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73" draw:text-style-name="P94" draw:layer="layout" svg:width="1.315cm" svg:height="0.683cm" svg:x="26.636cm" svg:y="6.82cm">
          <draw:text-box>
            <text:p><text:span text:style-name="T10">MLD</text:span></text:p>
          </draw:text-box>
        </draw:frame>
        <draw:custom-shape draw:style-name="gr40" draw:text-style-name="P86" draw:layer="layout" svg:width="0.254cm" svg:height="0.254cm" svg:x="18.8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904cm" svg:y="7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95" draw:layer="layout" svg:width="2.921cm" svg:height="1.115cm" svg:x="10.971cm" svg:y="8.351cm">
          <draw:text-box>
            <text:p text:style-name="P90"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7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7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7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6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6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6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6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6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6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6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6.827cm)" draw:kind="arc" draw:start-angle="5.12" draw:end-angle="177.74">
              <text:p/>
            </draw:ellipse>
          </draw:g>
        </draw:g>
        <draw:custom-shape draw:style-name="gr29" draw:text-style-name="P96" draw:layer="layout" svg:width="3.429cm" svg:height="1.524cm" draw:transform="rotate (1.5707963267949) translate (8.356cm 13.176cm)">
          <text:p text:style-name="P86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96" draw:layer="layout" svg:width="3.556cm" svg:height="1.545cm" draw:transform="rotate (1.5707963267949) translate (16.49cm 13.303cm)">
          <text:p text:style-name="P86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97" draw:layer="layout" svg:width="3.429cm" svg:height="1.549cm" svg:x="12.193cm" svg:y="6.964cm">
          <text:p text:style-name="P86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99" draw:layer="layout" svg:width="0.686cm" svg:height="0.559cm" svg:x="7.595cm" svg:y="5.653cm">
          <text:p text:style-name="P98"><text:span text:style-name="T2"><text:s/></text:span><text:span text:style-name="T18">∆</text:span><text:span text:style-name="T8">pCO</text:span><text:span text:style-name="T9">2 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00" draw:layer="layout" svg:width="4.318cm" svg:height="1.016cm" svg:x="7.605cm" svg:y="6.954cm">
          <text:p text:style-name="P86"><text:span text:style-name="T15">SST coo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97" draw:layer="layout" svg:width="4.318cm" svg:height="1.016cm" svg:x="15.606cm" svg:y="6.954cm">
          <text:p text:style-name="P86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2" draw:layer="layout" svg:width="0.406cm" svg:height="0.559cm" svg:x="7.735cm" svg:y="4.267cm">
          <text:p text:style-name="P101"><text:span text:style-name="T3"><text:s text:c="2"/></text:span><text:span text:style-name="T3">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04" draw:layer="layout" svg:width="1.118cm" svg:height="0.559cm" svg:x="7.379cm" svg:y="3.636cm">
          <text:p text:style-name="P103"><text:span text:style-name="T16">residual</text:span><text:span text:style-name="T3">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06" draw:layer="layout" svg:width="0.559cm" svg:height="0.559cm" svg:x="7.659cm" svg:y="3.005cm">
          <text:p text:style-name="P105"><text:span text:style-name="T17"><text:s/></text:span><text:span text:style-name="T17">therm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85" draw:layer="layout" svg:x1="7.477cm" svg:y1="4.856cm" svg:x2="13.446cm" svg:y2="4.856cm">
          <text:p/>
        </draw:line>
        <draw:line draw:style-name="gr62" draw:text-style-name="P85" draw:layer="layout" svg:x1="13.854cm" svg:y1="4.856cm" svg:x2="19.823cm" svg:y2="4.856cm">
          <text:p/>
        </draw:line>
        <draw:custom-shape draw:style-name="gr63" draw:text-style-name="P108" draw:layer="layout" svg:width="0.686cm" svg:height="0.559cm" svg:x="7.604cm" svg:y="4.962cm">
          <text:p text:style-name="P107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10" draw:layer="layout" svg:width="0.686cm" svg:height="0.559cm" svg:x="13.783cm" svg:y="4.962cm">
          <text:p text:style-name="P109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85" draw:layer="layout" svg:x1="7.477cm" svg:y1="5.572cm" svg:x2="13.446cm" svg:y2="5.572cm">
          <text:p/>
        </draw:line>
        <draw:line draw:style-name="gr62" draw:text-style-name="P85" draw:layer="layout" svg:x1="13.854cm" svg:y1="5.572cm" svg:x2="19.823cm" svg:y2="5.572cm">
          <text:p/>
        </draw:line>
        <draw:frame draw:style-name="gr76" draw:text-style-name="P95" draw:layer="layout" svg:width="2.094cm" svg:height="1.207cm" svg:x="5.764cm" svg:y="3.732cm">
          <draw:text-box>
            <text:p text:style-name="P90"><text:span text:style-name="T3">pCO</text:span><text:span text:style-name="T19">2</text:span><text:span text:style-name="T20">ocean</text:span></text:p>
          </draw:text-box>
        </draw:frame>
        <draw:frame draw:style-name="gr77" draw:text-style-name="P95" draw:layer="layout" svg:width="1.905cm" svg:height="0.776cm" svg:x="5.764cm" svg:y="4.81cm">
          <draw:text-box>
            <text:p text:style-name="P90"><text:span text:style-name="T3">pCO</text:span><text:span text:style-name="T19">2</text:span><text:span text:style-name="T20">atm</text:span></text:p>
          </draw:text-box>
        </draw:frame>
        <draw:frame draw:style-name="gr77" draw:text-style-name="P95" draw:layer="layout" svg:width="1.905cm" svg:height="0.776cm" svg:x="5.799cm" svg:y="5.672cm">
          <draw:text-box>
            <text:p text:style-name="P90"><text:span text:style-name="T18">∆</text:span><text:span text:style-name="T3">pCO</text:span><text:span text:style-name="T19">2</text:span></text:p>
          </draw:text-box>
        </draw:frame>
        <draw:line draw:style-name="gr62" draw:text-style-name="P85" draw:layer="layout" svg:x1="5.953cm" svg:y1="5.572cm" svg:x2="7.223cm" svg:y2="5.572cm">
          <text:p/>
        </draw:line>
        <draw:custom-shape draw:style-name="gr69" draw:text-style-name="P112" draw:layer="layout" svg:width="0.559cm" svg:height="0.559cm" svg:x="13.835cm" svg:y="3.636cm">
          <text:p text:style-name="P111"><text:span text:style-name="T16"><text:s/></text:span><text:span text:style-name="T3"><text:s/></text:span><text:span text:style-name="T3">residu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14" draw:layer="layout" svg:width="0.559cm" svg:height="0.559cm" svg:x="13.835cm" svg:y="2.981cm">
          <text:p text:style-name="P113"><text:span text:style-name="T16"><text:s/></text:span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116" draw:layer="layout" svg:width="0.305cm" svg:height="0.559cm" svg:x="13.914cm" svg:y="5.699cm">
          <text:p text:style-name="P115"><text:span text:style-name="T18">∆</text:span><text:span text:style-name="T8">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18" draw:layer="layout" svg:width="0.254cm" svg:height="0.559cm" svg:x="13.99cm" svg:y="4.302cm">
          <text:p text:style-name="P117"><text:span text:style-name="T3"><text:s/></text:span><text:span text:style-name="T3">biology 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 text:style-name="P2"/>
          <draw:enhanced-geometry svg:viewBox="0 0 21600 21600" draw:type="rectangle" draw:enhanced-path="M 0 0 L 21600 0 21600 21600 0 21600 0 0 Z N"/>
        </draw:custom-shape>
        <draw:frame draw:style-name="gr80" draw:text-style-name="P120" draw:layer="layout" svg:width="1.524cm" svg:height="0.862cm" svg:x="20.05cm" svg:y="9.282cm">
          <draw:text-box>
            <text:p text:style-name="P90"><text:span text:style-name="T8">MLD</text:span></text:p>
          </draw:text-box>
        </draw:frame>
        <draw:custom-shape draw:style-name="gr81" draw:text-style-name="P121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g>
          <draw:custom-shape draw:style-name="gr13" draw:text-style-name="P82" draw:layer="layout" svg:width="1.651cm" svg:height="1.524cm" svg:x="9.793cm" svg:y="0.559cm">
            <text:p text:style-name="P81"><text:span text:style-name="T3"/></text:p>
            <text:p text:style-name="P81"><text:span text:style-name="T3"/></text:p>
            <text:p text:style-name="P81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3" draw:layer="layout" svg:width="0.203cm" svg:height="0.203cm" svg:x="10.542cm" svg:y="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82" draw:layer="layout" svg:width="1.626cm" svg:height="1.524cm" svg:x="17.594cm" svg:y="0.591cm"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3" draw:layer="layout" svg:width="0.202cm" svg:height="0.204cm" svg:x="18.33cm" svg:y="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85" draw:layer="layout" svg:x1="7.35cm" svg:y1="5.81cm" svg:x2="7.35cm" svg:y2="17.367cm">
            <text:p/>
          </draw:line>
          <draw:frame draw:style-name="gr2" draw:text-style-name="P87" draw:layer="layout" svg:width="2.286cm" svg:height="1.016cm" svg:x="6.334cm" svg:y="17.621cm">
            <draw:text-box>
              <text:p text:style-name="P86">60°S</text:p>
            </draw:text-box>
          </draw:frame>
        </draw:g>
        <draw:g>
          <draw:line draw:style-name="gr1" draw:text-style-name="P85" draw:layer="layout" svg:x1="13.65cm" svg:y1="5.784cm" svg:x2="13.65cm" svg:y2="17.341cm">
            <text:p/>
          </draw:line>
          <draw:frame draw:style-name="gr2" draw:text-style-name="P87" draw:layer="layout" svg:width="2.286cm" svg:height="1.016cm" svg:x="12.634cm" svg:y="17.595cm">
            <draw:text-box>
              <text:p text:style-name="P86">50°S</text:p>
            </draw:text-box>
          </draw:frame>
        </draw:g>
        <draw:g>
          <draw:line draw:style-name="gr1" draw:text-style-name="P85" draw:layer="layout" svg:x1="20.05cm" svg:y1="5.784cm" svg:x2="20.05cm" svg:y2="17.341cm">
            <text:p/>
          </draw:line>
          <draw:frame draw:style-name="gr2" draw:text-style-name="P87" draw:layer="layout" svg:width="2.286cm" svg:height="1.016cm" svg:x="19.034cm" svg:y="17.595cm">
            <draw:text-box>
              <text:p text:style-name="P86">40°S</text:p>
            </draw:text-box>
          </draw:frame>
        </draw:g>
        <draw:g>
          <draw:custom-shape draw:style-name="gr25" draw:text-style-name="P82" draw:layer="layout" svg:width="1.651cm" svg:height="1.524cm" svg:x="17.76cm" svg:y="0.57cm"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/></text:p>
            <text:p text:style-name="P81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84" draw:layer="layout" svg:width="0.203cm" svg:height="0.203cm" svg:x="18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5" draw:layer="layout" svg:width="1.651cm" svg:height="1.524cm" svg:x="10.06cm" svg:y="0.571cm"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/></text:p>
            <text:p text:style-name="P86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85" draw:layer="layout" svg:x1="11.46cm" svg:y1="0.7cm" svg:x2="10.311cm" svg:y2="1.964cm">
            <text:p/>
          </draw:line>
          <draw:line draw:style-name="gr28" draw:text-style-name="P85" draw:layer="layout" svg:x1="11.458cm" svg:y1="1.84cm" svg:x2="10.315cm" svg:y2="0.824cm">
            <text:p/>
          </draw:line>
        </draw:g>
        <draw:custom-shape draw:style-name="gr3" draw:text-style-name="P88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89" draw:layer="layout" svg:width="3.302cm" svg:height="0.839cm" draw:transform="rotate (1.5707963267949) translate (5.037cm 13.276cm)">
          <draw:text-box>
            <text:p text:style-name="P86"><text:span text:style-name="T1">Antarctica</text:span></text:p>
          </draw:text-box>
        </draw:frame>
        <draw:frame draw:style-name="gr8" draw:text-style-name="P91" draw:layer="layout" svg:width="1.425cm" svg:height="0.662cm" svg:x="4.048cm" svg:y="8.45cm">
          <draw:text-box>
            <text:p text:style-name="P90"><text:span text:style-name="T4">100m</text:span></text:p>
          </draw:text-box>
        </draw:frame>
        <draw:line draw:style-name="gr9" draw:text-style-name="P85" draw:layer="layout" svg:x1="4.175cm" svg:y1="5.937cm" svg:x2="4.175cm" svg:y2="17.367cm">
          <text:p/>
        </draw:line>
        <draw:frame draw:style-name="gr8" draw:text-style-name="P91" draw:layer="layout" svg:width="1.425cm" svg:height="0.662cm" svg:x="4.02cm" svg:y="11.271cm">
          <draw:text-box>
            <text:p text:style-name="P90"><text:span text:style-name="T4">200m</text:span></text:p>
          </draw:text-box>
        </draw:frame>
        <draw:frame draw:style-name="gr8" draw:text-style-name="P91" draw:layer="layout" svg:width="1.425cm" svg:height="0.662cm" svg:x="4.021cm" svg:y="13.871cm">
          <draw:text-box>
            <text:p text:style-name="P90"><text:span text:style-name="T4">300m</text:span></text:p>
          </draw:text-box>
        </draw:frame>
        <draw:frame draw:style-name="gr11" draw:text-style-name="P91" draw:layer="layout" svg:width="12.319cm" svg:height="0.962cm" svg:x="9.89cm" svg:y="-1.962cm">
          <draw:text-box>
            <text:p text:style-name="P90"><text:span text:style-name="T15">Combined weaker westerly winds</text:span></text:p>
          </draw:text-box>
        </draw:frame>
        <draw:g>
          <draw:ellipse draw:style-name="gr15" draw:text-style-name="P86" draw:layer="layout" svg:width="1.187cm" svg:height="0.668cm" svg:x="6.319cm" svg:y="6.418cm" draw:kind="arc" draw:start-angle="2.25" draw:end-angle="174.87">
            <text:p/>
          </draw:ellipse>
          <draw:ellipse draw:style-name="gr15" draw:text-style-name="P86" draw:layer="layout" svg:width="1.188cm" svg:height="0.668cm" draw:transform="rotate (-3.14159265358979) translate (8.676cm 6.978cm)" draw:kind="arc" draw:start-angle="5.12" draw:end-angle="177.74">
            <text:p/>
          </draw:ellipse>
          <draw:ellipse draw:style-name="gr15" draw:text-style-name="P86" draw:layer="layout" svg:width="1.188cm" svg:height="0.666cm" svg:x="8.657cm" svg:y="6.42cm" draw:kind="arc" draw:start-angle="2.25" draw:end-angle="174.87">
            <text:p/>
          </draw:ellipse>
          <draw:ellipse draw:style-name="gr15" draw:text-style-name="P86" draw:layer="layout" svg:width="1.188cm" svg:height="0.668cm" draw:transform="rotate (-3.14159265358979) translate (11.015cm 6.978cm)" draw:kind="arc" draw:start-angle="5.12" draw:end-angle="177.74">
            <text:p/>
          </draw:ellipse>
          <draw:ellipse draw:style-name="gr15" draw:text-style-name="P86" draw:layer="layout" svg:width="1.188cm" svg:height="0.666cm" svg:x="6.319cm" svg:y="6.42cm" draw:kind="arc" draw:start-angle="2.25" draw:end-angle="174.87">
            <text:p/>
          </draw:ellipse>
          <draw:ellipse draw:style-name="gr15" draw:text-style-name="P86" draw:layer="layout" svg:width="1.188cm" svg:height="0.668cm" draw:transform="rotate (-3.14159265358979) translate (8.677cm 6.978cm)" draw:kind="arc" draw:start-angle="5.12" draw:end-angle="177.74">
            <text:p/>
          </draw:ellipse>
          <draw:ellipse draw:style-name="gr15" draw:text-style-name="P86" draw:layer="layout" svg:width="1.188cm" svg:height="0.666cm" svg:x="10.995cm" svg:y="6.42cm" draw:kind="arc" draw:start-angle="2.25" draw:end-angle="174.87">
            <text:p/>
          </draw:ellipse>
          <draw:ellipse draw:style-name="gr15" draw:text-style-name="P86" draw:layer="layout" svg:width="1.188cm" svg:height="0.668cm" draw:transform="rotate (-3.14159265358979) translate (13.353cm 6.978cm)" draw:kind="arc" draw:start-angle="5.12" draw:end-angle="177.74">
            <text:p/>
          </draw:ellipse>
          <draw:ellipse draw:style-name="gr15" draw:text-style-name="P86" draw:layer="layout" svg:width="1.188cm" svg:height="0.668cm" svg:x="13.334cm" svg:y="6.42cm" draw:kind="arc" draw:start-angle="2.25" draw:end-angle="174.87">
            <text:p/>
          </draw:ellipse>
          <draw:ellipse draw:style-name="gr15" draw:text-style-name="P86" draw:layer="layout" svg:width="1.187cm" svg:height="0.668cm" draw:transform="rotate (-3.14159265358979) translate (15.691cm 6.978cm)" draw:kind="arc" draw:start-angle="5.12" draw:end-angle="177.74">
            <text:p/>
          </draw:ellipse>
          <draw:ellipse draw:style-name="gr15" draw:text-style-name="P86" draw:layer="layout" svg:width="1.187cm" svg:height="0.668cm" svg:x="15.673cm" svg:y="6.42cm" draw:kind="arc" draw:start-angle="2.25" draw:end-angle="174.87">
            <text:p/>
          </draw:ellipse>
          <draw:ellipse draw:style-name="gr15" draw:text-style-name="P86" draw:layer="layout" svg:width="1.188cm" svg:height="0.666cm" draw:transform="rotate (-3.14159265358979) translate (18.03cm 6.978cm)" draw:kind="arc" draw:start-angle="5.12" draw:end-angle="177.74">
            <text:p/>
          </draw:ellipse>
          <draw:ellipse draw:style-name="gr15" draw:text-style-name="P86" draw:layer="layout" svg:width="1.188cm" svg:height="0.668cm" svg:x="18.011cm" svg:y="6.42cm" draw:kind="arc" draw:start-angle="2.25" draw:end-angle="174.87">
            <text:p/>
          </draw:ellipse>
          <draw:ellipse draw:style-name="gr15" draw:text-style-name="P86" draw:layer="layout" svg:width="1.188cm" svg:height="0.668cm" draw:transform="rotate (-3.14159265358979) translate (20.369cm 6.98cm)" draw:kind="arc" draw:start-angle="5.12" draw:end-angle="177.74">
            <text:p/>
          </draw:ellipse>
          <draw:ellipse draw:style-name="gr15" draw:text-style-name="P86" draw:layer="layout" svg:width="1.188cm" svg:height="0.668cm" svg:x="20.349cm" svg:y="6.42cm" draw:kind="arc" draw:start-angle="2.25" draw:end-angle="174.87">
            <text:p/>
          </draw:ellipse>
        </draw:g>
        <draw:ellipse draw:style-name="gr15" draw:text-style-name="P86" draw:layer="layout" svg:width="1.187cm" svg:height="0.668cm" svg:x="11.019cm" svg:y="6.418cm" draw:kind="arc" draw:start-angle="2.25" draw:end-angle="174.87">
          <text:p/>
        </draw:ellipse>
        <draw:ellipse draw:style-name="gr15" draw:text-style-name="P86" draw:layer="layout" svg:width="1.188cm" svg:height="0.668cm" draw:transform="rotate (-3.14159265358979) translate (13.376cm 6.978cm)" draw:kind="arc" draw:start-angle="5.12" draw:end-angle="177.74">
          <text:p/>
        </draw:ellipse>
        <draw:ellipse draw:style-name="gr15" draw:text-style-name="P86" draw:layer="layout" svg:width="1.188cm" svg:height="0.666cm" svg:x="13.357cm" svg:y="6.42cm" draw:kind="arc" draw:start-angle="2.25" draw:end-angle="174.87">
          <text:p/>
        </draw:ellipse>
        <draw:ellipse draw:style-name="gr15" draw:text-style-name="P86" draw:layer="layout" svg:width="1.188cm" svg:height="0.668cm" draw:transform="rotate (-3.14159265358979) translate (15.715cm 6.978cm)" draw:kind="arc" draw:start-angle="5.12" draw:end-angle="177.74">
          <text:p/>
        </draw:ellipse>
        <draw:ellipse draw:style-name="gr15" draw:text-style-name="P86" draw:layer="layout" svg:width="1.188cm" svg:height="0.666cm" svg:x="11.019cm" svg:y="6.42cm" draw:kind="arc" draw:start-angle="2.25" draw:end-angle="174.87">
          <text:p/>
        </draw:ellipse>
        <draw:ellipse draw:style-name="gr15" draw:text-style-name="P86" draw:layer="layout" svg:width="1.188cm" svg:height="0.668cm" draw:transform="rotate (-3.14159265358979) translate (13.377cm 6.978cm)" draw:kind="arc" draw:start-angle="5.12" draw:end-angle="177.74">
          <text:p/>
        </draw:ellipse>
        <draw:ellipse draw:style-name="gr15" draw:text-style-name="P86" draw:layer="layout" svg:width="1.188cm" svg:height="0.666cm" svg:x="15.695cm" svg:y="6.42cm" draw:kind="arc" draw:start-angle="2.25" draw:end-angle="174.87">
          <text:p/>
        </draw:ellipse>
        <draw:ellipse draw:style-name="gr15" draw:text-style-name="P86" draw:layer="layout" svg:width="1.188cm" svg:height="0.668cm" draw:transform="rotate (-3.14159265358979) translate (18.053cm 6.978cm)" draw:kind="arc" draw:start-angle="5.12" draw:end-angle="177.74">
          <text:p/>
        </draw:ellipse>
        <draw:ellipse draw:style-name="gr15" draw:text-style-name="P86" draw:layer="layout" svg:width="1.188cm" svg:height="0.668cm" svg:x="18.034cm" svg:y="6.42cm" draw:kind="arc" draw:start-angle="2.25" draw:end-angle="174.87">
          <text:p/>
        </draw:ellipse>
        <draw:ellipse draw:style-name="gr15" draw:text-style-name="P86" draw:layer="layout" svg:width="1.187cm" svg:height="0.668cm" draw:transform="rotate (-3.14159265358979) translate (20.391cm 6.978cm)" draw:kind="arc" draw:start-angle="5.12" draw:end-angle="177.74">
          <text:p/>
        </draw:ellipse>
        <draw:ellipse draw:style-name="gr15" draw:text-style-name="P86" draw:layer="layout" svg:width="1.187cm" svg:height="0.668cm" svg:x="20.373cm" svg:y="6.42cm" draw:kind="arc" draw:start-angle="2.25" draw:end-angle="174.87">
          <text:p/>
        </draw:ellipse>
        <draw:ellipse draw:style-name="gr15" draw:text-style-name="P86" draw:layer="layout" svg:width="1.188cm" svg:height="0.666cm" draw:transform="rotate (-3.14159265358979) translate (22.73cm 6.978cm)" draw:kind="arc" draw:start-angle="5.12" draw:end-angle="177.74">
          <text:p/>
        </draw:ellipse>
        <draw:ellipse draw:style-name="gr15" draw:text-style-name="P86" draw:layer="layout" svg:width="1.188cm" svg:height="0.668cm" svg:x="22.711cm" svg:y="6.42cm" draw:kind="arc" draw:start-angle="2.25" draw:end-angle="174.87">
          <text:p/>
        </draw:ellipse>
        <draw:ellipse draw:style-name="gr15" draw:text-style-name="P86" draw:layer="layout" svg:width="1.188cm" svg:height="0.668cm" draw:transform="rotate (-3.14159265358979) translate (25.069cm 6.98cm)" draw:kind="arc" draw:start-angle="5.12" draw:end-angle="177.74">
          <text:p/>
        </draw:ellipse>
        <draw:ellipse draw:style-name="gr15" draw:text-style-name="P86" draw:layer="layout" svg:width="1.188cm" svg:height="0.668cm" svg:x="25.049cm" svg:y="6.42cm" draw:kind="arc" draw:start-angle="2.25" draw:end-angle="174.87">
          <text:p/>
        </draw:ellipse>
        <draw:path draw:style-name="gr82" draw:text-style-name="P85" draw:layer="layout" svg:width="15.254cm" svg:height="18.462cm" draw:transform="skewX (-0.290073721681457) rotate (-1.04981554507459) translate (19.0069213644915cm -6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122" draw:layer="layout" svg:width="1.366cm" svg:height="0.683cm" svg:x="26.636cm" svg:y="7.419cm">
          <draw:text-box>
            <text:p text:style-name="P90"><text:span text:style-name="T10">MLD</text:span></text:p>
          </draw:text-box>
        </draw:frame>
        <draw:g>
          <draw:ellipse draw:style-name="gr38" draw:text-style-name="P123" draw:layer="layout" svg:width="1.187cm" svg:height="0.39cm" svg:x="6.319cm" svg:y="6.499cm" draw:kind="arc" draw:start-angle="2.25" draw:end-angle="174.87">
            <text:p/>
          </draw:ellipse>
          <draw:ellipse draw:style-name="gr38" draw:text-style-name="P123" draw:layer="layout" svg:width="1.188cm" svg:height="0.39cm" draw:transform="rotate (-3.14159265358979) translate (8.676cm 6.826cm)" draw:kind="arc" draw:start-angle="5.12" draw:end-angle="177.74">
            <text:p/>
          </draw:ellipse>
          <draw:ellipse draw:style-name="gr38" draw:text-style-name="P123" draw:layer="layout" svg:width="1.188cm" svg:height="0.389cm" svg:x="8.657cm" svg:y="6.5cm" draw:kind="arc" draw:start-angle="2.25" draw:end-angle="174.87">
            <text:p/>
          </draw:ellipse>
          <draw:ellipse draw:style-name="gr38" draw:text-style-name="P123" draw:layer="layout" svg:width="1.188cm" svg:height="0.39cm" draw:transform="rotate (-3.14159265358979) translate (11.015cm 6.826cm)" draw:kind="arc" draw:start-angle="5.12" draw:end-angle="177.74">
            <text:p/>
          </draw:ellipse>
          <draw:ellipse draw:style-name="gr38" draw:text-style-name="P123" draw:layer="layout" svg:width="1.188cm" svg:height="0.389cm" svg:x="6.319cm" svg:y="6.5cm" draw:kind="arc" draw:start-angle="2.25" draw:end-angle="174.87">
            <text:p/>
          </draw:ellipse>
          <draw:ellipse draw:style-name="gr38" draw:text-style-name="P123" draw:layer="layout" svg:width="1.188cm" svg:height="0.39cm" draw:transform="rotate (-3.14159265358979) translate (8.677cm 6.826cm)" draw:kind="arc" draw:start-angle="5.12" draw:end-angle="177.74">
            <text:p/>
          </draw:ellipse>
          <draw:ellipse draw:style-name="gr38" draw:text-style-name="P123" draw:layer="layout" svg:width="1.188cm" svg:height="0.389cm" svg:x="10.995cm" svg:y="6.5cm" draw:kind="arc" draw:start-angle="2.25" draw:end-angle="174.87">
            <text:p/>
          </draw:ellipse>
          <draw:ellipse draw:style-name="gr38" draw:text-style-name="P123" draw:layer="layout" svg:width="1.188cm" svg:height="0.39cm" draw:transform="rotate (-3.14159265358979) translate (13.353cm 6.826cm)" draw:kind="arc" draw:start-angle="5.12" draw:end-angle="177.74">
            <text:p/>
          </draw:ellipse>
        </draw:g>
        <draw:g>
          <draw:ellipse draw:style-name="gr37" draw:text-style-name="P124" draw:layer="layout" svg:width="1.187cm" svg:height="1.057cm" svg:x="13.319cm" svg:y="6.264cm" draw:kind="arc" draw:start-angle="2.25" draw:end-angle="174.87">
            <text:p/>
          </draw:ellipse>
          <draw:ellipse draw:style-name="gr37" draw:text-style-name="P124" draw:layer="layout" svg:width="1.188cm" svg:height="1.057cm" draw:transform="rotate (-3.14159265358979) translate (15.676cm 7.15cm)" draw:kind="arc" draw:start-angle="5.12" draw:end-angle="177.74">
            <text:p/>
          </draw:ellipse>
          <draw:ellipse draw:style-name="gr37" draw:text-style-name="P124" draw:layer="layout" svg:width="1.188cm" svg:height="1.054cm" svg:x="15.657cm" svg:y="6.267cm" draw:kind="arc" draw:start-angle="2.25" draw:end-angle="174.87">
            <text:p/>
          </draw:ellipse>
          <draw:ellipse draw:style-name="gr37" draw:text-style-name="P124" draw:layer="layout" svg:width="1.188cm" svg:height="1.057cm" draw:transform="rotate (-3.14159265358979) translate (18.015cm 7.15cm)" draw:kind="arc" draw:start-angle="5.12" draw:end-angle="177.74">
            <text:p/>
          </draw:ellipse>
          <draw:ellipse draw:style-name="gr37" draw:text-style-name="P124" draw:layer="layout" svg:width="1.188cm" svg:height="1.054cm" svg:x="13.319cm" svg:y="6.267cm" draw:kind="arc" draw:start-angle="2.25" draw:end-angle="174.87">
            <text:p/>
          </draw:ellipse>
          <draw:ellipse draw:style-name="gr37" draw:text-style-name="P124" draw:layer="layout" svg:width="1.188cm" svg:height="1.057cm" draw:transform="rotate (-3.14159265358979) translate (15.677cm 7.15cm)" draw:kind="arc" draw:start-angle="5.12" draw:end-angle="177.74">
            <text:p/>
          </draw:ellipse>
          <draw:ellipse draw:style-name="gr37" draw:text-style-name="P124" draw:layer="layout" svg:width="1.188cm" svg:height="1.054cm" svg:x="17.995cm" svg:y="6.267cm" draw:kind="arc" draw:start-angle="2.25" draw:end-angle="174.87">
            <text:p/>
          </draw:ellipse>
          <draw:ellipse draw:style-name="gr37" draw:text-style-name="P124" draw:layer="layout" svg:width="1.188cm" svg:height="1.057cm" draw:transform="rotate (-3.14159265358979) translate (20.353cm 7.15cm)" draw:kind="arc" draw:start-angle="5.12" draw:end-angle="177.74">
            <text:p/>
          </draw:ellipse>
        </draw:g>
        <draw:path draw:style-name="gr71" draw:text-style-name="P85" draw:layer="layout" svg:width="9.145cm" svg:height="18.383cm" draw:transform="skewX (4.43095516029532E-017) rotate (-1.1690215329858) translate (22.984160809054cm 1.33584638526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0" draw:text-style-name="P86" draw:layer="layout" svg:width="0.254cm" svg:height="0.254cm" svg:x="12.049cm" svg:y="7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276cm" svg:y="8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584cm" svg:y="7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5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3.0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992cm" svg:y="7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103cm" svg:y="7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45cm" svg:y="7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123cm" svg:y="8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677cm" svg:y="8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2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985cm" svg:y="8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0.852cm" svg:y="9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1.393cm" svg:y="7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92" draw:layer="layout" svg:width="0.254cm" svg:height="0.254cm" svg:x="11.266cm" svg:y="8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86" draw:layer="layout" svg:width="0.254cm" svg:height="0.254cm" svg:x="10.885cm" svg:y="7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523cm" svg:y="10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877cm" svg:y="9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451cm" svg:y="7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9.085cm" svg:y="7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92" draw:layer="layout" svg:width="0.254cm" svg:height="0.254cm" svg:x="19.466cm" svg:y="8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904cm" svg:y="7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051cm" svg:y="7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6.724cm" svg:y="8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278cm" svg:y="8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6.8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586cm" svg:y="8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453cm" svg:y="9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154cm" svg:y="8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92" draw:layer="layout" svg:width="0.254cm" svg:height="0.254cm" svg:x="17.867cm" svg:y="7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86" draw:layer="layout" svg:width="0.254cm" svg:height="0.254cm" svg:x="17.486cm" svg:y="7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86" draw:layer="layout" svg:width="0.254cm" svg:height="0.254cm" svg:x="17.105cm" svg:y="8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8.805cm" svg:y="10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95" draw:layer="layout" svg:width="2.921cm" svg:height="1.115cm" svg:x="10.974cm" svg:y="8.354cm">
          <draw:text-box>
            <text:p text:style-name="P90"><text:span text:style-name="T3">phytoplankton</text:span></text:p>
          </draw:text-box>
        </draw:frame>
        <draw:custom-shape draw:style-name="gr40" draw:text-style-name="P86" draw:layer="layout" svg:width="0.254cm" svg:height="0.254cm" svg:x="13.053cm" svg:y="8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754cm" svg:y="8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1.855cm" svg:y="8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1.756cm" svg:y="7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057cm" svg:y="7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3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3.1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86" draw:layer="layout" svg:width="0.254cm" svg:height="0.254cm" svg:x="12.058cm" svg:y="7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125" draw:layer="layout" svg:width="3.556cm" svg:height="1.545cm" draw:transform="rotate (1.5707963267949) translate (16.473cm 13.303cm)">
          <text:p text:style-name="P86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97" draw:layer="layout" svg:width="4.318cm" svg:height="1.016cm" svg:x="7.606cm" svg:y="6.955cm">
          <text:p text:style-name="P86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6" draw:layer="layout" svg:width="4.318cm" svg:height="1.016cm" svg:x="15.607cm" svg:y="6.955cm">
          <text:p text:style-name="P86"><text:span text:style-name="T15">SST co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8" draw:layer="layout" svg:width="0.305cm" svg:height="0.559cm" svg:x="13.914cm" svg:y="3.105cm">
          <text:p text:style-name="P127"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29" draw:layer="layout" svg:width="0.457cm" svg:height="0.559cm" svg:x="7.568cm" svg:y="4.367cm">
          <text:p text:style-name="P127"><text:span text:style-name="T17"><text:s/></text:span><text:span text:style-name="T17">biology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31" draw:layer="layout" svg:width="0.406cm" svg:height="0.559cm" svg:x="7.593cm" svg:y="3.762cm">
          <text:p text:style-name="P130"><text:span text:style-name="T17"><text:s/></text:span><text:span text:style-name="T17">residu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133" draw:layer="layout" svg:width="0.406cm" svg:height="0.559cm" svg:x="7.593cm" svg:y="3.105cm">
          <text:p text:style-name="P132"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135" draw:layer="layout" svg:width="0.686cm" svg:height="0.508cm" svg:x="7.453cm" svg:y="5.683cm">
          <text:p text:style-name="P134"><text:span text:style-name="T3"><text:s/></text:span><text:span text:style-name="T18">∆</text:span><text:span text:style-name="T3">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85" draw:layer="layout" svg:x1="7.477cm" svg:y1="4.956cm" svg:x2="13.446cm" svg:y2="4.956cm">
          <text:p/>
        </draw:line>
        <draw:line draw:style-name="gr62" draw:text-style-name="P85" draw:layer="layout" svg:x1="13.854cm" svg:y1="4.956cm" svg:x2="19.823cm" svg:y2="4.956cm">
          <text:p/>
        </draw:line>
        <draw:custom-shape draw:style-name="gr60" draw:text-style-name="P131" draw:layer="layout" svg:width="0.686cm" svg:height="0.559cm" svg:x="13.726cm" svg:y="3.762cm">
          <text:p text:style-name="P130"><text:span text:style-name="T17"><text:s/></text:span><text:span text:style-name="T17">residu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04" draw:layer="layout" svg:width="0.559cm" svg:height="0.559cm" svg:x="7.514cm" svg:y="4.992cm">
          <text:p text:style-name="P136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38" draw:layer="layout" svg:width="0.559cm" svg:height="0.559cm" svg:x="13.787cm" svg:y="4.992cm">
          <text:p text:style-name="P137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85" draw:layer="layout" svg:x1="7.477cm" svg:y1="5.586cm" svg:x2="13.446cm" svg:y2="5.586cm">
          <text:p/>
        </draw:line>
        <draw:line draw:style-name="gr62" draw:text-style-name="P85" draw:layer="layout" svg:x1="13.854cm" svg:y1="5.586cm" svg:x2="19.823cm" svg:y2="5.586cm">
          <text:p/>
        </draw:line>
        <draw:frame draw:style-name="gr77" draw:text-style-name="P95" draw:layer="layout" svg:width="1.905cm" svg:height="0.776cm" svg:x="5.8cm" svg:y="5.672cm">
          <draw:text-box>
            <text:p text:style-name="P90"><text:span text:style-name="T18">∆</text:span><text:span text:style-name="T3">pCO</text:span><text:span text:style-name="T19">2</text:span></text:p>
          </draw:text-box>
        </draw:frame>
        <draw:frame draw:style-name="gr77" draw:text-style-name="P95" draw:layer="layout" svg:width="1.905cm" svg:height="0.776cm" svg:x="5.765cm" svg:y="4.81cm">
          <draw:text-box>
            <text:p text:style-name="P90"><text:span text:style-name="T3">pCO</text:span><text:span text:style-name="T19">2</text:span><text:span text:style-name="T20">atm</text:span></text:p>
          </draw:text-box>
        </draw:frame>
        <draw:frame draw:style-name="gr76" draw:text-style-name="P95" draw:layer="layout" svg:width="2.286cm" svg:height="1.207cm" svg:x="5.764cm" svg:y="3.733cm">
          <draw:text-box>
            <text:p text:style-name="P90"><text:span text:style-name="T3">pCO</text:span><text:span text:style-name="T19">2</text:span><text:span text:style-name="T20">ocean</text:span></text:p>
          </draw:text-box>
        </draw:frame>
        <draw:line draw:style-name="gr62" draw:text-style-name="P85" draw:layer="layout" svg:x1="5.953cm" svg:y1="5.572cm" svg:x2="7.223cm" svg:y2="5.572cm">
          <text:p/>
        </draw:line>
        <draw:custom-shape draw:style-name="gr78" draw:text-style-name="P140" draw:layer="layout" svg:width="0.305cm" svg:height="0.559cm" svg:x="13.866cm" svg:y="5.799cm">
          <text:p text:style-name="P139"><text:span text:style-name="T18">∆</text:span><text:span text:style-name="T3">pCO</text:span><text:span text:style-name="T1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141" draw:layer="layout" svg:width="0.305cm" svg:height="0.559cm" svg:x="13.914cm" svg:y="4.378cm">
          <text:p text:style-name="P130"><text:span text:style-name="T3">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/>
          <draw:enhanced-geometry svg:viewBox="0 0 21600 21600" draw:type="rectangle" draw:enhanced-path="M 0 0 L 21600 0 21600 21600 0 21600 0 0 Z N"/>
        </draw:custom-shape>
        <draw:frame draw:style-name="gr80" draw:text-style-name="P120" draw:layer="layout" svg:width="1.524cm" svg:height="0.862cm" svg:x="20.05cm" svg:y="10.082cm">
          <draw:text-box>
            <text:p text:style-name="P90"><text:span text:style-name="T8">MLD</text:span></text:p>
          </draw:text-box>
        </draw:frame>
        <draw:custom-shape draw:style-name="gr81" draw:text-style-name="P121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25" draw:layer="layout" svg:width="3.429cm" svg:height="1.524cm" draw:transform="rotate (1.5707963267949) translate (8.339cm 13.176cm)">
          <text:p text:style-name="P86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142" draw:layer="layout" svg:width="3.429cm" svg:height="1.549cm" svg:x="12.176cm" svg:y="6.964cm">
          <text:p text:style-name="P86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9" draw:style-name="dp1" draw:master-page-name="Default">
        <draw:g>
          <draw:custom-shape draw:style-name="gr13" draw:text-style-name="P13" draw:layer="layout" svg:width="1.651cm" svg:height="1.524cm" svg:x="9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7.395cm" svg:y="0.5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8.131cm" svg:y="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1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custom-shape draw:style-name="gr27" draw:text-style-name="P1" draw:layer="layout" svg:width="1.651cm" svg:height="1.524cm" svg:x="17.6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9.06cm" svg:y1="0.7cm" svg:x2="17.911cm" svg:y2="1.964cm">
            <text:p/>
          </draw:line>
          <draw:line draw:style-name="gr28" draw:text-style-name="P1" draw:layer="layout" svg:x1="19.058cm" svg:y1="1.84cm" svg:x2="17.9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143"><text:span text:style-name="T1">Antarctica</text:span></text:p>
          </draw:text-box>
        </draw:frame>
        <draw:frame draw:style-name="gr8" draw:text-style-name="P39" draw:layer="layout" svg:width="1.425cm" svg:height="0.662cm" svg:x="4.048cm" svg:y="8.45cm">
          <draw:text-box>
            <text:p text:style-name="P144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144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144"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4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 text:style-name="P144"><text:span text:style-name="T15">Combined of stronger westerly winds</text:span></text:p>
          </draw:text-box>
        </draw:frame>
        <draw:custom-shape draw:style-name="gr40" draw:text-style-name="P2" draw:layer="layout" svg:width="0.254cm" svg:height="0.254cm" svg:x="12.047cm" svg:y="7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8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2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9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9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7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10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7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8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8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7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8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9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9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7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8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7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8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7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8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8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7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7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7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8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7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7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7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7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7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8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7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8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9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8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7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7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7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6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6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1cm" svg:y="8.351cm">
          <draw:text-box>
            <text:p text:style-name="P145"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7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7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7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6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6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6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6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6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6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6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6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3.176cm)">
          <text:p text:style-name="P146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3.303cm)">
          <text:p text:style-name="P146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3.429cm" svg:height="1.549cm" svg:x="12.193cm" svg:y="6.964cm">
          <text:p text:style-name="P143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148" draw:layer="layout" svg:width="0.686cm" svg:height="0.559cm" svg:x="7.595cm" svg:y="5.653cm">
          <text:p text:style-name="P147"><text:span text:style-name="T2"><text:s/></text:span><text:span text:style-name="T21">∆</text:span><text:span text:style-name="T8">pCO</text:span><text:span text:style-name="T9">2 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3" draw:layer="layout" svg:width="4.318cm" svg:height="1.016cm" svg:x="7.605cm" svg:y="6.954cm">
          <text:p text:style-name="P143"><text:span text:style-name="T15">SST coo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0" draw:layer="layout" svg:width="4.318cm" svg:height="1.016cm" svg:x="15.606cm" svg:y="6.954cm">
          <text:p text:style-name="P143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50" draw:layer="layout" svg:width="0.406cm" svg:height="0.559cm" svg:x="7.735cm" svg:y="4.267cm">
          <text:p text:style-name="P149"><text:span text:style-name="T3"><text:s text:c="2"/></text:span><text:span text:style-name="T3">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52" draw:layer="layout" svg:width="1.118cm" svg:height="0.559cm" svg:x="7.379cm" svg:y="3.636cm">
          <text:p text:style-name="P151"><text:span text:style-name="T16"><text:s/></text:span><text:span text:style-name="T3"><text:s/></text:span><text:span text:style-name="T3">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54" draw:layer="layout" svg:width="0.559cm" svg:height="0.559cm" svg:x="7.659cm" svg:y="3.005cm">
          <text:p text:style-name="P153"><text:span text:style-name="T17"><text:s/></text:span><text:span text:style-name="T17">therm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856cm" svg:x2="13.446cm" svg:y2="4.856cm">
          <text:p/>
        </draw:line>
        <draw:line draw:style-name="gr62" draw:text-style-name="P1" draw:layer="layout" svg:x1="13.854cm" svg:y1="4.856cm" svg:x2="19.823cm" svg:y2="4.856cm">
          <text:p/>
        </draw:line>
        <draw:custom-shape draw:style-name="gr63" draw:text-style-name="P156" draw:layer="layout" svg:width="0.686cm" svg:height="0.559cm" svg:x="7.604cm" svg:y="4.962cm">
          <text:p text:style-name="P155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58" draw:layer="layout" svg:width="0.686cm" svg:height="0.559cm" svg:x="13.783cm" svg:y="4.962cm">
          <text:p text:style-name="P157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72cm" svg:x2="13.446cm" svg:y2="5.572cm">
          <text:p/>
        </draw:line>
        <draw:line draw:style-name="gr62" draw:text-style-name="P1" draw:layer="layout" svg:x1="13.854cm" svg:y1="5.572cm" svg:x2="19.823cm" svg:y2="5.572cm">
          <text:p/>
        </draw:line>
        <draw:frame draw:style-name="gr76" draw:text-style-name="P18" draw:layer="layout" svg:width="2.094cm" svg:height="1.207cm" svg:x="5.764cm" svg:y="3.732cm">
          <draw:text-box>
            <text:p text:style-name="P145"><text:span text:style-name="T3">pCO</text:span><text:span text:style-name="T19">2</text:span><text:span text:style-name="T20">ocean</text:span></text:p>
          </draw:text-box>
        </draw:frame>
        <draw:frame draw:style-name="gr77" draw:text-style-name="P18" draw:layer="layout" svg:width="1.905cm" svg:height="0.776cm" svg:x="5.764cm" svg:y="4.81cm">
          <draw:text-box>
            <text:p text:style-name="P145"><text:span text:style-name="T3">pCO</text:span><text:span text:style-name="T19">2</text:span><text:span text:style-name="T20">atm</text:span></text:p>
          </draw:text-box>
        </draw:frame>
        <draw:frame draw:style-name="gr77" draw:text-style-name="P18" draw:layer="layout" svg:width="1.905cm" svg:height="0.776cm" svg:x="5.799cm" svg:y="5.672cm">
          <draw:text-box>
            <text:p text:style-name="P145"><text:span text:style-name="T21">∆</text:span><text:span text:style-name="T3">pCO</text:span><text:span text:style-name="T19">2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69" draw:text-style-name="P160" draw:layer="layout" svg:width="0.559cm" svg:height="0.559cm" svg:x="13.835cm" svg:y="3.636cm">
          <text:p text:style-name="P159"><text:span text:style-name="T16"><text:s/></text:span><text:span text:style-name="T3"><text:s/></text:span><text:span text:style-name="T3">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62" draw:layer="layout" svg:width="0.559cm" svg:height="0.559cm" svg:x="13.835cm" svg:y="2.981cm">
          <text:p text:style-name="P161"><text:span text:style-name="T16"><text:s/></text:span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164" draw:layer="layout" svg:width="0.305cm" svg:height="0.559cm" svg:x="13.914cm" svg:y="5.699cm">
          <text:p text:style-name="P163"><text:span text:style-name="T21">∆</text:span><text:span text:style-name="T8">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6" draw:layer="layout" svg:width="0.254cm" svg:height="0.559cm" svg:x="13.99cm" svg:y="4.302cm">
          <text:p text:style-name="P165"><text:span text:style-name="T3"><text:s/></text:span><text:span text:style-name="T3">biology 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/>
          <draw:enhanced-geometry svg:viewBox="0 0 21600 21600" draw:type="rectangle" draw:enhanced-path="M 0 0 L 21600 0 21600 21600 0 21600 0 0 Z N"/>
        </draw:custom-shape>
        <draw:frame draw:style-name="gr80" draw:text-style-name="P39" draw:layer="layout" svg:width="1.524cm" svg:height="0.862cm" svg:x="20.05cm" svg:y="9.282cm">
          <draw:text-box>
            <text:p text:style-name="P144"><text:span text:style-name="T8">MLD</text:span></text:p>
          </draw:text-box>
        </draw:frame>
        <draw:custom-shape draw:style-name="gr81" draw:text-style-name="P119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>
          <draw:custom-shape draw:style-name="gr13" draw:text-style-name="P13" draw:layer="layout" svg:width="1.651cm" svg:height="1.524cm" svg:x="9.793cm" svg:y="0.5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7.594cm" svg:y="0.5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8.33cm" svg:y="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custom-shape draw:style-name="gr25" draw:text-style-name="P13" draw:layer="layout" svg:width="1.651cm" svg:height="1.524cm" svg:x="17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8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7cm" svg:x2="10.311cm" svg:y2="1.964cm">
            <text:p/>
          </draw:line>
          <draw:line draw:style-name="gr28" draw:text-style-name="P1" draw:layer="layout" svg:x1="11.458cm" svg:y1="1.84cm" svg:x2="10.3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143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3.176cm)">
          <text:p text:style-name="P146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8.45cm">
          <draw:text-box>
            <text:p text:style-name="P144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144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144"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 text:style-name="P144"><text:span text:style-name="T15">Combined weaker westerly winds</text:span></text:p>
          </draw:text-box>
        </draw:frame>
        <draw:g>
          <draw:ellipse draw:style-name="gr15" draw:text-style-name="P2" draw:layer="layout" svg:width="1.187cm" svg:height="0.668cm" svg:x="6.319cm" svg:y="6.418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<text:p/>
          </draw:ellipse>
          <draw:ellipse draw:style-name="gr15" draw:text-style-name="P2" draw:layer="layout" svg:width="1.188cm" svg:height="0.666cm" svg:x="8.657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<text:p/>
          </draw:ellipse>
          <draw:ellipse draw:style-name="gr15" draw:text-style-name="P2" draw:layer="layout" svg:width="1.188cm" svg:height="0.666cm" svg:x="6.319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<text:p/>
          </draw:ellipse>
          <draw:ellipse draw:style-name="gr15" draw:text-style-name="P2" draw:layer="layout" svg:width="1.188cm" svg:height="0.666cm" svg:x="10.995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<text:p/>
          </draw:ellipse>
          <draw:ellipse draw:style-name="gr15" draw:text-style-name="P2" draw:layer="layout" svg:width="1.188cm" svg:height="0.668cm" svg:x="13.334cm" svg:y="6.42cm" draw:kind="arc" draw:start-angle="2.25" draw:end-angle="174.87">
            <text:p/>
          </draw:ellipse>
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<text:p/>
          </draw:ellipse>
          <draw:ellipse draw:style-name="gr15" draw:text-style-name="P2" draw:layer="layout" svg:width="1.187cm" svg:height="0.668cm" svg:x="15.673cm" svg:y="6.42cm" draw:kind="arc" draw:start-angle="2.25" draw:end-angle="174.87">
            <text:p/>
          </draw:ellipse>
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<text:p/>
          </draw:ellipse>
          <draw:ellipse draw:style-name="gr15" draw:text-style-name="P2" draw:layer="layout" svg:width="1.188cm" svg:height="0.668cm" svg:x="18.011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<text:p/>
          </draw:ellipse>
          <draw:ellipse draw:style-name="gr15" draw:text-style-name="P2" draw:layer="layout" svg:width="1.188cm" svg:height="0.668cm" svg:x="20.349cm" svg:y="6.42cm" draw:kind="arc" draw:start-angle="2.25" draw:end-angle="174.87">
            <text:p/>
          </draw:ellipse>
        </draw:g>
        <draw:ellipse draw:style-name="gr15" draw:text-style-name="P2" draw:layer="layout" svg:width="1.187cm" svg:height="0.668cm" svg:x="11.019cm" svg:y="6.418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<text:p/>
        </draw:ellipse>
        <draw:ellipse draw:style-name="gr15" draw:text-style-name="P2" draw:layer="layout" svg:width="1.188cm" svg:height="0.666cm" svg:x="13.357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<text:p/>
        </draw:ellipse>
        <draw:ellipse draw:style-name="gr15" draw:text-style-name="P2" draw:layer="layout" svg:width="1.188cm" svg:height="0.666cm" svg:x="11.019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<text:p/>
        </draw:ellipse>
        <draw:ellipse draw:style-name="gr15" draw:text-style-name="P2" draw:layer="layout" svg:width="1.188cm" svg:height="0.666cm" svg:x="15.695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<text:p/>
        </draw:ellipse>
        <draw:ellipse draw:style-name="gr15" draw:text-style-name="P2" draw:layer="layout" svg:width="1.188cm" svg:height="0.668cm" svg:x="18.034cm" svg:y="6.42cm" draw:kind="arc" draw:start-angle="2.25" draw:end-angle="174.87">
          <text:p/>
        </draw:ellipse>
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<text:p/>
        </draw:ellipse>
        <draw:ellipse draw:style-name="gr15" draw:text-style-name="P2" draw:layer="layout" svg:width="1.187cm" svg:height="0.668cm" svg:x="20.373cm" svg:y="6.42cm" draw:kind="arc" draw:start-angle="2.25" draw:end-angle="174.87">
          <text:p/>
        </draw:ellipse>
        <draw:ellipse draw:style-name="gr15" draw:text-style-name="P2" draw:layer="layout" svg:width="1.188cm" svg:height="0.666cm" draw:transform="rotate (-3.14159265358979) translate (22.73cm 6.978cm)" draw:kind="arc" draw:start-angle="5.12" draw:end-angle="177.74">
          <text:p/>
        </draw:ellipse>
        <draw:ellipse draw:style-name="gr15" draw:text-style-name="P2" draw:layer="layout" svg:width="1.188cm" svg:height="0.668cm" svg:x="22.711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25.069cm 6.98cm)" draw:kind="arc" draw:start-angle="5.12" draw:end-angle="177.74">
          <text:p/>
        </draw:ellipse>
        <draw:ellipse draw:style-name="gr15" draw:text-style-name="P2" draw:layer="layout" svg:width="1.188cm" svg:height="0.668cm" svg:x="25.049cm" svg:y="6.42cm" draw:kind="arc" draw:start-angle="2.25" draw:end-angle="174.87">
          <text:p/>
        </draw:ellipse>
        <draw:path draw:style-name="gr16" draw:text-style-name="P1" draw:layer="layout" svg:width="15.254cm" svg:height="18.462cm" draw:transform="skewX (-0.290073721681457) rotate (-1.04981554507459) translate (19.0069213644915cm -6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7.419cm">
          <draw:text-box>
            <text:p text:style-name="P144"><text:span text:style-name="T10">MLD</text:span></text:p>
          </draw:text-box>
        </draw:frame>
        <draw:g>
          <draw:ellipse draw:style-name="gr38" draw:text-style-name="P29" draw:layer="layout" svg:width="1.187cm" svg:height="0.39cm" svg:x="6.319cm" svg:y="6.499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8.676cm 6.826cm)" draw:kind="arc" draw:start-angle="5.12" draw:end-angle="177.74">
            <text:p/>
          </draw:ellipse>
          <draw:ellipse draw:style-name="gr38" draw:text-style-name="P29" draw:layer="layout" svg:width="1.188cm" svg:height="0.389cm" svg:x="8.657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11.015cm 6.826cm)" draw:kind="arc" draw:start-angle="5.12" draw:end-angle="177.74">
            <text:p/>
          </draw:ellipse>
          <draw:ellipse draw:style-name="gr38" draw:text-style-name="P29" draw:layer="layout" svg:width="1.188cm" svg:height="0.389cm" svg:x="6.319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8.677cm 6.826cm)" draw:kind="arc" draw:start-angle="5.12" draw:end-angle="177.74">
            <text:p/>
          </draw:ellipse>
          <draw:ellipse draw:style-name="gr38" draw:text-style-name="P29" draw:layer="layout" svg:width="1.188cm" svg:height="0.389cm" svg:x="10.995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13.353cm 6.826cm)" draw:kind="arc" draw:start-angle="5.12" draw:end-angle="177.74">
            <text:p/>
          </draw:ellipse>
        </draw:g>
        <draw:g>
          <draw:ellipse draw:style-name="gr37" draw:text-style-name="P21" draw:layer="layout" svg:width="1.187cm" svg:height="1.057cm" svg:x="13.319cm" svg:y="6.264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5.676cm 7.15cm)" draw:kind="arc" draw:start-angle="5.12" draw:end-angle="177.74">
            <text:p/>
          </draw:ellipse>
          <draw:ellipse draw:style-name="gr37" draw:text-style-name="P21" draw:layer="layout" svg:width="1.188cm" svg:height="1.054cm" svg:x="15.657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8.015cm 7.15cm)" draw:kind="arc" draw:start-angle="5.12" draw:end-angle="177.74">
            <text:p/>
          </draw:ellipse>
          <draw:ellipse draw:style-name="gr37" draw:text-style-name="P21" draw:layer="layout" svg:width="1.188cm" svg:height="1.054cm" svg:x="13.319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5.677cm 7.15cm)" draw:kind="arc" draw:start-angle="5.12" draw:end-angle="177.74">
            <text:p/>
          </draw:ellipse>
          <draw:ellipse draw:style-name="gr37" draw:text-style-name="P21" draw:layer="layout" svg:width="1.188cm" svg:height="1.054cm" svg:x="17.995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20.353cm 7.15cm)" draw:kind="arc" draw:start-angle="5.12" draw:end-angle="177.74">
            <text:p/>
          </draw:ellipse>
        </draw:g>
        <draw:path draw:style-name="gr32" draw:text-style-name="P1" draw:layer="layout" svg:width="9.145cm" svg:height="18.383cm" draw:transform="skewX (4.43095516029532E-017) rotate (-1.1690215329858) translate (22.984160809054cm 1.33584638526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9" draw:text-style-name="P41" draw:layer="layout" svg:width="3.429cm" svg:height="1.549cm" svg:x="12.176cm" svg:y="6.964cm">
          <text:p text:style-name="P143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7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8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7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7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7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7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8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8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8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9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7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8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7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10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9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7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7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8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7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8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8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8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9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8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7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7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8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10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8.354cm">
          <draw:text-box>
            <text:p text:style-name="P145"><text:span text:style-name="T3">phytoplankton</text:span></text:p>
          </draw:text-box>
        </draw:frame>
        <draw:custom-shape draw:style-name="gr40" draw:text-style-name="P2" draw:layer="layout" svg:width="0.254cm" svg:height="0.254cm" svg:x="13.053cm" svg:y="8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8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8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7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7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7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3.303cm)">
          <text:p text:style-name="P146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0" draw:layer="layout" svg:width="4.318cm" svg:height="1.016cm" svg:x="7.606cm" svg:y="6.955cm">
          <text:p text:style-name="P143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9" draw:layer="layout" svg:width="4.318cm" svg:height="1.016cm" svg:x="15.607cm" svg:y="6.955cm">
          <text:p text:style-name="P143"><text:span text:style-name="T15">SST co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68" draw:layer="layout" svg:width="0.305cm" svg:height="0.559cm" svg:x="13.914cm" svg:y="3.105cm">
          <text:p text:style-name="P167"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9" draw:layer="layout" svg:width="0.457cm" svg:height="0.559cm" svg:x="7.568cm" svg:y="4.367cm">
          <text:p text:style-name="P167"><text:span text:style-name="T17"><text:s/></text:span><text:span text:style-name="T17">biology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71" draw:layer="layout" svg:width="0.406cm" svg:height="0.559cm" svg:x="7.593cm" svg:y="3.762cm">
          <text:p text:style-name="P170"><text:span text:style-name="T17"><text:s/></text:span><text:span text:style-name="T17">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173" draw:layer="layout" svg:width="0.406cm" svg:height="0.559cm" svg:x="7.593cm" svg:y="3.105cm">
          <text:p text:style-name="P172"><text:span text:style-name="T3"><text:s/></text:span><text:span text:style-name="T3">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175" draw:layer="layout" svg:width="0.686cm" svg:height="0.508cm" svg:x="7.453cm" svg:y="5.683cm">
          <text:p text:style-name="P174"><text:span text:style-name="T3"><text:s/></text:span><text:span text:style-name="T21">∆</text:span><text:span text:style-name="T3">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956cm" svg:x2="13.446cm" svg:y2="4.956cm">
          <text:p/>
        </draw:line>
        <draw:line draw:style-name="gr62" draw:text-style-name="P1" draw:layer="layout" svg:x1="13.854cm" svg:y1="4.956cm" svg:x2="19.823cm" svg:y2="4.956cm">
          <text:p/>
        </draw:line>
        <draw:custom-shape draw:style-name="gr60" draw:text-style-name="P171" draw:layer="layout" svg:width="0.686cm" svg:height="0.559cm" svg:x="13.726cm" svg:y="3.762cm">
          <text:p text:style-name="P170"><text:span text:style-name="T17"><text:s/></text:span><text:span text:style-name="T17">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52" draw:layer="layout" svg:width="0.559cm" svg:height="0.559cm" svg:x="7.514cm" svg:y="4.992cm">
          <text:p text:style-name="P151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77" draw:layer="layout" svg:width="0.559cm" svg:height="0.559cm" svg:x="13.787cm" svg:y="4.992cm">
          <text:p text:style-name="P176"><text:span text:style-name="T16"><text:s/></text:span><text:span text:style-name="T3"><text:s/></text:span><text:span text:style-name="T3">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86cm" svg:x2="13.446cm" svg:y2="5.586cm">
          <text:p/>
        </draw:line>
        <draw:line draw:style-name="gr62" draw:text-style-name="P1" draw:layer="layout" svg:x1="13.854cm" svg:y1="5.586cm" svg:x2="19.823cm" svg:y2="5.586cm">
          <text:p/>
        </draw:line>
        <draw:frame draw:style-name="gr77" draw:text-style-name="P18" draw:layer="layout" svg:width="1.905cm" svg:height="0.776cm" svg:x="5.8cm" svg:y="5.672cm">
          <draw:text-box>
            <text:p text:style-name="P145"><text:span text:style-name="T21">∆</text:span><text:span text:style-name="T3">pCO</text:span><text:span text:style-name="T19">2</text:span></text:p>
          </draw:text-box>
        </draw:frame>
        <draw:frame draw:style-name="gr77" draw:text-style-name="P18" draw:layer="layout" svg:width="1.905cm" svg:height="0.776cm" svg:x="5.765cm" svg:y="4.81cm">
          <draw:text-box>
            <text:p text:style-name="P145"><text:span text:style-name="T3">pCO</text:span><text:span text:style-name="T19">2</text:span><text:span text:style-name="T20">atm</text:span></text:p>
          </draw:text-box>
        </draw:frame>
        <draw:frame draw:style-name="gr76" draw:text-style-name="P18" draw:layer="layout" svg:width="2.286cm" svg:height="1.207cm" svg:x="5.764cm" svg:y="3.733cm">
          <draw:text-box>
            <text:p text:style-name="P145"><text:span text:style-name="T3">pCO</text:span><text:span text:style-name="T19">2</text:span><text:span text:style-name="T20">ocean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78" draw:text-style-name="P179" draw:layer="layout" svg:width="0.305cm" svg:height="0.559cm" svg:x="13.866cm" svg:y="5.799cm">
          <text:p text:style-name="P178"><text:span text:style-name="T21">∆</text:span><text:span text:style-name="T3">pCO</text:span><text:span text:style-name="T1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181" draw:layer="layout" svg:width="0.305cm" svg:height="0.559cm" svg:x="13.914cm" svg:y="4.378cm">
          <text:p text:style-name="P180"><text:span text:style-name="T3">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/>
          <draw:enhanced-geometry svg:viewBox="0 0 21600 21600" draw:type="rectangle" draw:enhanced-path="M 0 0 L 21600 0 21600 21600 0 21600 0 0 Z N"/>
        </draw:custom-shape>
        <draw:frame draw:style-name="gr80" draw:text-style-name="P39" draw:layer="layout" svg:width="1.524cm" svg:height="0.862cm" svg:x="20.05cm" svg:y="10.082cm">
          <draw:text-box>
            <text:p text:style-name="P144"><text:span text:style-name="T8">MLD</text:span></text:p>
          </draw:text-box>
        </draw:frame>
        <draw:custom-shape draw:style-name="gr81" draw:text-style-name="P119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g>
          <draw:custom-shape draw:style-name="gr13" draw:text-style-name="P13" draw:layer="layout" svg:width="1.651cm" svg:height="1.524cm" svg:x="9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7.395cm" svg:y="0.5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8.131cm" svg:y="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1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custom-shape draw:style-name="gr27" draw:text-style-name="P1" draw:layer="layout" svg:width="1.651cm" svg:height="1.524cm" svg:x="17.6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9.06cm" svg:y1="0.7cm" svg:x2="17.911cm" svg:y2="1.964cm">
            <text:p/>
          </draw:line>
          <draw:line draw:style-name="gr28" draw:text-style-name="P1" draw:layer="layout" svg:x1="19.058cm" svg:y1="1.84cm" svg:x2="17.9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143"><text:span text:style-name="T1">Antarctica</text:span></text:p>
          </draw:text-box>
        </draw:frame>
        <draw:frame draw:style-name="gr8" draw:text-style-name="P39" draw:layer="layout" svg:width="1.425cm" svg:height="0.662cm" svg:x="4.048cm" svg:y="8.45cm">
          <draw:text-box>
            <text:p text:style-name="P144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144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144"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4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 text:style-name="P144"><text:span text:style-name="T15">Combined of stronger westerly winds</text:span></text:p>
          </draw:text-box>
        </draw:frame>
        <draw:custom-shape draw:style-name="gr40" draw:text-style-name="P2" draw:layer="layout" svg:width="0.254cm" svg:height="0.254cm" svg:x="12.047cm" svg:y="7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8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2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9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9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7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10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7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8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8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7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8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9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9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7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8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7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8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7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8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8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7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7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7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8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7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7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7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7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7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8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7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8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9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8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7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7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7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6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6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8.477cm" svg:x2="10.021cm" svg:y2="16.646cm">
            <text:p/>
          </draw:line>
          <draw:frame draw:style-name="gr36" draw:text-style-name="P28" draw:layer="layout" svg:width="1.171cm" svg:height="1.115cm" svg:x="9.483cm" svg:y="16.741cm">
            <draw:text-box>
              <text:p><text:span text:style-name="T11">DICAlk</text:span></text:p>
            </draw:text-box>
          </draw:frame>
        </draw:g>
        <draw:frame draw:style-name="gr23" draw:text-style-name="P18" draw:layer="layout" svg:width="2.921cm" svg:height="1.115cm" svg:x="10.971cm" svg:y="8.351cm">
          <draw:text-box>
            <text:p text:style-name="P145"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7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7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7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6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6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6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6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6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6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6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6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3.176cm)">
          <text:p text:style-name="P146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3.303cm)">
          <text:p text:style-name="P146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3.429cm" svg:height="1.549cm" svg:x="12.193cm" svg:y="6.964cm">
          <text:p text:style-name="P143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83" draw:layer="layout" svg:width="0.686cm" svg:height="0.864cm" svg:x="7.595cm" svg:y="5.653cm">
          <text:p text:style-name="P182"><text:span text:style-name="T2"><text:s/></text:span><text:span text:style-name="T8">increased dpCO</text:span><text:span text:style-name="T9">2 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3" draw:layer="layout" svg:width="4.318cm" svg:height="1.016cm" svg:x="7.605cm" svg:y="6.954cm">
          <text:p text:style-name="P143"><text:span text:style-name="T15">SST coo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0" draw:layer="layout" svg:width="4.318cm" svg:height="1.016cm" svg:x="15.606cm" svg:y="6.954cm">
          <text:p text:style-name="P143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85" draw:layer="layout" svg:width="0.406cm" svg:height="0.508cm" svg:x="7.735cm" svg:y="4.267cm">
          <text:p text:style-name="P184"><text:span text:style-name="T3"><text:s/></text:span><text:span text:style-name="T3">increased 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87" draw:layer="layout" svg:width="1.118cm" svg:height="0.559cm" svg:x="7.379cm" svg:y="3.636cm">
          <text:p text:style-name="P186"><text:span text:style-name="T16"><text:s/></text:span><text:span text:style-name="T3">increased 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89" draw:layer="layout" svg:width="0.559cm" svg:height="0.559cm" svg:x="7.659cm" svg:y="3.005cm">
          <text:p text:style-name="P188"><text:span text:style-name="T17">decreased therm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856cm" svg:x2="13.446cm" svg:y2="4.856cm">
          <text:p/>
        </draw:line>
        <draw:line draw:style-name="gr62" draw:text-style-name="P1" draw:layer="layout" svg:x1="13.854cm" svg:y1="4.856cm" svg:x2="19.823cm" svg:y2="4.856cm">
          <text:p/>
        </draw:line>
        <draw:custom-shape draw:style-name="gr63" draw:text-style-name="P68" draw:layer="layout" svg:width="0.686cm" svg:height="0.559cm" svg:x="7.604cm" svg:y="4.962cm">
          <text:p text:style-name="P190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8" draw:layer="layout" svg:width="0.686cm" svg:height="0.559cm" svg:x="13.783cm" svg:y="4.962cm">
          <text:p text:style-name="P190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72cm" svg:x2="13.446cm" svg:y2="5.572cm">
          <text:p/>
        </draw:line>
        <draw:line draw:style-name="gr62" draw:text-style-name="P1" draw:layer="layout" svg:x1="13.854cm" svg:y1="5.572cm" svg:x2="19.823cm" svg:y2="5.572cm">
          <text:p/>
        </draw:line>
        <draw:frame draw:style-name="gr76" draw:text-style-name="P18" draw:layer="layout" svg:width="2.094cm" svg:height="1.207cm" svg:x="5.764cm" svg:y="3.732cm">
          <draw:text-box>
            <text:p text:style-name="P145"><text:span text:style-name="T3">pCO</text:span><text:span text:style-name="T19">2</text:span><text:span text:style-name="T20">ocean</text:span></text:p>
          </draw:text-box>
        </draw:frame>
        <draw:frame draw:style-name="gr77" draw:text-style-name="P18" draw:layer="layout" svg:width="1.905cm" svg:height="0.776cm" svg:x="5.764cm" svg:y="4.81cm">
          <draw:text-box>
            <text:p text:style-name="P145"><text:span text:style-name="T3">pCO</text:span><text:span text:style-name="T19">2</text:span><text:span text:style-name="T20">atm</text:span></text:p>
          </draw:text-box>
        </draw:frame>
        <draw:frame draw:style-name="gr77" draw:text-style-name="P18" draw:layer="layout" svg:width="1.905cm" svg:height="0.776cm" svg:x="5.799cm" svg:y="5.672cm">
          <draw:text-box>
            <text:p text:style-name="P145"><text:span text:style-name="T3">dpCO</text:span><text:span text:style-name="T19">2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69" draw:text-style-name="P187" draw:layer="layout" svg:width="0.559cm" svg:height="0.559cm" svg:x="13.835cm" svg:y="3.636cm">
          <text:p text:style-name="P186"><text:span text:style-name="T16"><text:s/></text:span><text:span text:style-name="T3">increased 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92" draw:layer="layout" svg:width="0.559cm" svg:height="0.559cm" svg:x="13.835cm" svg:y="2.981cm">
          <text:p text:style-name="P191"><text:span text:style-name="T16"><text:s/></text:span><text:span text:style-name="T3">increased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194" draw:layer="layout" svg:width="0.305cm" svg:height="0.559cm" svg:x="13.914cm" svg:y="5.799cm">
          <text:p text:style-name="P193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96" draw:layer="layout" svg:width="0.254cm" svg:height="0.559cm" svg:x="13.99cm" svg:y="4.302cm">
          <text:p text:style-name="P195"><text:span text:style-name="T3">decreased biology 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/>
          <draw:enhanced-geometry svg:viewBox="0 0 21600 21600" draw:type="rectangle" draw:enhanced-path="M 0 0 L 21600 0 21600 21600 0 21600 0 0 Z N"/>
        </draw:custom-shape>
        <draw:frame draw:style-name="gr80" draw:text-style-name="P39" draw:layer="layout" svg:width="1.524cm" svg:height="0.862cm" svg:x="20.05cm" svg:y="9.282cm">
          <draw:text-box>
            <text:p text:style-name="P144"><text:span text:style-name="T8">MLD</text:span></text:p>
          </draw:text-box>
        </draw:frame>
        <draw:custom-shape draw:style-name="gr81" draw:text-style-name="P119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g>
          <draw:custom-shape draw:style-name="gr13" draw:text-style-name="P13" draw:layer="layout" svg:width="1.651cm" svg:height="1.524cm" svg:x="9.793cm" svg:y="0.5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7.594cm" svg:y="0.5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8.33cm" svg:y="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custom-shape draw:style-name="gr25" draw:text-style-name="P13" draw:layer="layout" svg:width="1.651cm" svg:height="1.524cm" svg:x="17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8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7cm" svg:x2="10.311cm" svg:y2="1.964cm">
            <text:p/>
          </draw:line>
          <draw:line draw:style-name="gr28" draw:text-style-name="P1" draw:layer="layout" svg:x1="11.458cm" svg:y1="1.84cm" svg:x2="10.3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143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3.176cm)">
          <text:p text:style-name="P146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8.45cm">
          <draw:text-box>
            <text:p text:style-name="P144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144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144"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 text:style-name="P144"><text:span text:style-name="T15">Combined weaker westerly winds</text:span></text:p>
          </draw:text-box>
        </draw:frame>
        <draw:g>
          <draw:ellipse draw:style-name="gr15" draw:text-style-name="P2" draw:layer="layout" svg:width="1.187cm" svg:height="0.668cm" svg:x="6.319cm" svg:y="6.418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<text:p/>
          </draw:ellipse>
          <draw:ellipse draw:style-name="gr15" draw:text-style-name="P2" draw:layer="layout" svg:width="1.188cm" svg:height="0.666cm" svg:x="8.657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<text:p/>
          </draw:ellipse>
          <draw:ellipse draw:style-name="gr15" draw:text-style-name="P2" draw:layer="layout" svg:width="1.188cm" svg:height="0.666cm" svg:x="6.319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<text:p/>
          </draw:ellipse>
          <draw:ellipse draw:style-name="gr15" draw:text-style-name="P2" draw:layer="layout" svg:width="1.188cm" svg:height="0.666cm" svg:x="10.995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<text:p/>
          </draw:ellipse>
          <draw:ellipse draw:style-name="gr15" draw:text-style-name="P2" draw:layer="layout" svg:width="1.188cm" svg:height="0.668cm" svg:x="13.334cm" svg:y="6.42cm" draw:kind="arc" draw:start-angle="2.25" draw:end-angle="174.87">
            <text:p/>
          </draw:ellipse>
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<text:p/>
          </draw:ellipse>
          <draw:ellipse draw:style-name="gr15" draw:text-style-name="P2" draw:layer="layout" svg:width="1.187cm" svg:height="0.668cm" svg:x="15.673cm" svg:y="6.42cm" draw:kind="arc" draw:start-angle="2.25" draw:end-angle="174.87">
            <text:p/>
          </draw:ellipse>
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<text:p/>
          </draw:ellipse>
          <draw:ellipse draw:style-name="gr15" draw:text-style-name="P2" draw:layer="layout" svg:width="1.188cm" svg:height="0.668cm" svg:x="18.011cm" svg:y="6.42cm" draw:kind="arc" draw:start-angle="2.25" draw:end-angle="174.87">
            <text:p/>
          </draw:ellipse>
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<text:p/>
          </draw:ellipse>
          <draw:ellipse draw:style-name="gr15" draw:text-style-name="P2" draw:layer="layout" svg:width="1.188cm" svg:height="0.668cm" svg:x="20.349cm" svg:y="6.42cm" draw:kind="arc" draw:start-angle="2.25" draw:end-angle="174.87">
            <text:p/>
          </draw:ellipse>
        </draw:g>
        <draw:ellipse draw:style-name="gr15" draw:text-style-name="P2" draw:layer="layout" svg:width="1.187cm" svg:height="0.668cm" svg:x="11.019cm" svg:y="6.418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<text:p/>
        </draw:ellipse>
        <draw:ellipse draw:style-name="gr15" draw:text-style-name="P2" draw:layer="layout" svg:width="1.188cm" svg:height="0.666cm" svg:x="13.357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<text:p/>
        </draw:ellipse>
        <draw:ellipse draw:style-name="gr15" draw:text-style-name="P2" draw:layer="layout" svg:width="1.188cm" svg:height="0.666cm" svg:x="11.019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<text:p/>
        </draw:ellipse>
        <draw:ellipse draw:style-name="gr15" draw:text-style-name="P2" draw:layer="layout" svg:width="1.188cm" svg:height="0.666cm" svg:x="15.695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<text:p/>
        </draw:ellipse>
        <draw:ellipse draw:style-name="gr15" draw:text-style-name="P2" draw:layer="layout" svg:width="1.188cm" svg:height="0.668cm" svg:x="18.034cm" svg:y="6.42cm" draw:kind="arc" draw:start-angle="2.25" draw:end-angle="174.87">
          <text:p/>
        </draw:ellipse>
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<text:p/>
        </draw:ellipse>
        <draw:ellipse draw:style-name="gr15" draw:text-style-name="P2" draw:layer="layout" svg:width="1.187cm" svg:height="0.668cm" svg:x="20.373cm" svg:y="6.42cm" draw:kind="arc" draw:start-angle="2.25" draw:end-angle="174.87">
          <text:p/>
        </draw:ellipse>
        <draw:ellipse draw:style-name="gr15" draw:text-style-name="P2" draw:layer="layout" svg:width="1.188cm" svg:height="0.666cm" draw:transform="rotate (-3.14159265358979) translate (22.73cm 6.978cm)" draw:kind="arc" draw:start-angle="5.12" draw:end-angle="177.74">
          <text:p/>
        </draw:ellipse>
        <draw:ellipse draw:style-name="gr15" draw:text-style-name="P2" draw:layer="layout" svg:width="1.188cm" svg:height="0.668cm" svg:x="22.711cm" svg:y="6.42cm" draw:kind="arc" draw:start-angle="2.25" draw:end-angle="174.87">
          <text:p/>
        </draw:ellipse>
        <draw:ellipse draw:style-name="gr15" draw:text-style-name="P2" draw:layer="layout" svg:width="1.188cm" svg:height="0.668cm" draw:transform="rotate (-3.14159265358979) translate (25.069cm 6.98cm)" draw:kind="arc" draw:start-angle="5.12" draw:end-angle="177.74">
          <text:p/>
        </draw:ellipse>
        <draw:ellipse draw:style-name="gr15" draw:text-style-name="P2" draw:layer="layout" svg:width="1.188cm" svg:height="0.668cm" svg:x="25.049cm" svg:y="6.42cm" draw:kind="arc" draw:start-angle="2.25" draw:end-angle="174.87">
          <text:p/>
        </draw:ellipse>
        <draw:path draw:style-name="gr16" draw:text-style-name="P1" draw:layer="layout" svg:width="15.254cm" svg:height="18.462cm" draw:transform="skewX (-0.290073721681457) rotate (-1.04981554507459) translate (19.0069213644915cm -6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7.419cm">
          <draw:text-box>
            <text:p text:style-name="P144"><text:span text:style-name="T10">MLD</text:span></text:p>
          </draw:text-box>
        </draw:frame>
        <draw:g>
          <draw:line draw:style-name="gr50" draw:text-style-name="P35" draw:layer="layout" svg:x1="10.02cm" svg:y1="8.35cm" svg:x2="10.02cm" svg:y2="16.637cm">
            <text:p/>
          </draw:line>
          <draw:frame draw:style-name="gr51" draw:text-style-name="P36" draw:layer="layout" svg:width="1.171cm" svg:height="1.115cm" svg:x="9.482cm" svg:y="16.733cm">
            <draw:text-box>
              <text:p><text:span text:style-name="T14">DIC</text:span></text:p>
              <text:p><text:span text:style-name="T14">Alk</text:span></text:p>
            </draw:text-box>
          </draw:frame>
        </draw:g>
        <draw:g>
          <draw:ellipse draw:style-name="gr38" draw:text-style-name="P29" draw:layer="layout" svg:width="1.187cm" svg:height="0.39cm" svg:x="6.319cm" svg:y="6.499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8.676cm 6.826cm)" draw:kind="arc" draw:start-angle="5.12" draw:end-angle="177.74">
            <text:p/>
          </draw:ellipse>
          <draw:ellipse draw:style-name="gr38" draw:text-style-name="P29" draw:layer="layout" svg:width="1.188cm" svg:height="0.389cm" svg:x="8.657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11.015cm 6.826cm)" draw:kind="arc" draw:start-angle="5.12" draw:end-angle="177.74">
            <text:p/>
          </draw:ellipse>
          <draw:ellipse draw:style-name="gr38" draw:text-style-name="P29" draw:layer="layout" svg:width="1.188cm" svg:height="0.389cm" svg:x="6.319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8.677cm 6.826cm)" draw:kind="arc" draw:start-angle="5.12" draw:end-angle="177.74">
            <text:p/>
          </draw:ellipse>
          <draw:ellipse draw:style-name="gr38" draw:text-style-name="P29" draw:layer="layout" svg:width="1.188cm" svg:height="0.389cm" svg:x="10.995cm" svg:y="6.5cm" draw:kind="arc" draw:start-angle="2.25" draw:end-angle="174.87">
            <text:p/>
          </draw:ellipse>
          <draw:ellipse draw:style-name="gr38" draw:text-style-name="P29" draw:layer="layout" svg:width="1.188cm" svg:height="0.39cm" draw:transform="rotate (-3.14159265358979) translate (13.353cm 6.826cm)" draw:kind="arc" draw:start-angle="5.12" draw:end-angle="177.74">
            <text:p/>
          </draw:ellipse>
        </draw:g>
        <draw:g>
          <draw:ellipse draw:style-name="gr37" draw:text-style-name="P21" draw:layer="layout" svg:width="1.187cm" svg:height="1.057cm" svg:x="13.319cm" svg:y="6.264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5.676cm 7.15cm)" draw:kind="arc" draw:start-angle="5.12" draw:end-angle="177.74">
            <text:p/>
          </draw:ellipse>
          <draw:ellipse draw:style-name="gr37" draw:text-style-name="P21" draw:layer="layout" svg:width="1.188cm" svg:height="1.054cm" svg:x="15.657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8.015cm 7.15cm)" draw:kind="arc" draw:start-angle="5.12" draw:end-angle="177.74">
            <text:p/>
          </draw:ellipse>
          <draw:ellipse draw:style-name="gr37" draw:text-style-name="P21" draw:layer="layout" svg:width="1.188cm" svg:height="1.054cm" svg:x="13.319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15.677cm 7.15cm)" draw:kind="arc" draw:start-angle="5.12" draw:end-angle="177.74">
            <text:p/>
          </draw:ellipse>
          <draw:ellipse draw:style-name="gr37" draw:text-style-name="P21" draw:layer="layout" svg:width="1.188cm" svg:height="1.054cm" svg:x="17.995cm" svg:y="6.267cm" draw:kind="arc" draw:start-angle="2.25" draw:end-angle="174.87">
            <text:p/>
          </draw:ellipse>
          <draw:ellipse draw:style-name="gr37" draw:text-style-name="P21" draw:layer="layout" svg:width="1.188cm" svg:height="1.057cm" draw:transform="rotate (-3.14159265358979) translate (20.353cm 7.15cm)" draw:kind="arc" draw:start-angle="5.12" draw:end-angle="177.74">
            <text:p/>
          </draw:ellipse>
        </draw:g>
        <draw:path draw:style-name="gr32" draw:text-style-name="P1" draw:layer="layout" svg:width="9.145cm" svg:height="18.383cm" draw:transform="skewX (4.43095516029532E-017) rotate (-1.1690215329858) translate (22.984160809054cm 1.33584638526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9" draw:text-style-name="P41" draw:layer="layout" svg:width="3.429cm" svg:height="1.549cm" svg:x="12.176cm" svg:y="6.964cm">
          <text:p text:style-name="P143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7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8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7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7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7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7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8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8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8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9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7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8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7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10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9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7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7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8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7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8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8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8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9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8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7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7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8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10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8.354cm">
          <draw:text-box>
            <text:p text:style-name="P145"><text:span text:style-name="T3">phytoplankton</text:span></text:p>
          </draw:text-box>
        </draw:frame>
        <draw:custom-shape draw:style-name="gr40" draw:text-style-name="P2" draw:layer="layout" svg:width="0.254cm" svg:height="0.254cm" svg:x="13.053cm" svg:y="8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8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8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7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7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7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3.303cm)">
          <text:p text:style-name="P146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0" draw:layer="layout" svg:width="4.318cm" svg:height="1.016cm" svg:x="7.606cm" svg:y="6.955cm">
          <text:p text:style-name="P143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9" draw:layer="layout" svg:width="4.318cm" svg:height="1.016cm" svg:x="15.607cm" svg:y="6.955cm">
          <text:p text:style-name="P143"><text:span text:style-name="T15">SST co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1" draw:layer="layout" svg:width="0.305cm" svg:height="0.559cm" svg:x="13.914cm" svg:y="3.105cm">
          <text:p text:style-name="P197"><text:span text:style-name="T3">constant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99" draw:layer="layout" svg:width="0.457cm" svg:height="0.559cm" svg:x="7.568cm" svg:y="4.367cm">
          <text:p text:style-name="P198"><text:span text:style-name="T17">decreased biology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01" draw:layer="layout" svg:width="0.406cm" svg:height="0.406cm" svg:x="7.593cm" svg:y="3.762cm">
          <text:p text:style-name="P200"><text:span text:style-name="T17">decreased 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203" draw:layer="layout" svg:width="0.406cm" svg:height="0.454cm" svg:x="7.593cm" svg:y="3.105cm">
          <text:p text:style-name="P202"><text:span text:style-name="T3"><text:s/></text:span><text:span text:style-name="T3">increased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205" draw:layer="layout" svg:width="0.686cm" svg:height="0.864cm" svg:x="7.453cm" svg:y="5.683cm">
          <text:p text:style-name="P204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956cm" svg:x2="13.446cm" svg:y2="4.956cm">
          <text:p/>
        </draw:line>
        <draw:line draw:style-name="gr62" draw:text-style-name="P1" draw:layer="layout" svg:x1="13.854cm" svg:y1="4.956cm" svg:x2="19.823cm" svg:y2="4.956cm">
          <text:p/>
        </draw:line>
        <draw:custom-shape draw:style-name="gr60" draw:text-style-name="P207" draw:layer="layout" svg:width="0.686cm" svg:height="0.559cm" svg:x="13.726cm" svg:y="3.762cm">
          <text:p text:style-name="P206"><text:span text:style-name="T17">decreased 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7.514cm" svg:y="4.992cm">
          <text:p text:style-name="P190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13.787cm" svg:y="4.992cm">
          <text:p text:style-name="P190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86cm" svg:x2="13.446cm" svg:y2="5.586cm">
          <text:p/>
        </draw:line>
        <draw:line draw:style-name="gr62" draw:text-style-name="P1" draw:layer="layout" svg:x1="13.854cm" svg:y1="5.586cm" svg:x2="19.823cm" svg:y2="5.586cm">
          <text:p/>
        </draw:line>
        <draw:frame draw:style-name="gr77" draw:text-style-name="P18" draw:layer="layout" svg:width="1.905cm" svg:height="0.776cm" svg:x="5.8cm" svg:y="5.672cm">
          <draw:text-box>
            <text:p text:style-name="P145"><text:span text:style-name="T3">dpCO</text:span><text:span text:style-name="T19">2</text:span></text:p>
          </draw:text-box>
        </draw:frame>
        <draw:frame draw:style-name="gr77" draw:text-style-name="P18" draw:layer="layout" svg:width="1.905cm" svg:height="0.776cm" svg:x="5.765cm" svg:y="4.81cm">
          <draw:text-box>
            <text:p text:style-name="P145"><text:span text:style-name="T3">pCO</text:span><text:span text:style-name="T19">2</text:span><text:span text:style-name="T20">atm</text:span></text:p>
          </draw:text-box>
        </draw:frame>
        <draw:frame draw:style-name="gr76" draw:text-style-name="P18" draw:layer="layout" svg:width="2.286cm" svg:height="1.207cm" svg:x="5.764cm" svg:y="3.733cm">
          <draw:text-box>
            <text:p text:style-name="P145"><text:span text:style-name="T3">pCO</text:span><text:span text:style-name="T19">2</text:span><text:span text:style-name="T20">ocean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78" draw:text-style-name="P194" draw:layer="layout" svg:width="0.305cm" svg:height="0.559cm" svg:x="13.866cm" svg:y="5.799cm">
          <text:p text:style-name="P193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71" draw:layer="layout" svg:width="0.305cm" svg:height="0.559cm" svg:x="13.914cm" svg:y="4.378cm">
          <text:p text:style-name="P197"><text:span text:style-name="T3">constant 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19" draw:layer="layout" svg:width="7.239cm" svg:height="9.271cm" svg:x="21.193cm" svg:y="6.207cm">
          <text:p/>
          <draw:enhanced-geometry svg:viewBox="0 0 21600 21600" draw:type="rectangle" draw:enhanced-path="M 0 0 L 21600 0 21600 21600 0 21600 0 0 Z N"/>
        </draw:custom-shape>
        <draw:frame draw:style-name="gr80" draw:text-style-name="P39" draw:layer="layout" svg:width="1.524cm" svg:height="0.862cm" svg:x="20.05cm" svg:y="10.082cm">
          <draw:text-box>
            <text:p text:style-name="P144"><text:span text:style-name="T8">MLD</text:span></text:p>
          </draw:text-box>
        </draw:frame>
        <draw:custom-shape draw:style-name="gr81" draw:text-style-name="P119" draw:layer="layout" svg:width="3.302cm" svg:height="3.175cm" svg:x="20.304cm" svg:y="4.937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g>
          <draw:custom-shape draw:style-name="gr13" draw:text-style-name="P13" draw:layer="layout" svg:width="1.651cm" svg:height="1.524cm" svg:x="9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0.5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1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5.784cm" svg:x2="26.35cm" svg:y2="17.341cm">
            <text:p/>
          </draw:line>
          <draw:frame draw:style-name="gr2" draw:text-style-name="P3" draw:layer="layout" svg:width="2.286cm" svg:height="1.016cm" svg:x="25.334cm" svg:y="17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0.7cm" svg:x2="19.411cm" svg:y2="1.964cm">
            <text:p/>
          </draw:line>
          <draw:line draw:style-name="gr28" draw:text-style-name="P1" draw:layer="layout" svg:x1="20.558cm" svg:y1="1.84cm" svg:x2="19.4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2"><text:span text:style-name="T1">Antarctica</text:span></text:p>
          </draw:text-box>
        </draw:frame>
        <draw:frame draw:style-name="gr8" draw:text-style-name="P39" draw:layer="layout" svg:width="1.425cm" svg:height="0.662cm" svg:x="4.048cm" svg:y="8.45cm">
          <draw:text-box>
            <text:p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4.41827273506082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><text:span text:style-name="T15">Combined of stronger westerly winds</text:span></text:p>
          </draw:text-box>
        </draw:frame>
        <draw:custom-shape draw:style-name="gr40" draw:text-style-name="P2" draw:layer="layout" svg:width="0.254cm" svg:height="0.254cm" svg:x="12.047cm" svg:y="7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8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2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9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9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7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10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7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8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8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7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8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9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9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7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8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7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8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7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8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8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7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7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7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8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7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7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7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7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7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8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7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8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9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8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7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7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7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6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6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8.477cm" svg:x2="10.021cm" svg:y2="16.646cm">
            <text:p/>
          </draw:line>
          <draw:frame draw:style-name="gr36" draw:text-style-name="P28" draw:layer="layout" svg:width="1.171cm" svg:height="1.115cm" svg:x="9.483cm" svg:y="16.741cm">
            <draw:text-box>
              <text:p><text:span text:style-name="T11">DICAlk</text:span></text:p>
            </draw:text-box>
          </draw:frame>
        </draw:g>
        <draw:frame draw:style-name="gr23" draw:text-style-name="P18" draw:layer="layout" svg:width="2.921cm" svg:height="1.115cm" svg:x="10.971cm" svg:y="8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7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7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7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6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6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6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6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6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6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6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6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3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3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3.429cm" svg:height="1.549cm" svg:x="12.193cm" svg:y="6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83" draw:layer="layout" svg:width="0.686cm" svg:height="0.864cm" svg:x="7.595cm" svg:y="5.653cm">
          <text:p text:style-name="P208"><text:span text:style-name="T2"><text:s/></text:span><text:span text:style-name="T8">increased dpCO</text:span><text:span text:style-name="T9">2 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3" draw:layer="layout" svg:width="4.318cm" svg:height="1.016cm" svg:x="7.605cm" svg:y="6.954cm">
          <text:p text:style-name="P2"><text:span text:style-name="T15">SST coo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0" draw:layer="layout" svg:width="4.318cm" svg:height="1.016cm" svg:x="15.606cm" svg:y="6.954cm">
          <text:p text:style-name="P2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85" draw:layer="layout" svg:width="0.406cm" svg:height="0.508cm" svg:x="7.735cm" svg:y="4.267cm">
          <text:p text:style-name="P209"><text:span text:style-name="T3"><text:s/></text:span><text:span text:style-name="T3">increased 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87" draw:layer="layout" svg:width="1.118cm" svg:height="0.559cm" svg:x="7.379cm" svg:y="3.636cm">
          <text:p text:style-name="P210"><text:span text:style-name="T16"><text:s/></text:span><text:span text:style-name="T3">increased 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89" draw:layer="layout" svg:width="0.559cm" svg:height="0.559cm" svg:x="7.659cm" svg:y="3.005cm">
          <text:p text:style-name="P211"><text:span text:style-name="T17">decreased thermal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856cm" svg:x2="13.446cm" svg:y2="4.856cm">
          <text:p/>
        </draw:line>
        <draw:line draw:style-name="gr62" draw:text-style-name="P1" draw:layer="layout" svg:x1="13.854cm" svg:y1="4.856cm" svg:x2="19.823cm" svg:y2="4.856cm">
          <text:p/>
        </draw:line>
        <draw:custom-shape draw:style-name="gr63" draw:text-style-name="P68" draw:layer="layout" svg:width="0.686cm" svg:height="0.559cm" svg:x="7.604cm" svg:y="4.962cm">
          <text:p text:style-name="P22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8" draw:layer="layout" svg:width="0.686cm" svg:height="0.559cm" svg:x="13.783cm" svg:y="4.962cm">
          <text:p text:style-name="P22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72cm" svg:x2="13.446cm" svg:y2="5.572cm">
          <text:p/>
        </draw:line>
        <draw:line draw:style-name="gr62" draw:text-style-name="P1" draw:layer="layout" svg:x1="13.854cm" svg:y1="5.572cm" svg:x2="19.823cm" svg:y2="5.572cm">
          <text:p/>
        </draw:line>
        <draw:frame draw:style-name="gr76" draw:text-style-name="P18" draw:layer="layout" svg:width="2.094cm" svg:height="1.207cm" svg:x="5.764cm" svg:y="3.732cm">
          <draw:text-box>
            <text:p><text:span text:style-name="T3">pCO</text:span><text:span text:style-name="T19">2</text:span><text:span text:style-name="T20">ocean</text:span></text:p>
          </draw:text-box>
        </draw:frame>
        <draw:frame draw:style-name="gr77" draw:text-style-name="P18" draw:layer="layout" svg:width="1.905cm" svg:height="0.776cm" svg:x="5.764cm" svg:y="4.81cm">
          <draw:text-box>
            <text:p><text:span text:style-name="T3">pCO</text:span><text:span text:style-name="T19">2</text:span><text:span text:style-name="T20">atm</text:span></text:p>
          </draw:text-box>
        </draw:frame>
        <draw:frame draw:style-name="gr77" draw:text-style-name="P18" draw:layer="layout" svg:width="1.905cm" svg:height="0.776cm" svg:x="5.799cm" svg:y="5.672cm">
          <draw:text-box>
            <text:p><text:span text:style-name="T3">dpCO</text:span><text:span text:style-name="T19">2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69" draw:text-style-name="P187" draw:layer="layout" svg:width="0.559cm" svg:height="0.559cm" svg:x="13.835cm" svg:y="3.636cm">
          <text:p text:style-name="P210"><text:span text:style-name="T16"><text:s/></text:span><text:span text:style-name="T3">increased circulation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92" draw:layer="layout" svg:width="0.559cm" svg:height="0.559cm" svg:x="13.835cm" svg:y="2.981cm">
          <text:p text:style-name="P209"><text:span text:style-name="T16"><text:s/></text:span><text:span text:style-name="T3">increased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194" draw:layer="layout" svg:width="0.305cm" svg:height="0.559cm" svg:x="13.914cm" svg:y="5.799cm">
          <text:p text:style-name="P212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96" draw:layer="layout" svg:width="0.254cm" svg:height="0.559cm" svg:x="13.99cm" svg:y="4.302cm">
          <text:p text:style-name="P209"><text:span text:style-name="T3">decreased biology pCO</text:span><text:span text:style-name="T19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4" draw:style-name="dp1" draw:master-page-name="Default">
        <draw:g>
          <draw:custom-shape draw:style-name="gr13" draw:text-style-name="P13" draw:layer="layout" svg:width="1.651cm" svg:height="1.524cm" svg:x="9.793cm" svg:y="0.5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0.5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5.784cm" svg:x2="26.35cm" svg:y2="17.341cm">
            <text:p/>
          </draw:line>
          <draw:frame draw:style-name="gr2" draw:text-style-name="P3" draw:layer="layout" svg:width="2.286cm" svg:height="1.016cm" svg:x="25.334cm" svg:y="17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7cm" svg:x2="10.311cm" svg:y2="1.964cm">
            <text:p/>
          </draw:line>
          <draw:line draw:style-name="gr28" draw:text-style-name="P1" draw:layer="layout" svg:x1="11.458cm" svg:y1="1.84cm" svg:x2="10.3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3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8.45cm">
          <draw:text-box>
            <text:p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6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7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8.35cm" svg:x2="10.02cm" svg:y2="16.637cm">
            <text:p/>
          </draw:line>
          <draw:frame draw:style-name="gr51" draw:text-style-name="P36" draw:layer="layout" svg:width="1.171cm" svg:height="1.115cm" svg:x="9.482cm" svg:y="16.733cm">
            <draw:text-box>
              <text:p><text:span text:style-name="T14">DIC</text:span></text:p>
              <text:p><text:span text:style-name="T14">Alk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7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7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7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6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6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6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6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7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7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7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7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1.33584638526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9" draw:text-style-name="P41" draw:layer="layout" svg:width="3.429cm" svg:height="1.549cm" svg:x="12.176cm" svg:y="6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7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8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7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7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7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7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8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8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8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9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7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8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7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10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9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7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7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8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7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8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8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8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9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8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7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7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8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10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8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8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8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8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7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7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7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3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0" draw:layer="layout" svg:width="4.318cm" svg:height="1.016cm" svg:x="7.606cm" svg:y="6.955cm">
          <text:p text:style-name="P2"><text:span text:style-name="T15">SST war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9" draw:layer="layout" svg:width="4.318cm" svg:height="1.016cm" svg:x="15.607cm" svg:y="6.955cm">
          <text:p text:style-name="P2"><text:span text:style-name="T15">SST co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1" draw:layer="layout" svg:width="0.305cm" svg:height="0.559cm" svg:x="13.914cm" svg:y="3.105cm">
          <text:p text:style-name="P70"><text:span text:style-name="T3">constant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99" draw:layer="layout" svg:width="0.457cm" svg:height="0.559cm" svg:x="7.568cm" svg:y="4.367cm">
          <text:p text:style-name="P24"><text:span text:style-name="T17">decreased biology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01" draw:layer="layout" svg:width="0.406cm" svg:height="0.406cm" svg:x="7.593cm" svg:y="3.762cm">
          <text:p text:style-name="P210"><text:span text:style-name="T17">decreased 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203" draw:layer="layout" svg:width="0.406cm" svg:height="0.454cm" svg:x="7.593cm" svg:y="3.105cm">
          <text:p text:style-name="P62"><text:span text:style-name="T3"><text:s/></text:span><text:span text:style-name="T3">increased thermal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205" draw:layer="layout" svg:width="0.686cm" svg:height="0.864cm" svg:x="7.453cm" svg:y="5.683cm">
          <text:p text:style-name="P213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4.956cm" svg:x2="13.446cm" svg:y2="4.956cm">
          <text:p/>
        </draw:line>
        <draw:line draw:style-name="gr62" draw:text-style-name="P1" draw:layer="layout" svg:x1="13.854cm" svg:y1="4.956cm" svg:x2="19.823cm" svg:y2="4.956cm">
          <text:p/>
        </draw:line>
        <draw:custom-shape draw:style-name="gr60" draw:text-style-name="P207" draw:layer="layout" svg:width="0.686cm" svg:height="0.559cm" svg:x="13.726cm" svg:y="3.762cm">
          <text:p text:style-name="P22"><text:span text:style-name="T17">decreased circulation </text:span><text:span text:style-name="T3">pCO</text:span><text:span text:style-name="T19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7.514cm" svg:y="4.992cm">
          <text:p text:style-name="P22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68" draw:layer="layout" svg:width="0.559cm" svg:height="0.559cm" svg:x="13.787cm" svg:y="4.992cm">
          <text:p text:style-name="P22"><text:span text:style-name="T16"><text:s/></text:span><text:span text:style-name="T3">increased atmospheric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1" draw:layer="layout" svg:x1="7.477cm" svg:y1="5.586cm" svg:x2="13.446cm" svg:y2="5.586cm">
          <text:p/>
        </draw:line>
        <draw:line draw:style-name="gr62" draw:text-style-name="P1" draw:layer="layout" svg:x1="13.854cm" svg:y1="5.586cm" svg:x2="19.823cm" svg:y2="5.586cm">
          <text:p/>
        </draw:line>
        <draw:frame draw:style-name="gr77" draw:text-style-name="P18" draw:layer="layout" svg:width="1.905cm" svg:height="0.776cm" svg:x="5.8cm" svg:y="5.672cm">
          <draw:text-box>
            <text:p><text:span text:style-name="T3">dpCO</text:span><text:span text:style-name="T19">2</text:span></text:p>
          </draw:text-box>
        </draw:frame>
        <draw:frame draw:style-name="gr77" draw:text-style-name="P18" draw:layer="layout" svg:width="1.905cm" svg:height="0.776cm" svg:x="5.765cm" svg:y="4.81cm">
          <draw:text-box>
            <text:p><text:span text:style-name="T3">pCO</text:span><text:span text:style-name="T19">2</text:span><text:span text:style-name="T20">atm</text:span></text:p>
          </draw:text-box>
        </draw:frame>
        <draw:frame draw:style-name="gr76" draw:text-style-name="P18" draw:layer="layout" svg:width="2.286cm" svg:height="1.207cm" svg:x="5.764cm" svg:y="3.733cm">
          <draw:text-box>
            <text:p><text:span text:style-name="T3">pCO</text:span><text:span text:style-name="T19">2</text:span><text:span text:style-name="T20">ocean</text:span></text:p>
          </draw:text-box>
        </draw:frame>
        <draw:line draw:style-name="gr62" draw:text-style-name="P1" draw:layer="layout" svg:x1="5.953cm" svg:y1="5.572cm" svg:x2="7.223cm" svg:y2="5.572cm">
          <text:p/>
        </draw:line>
        <draw:custom-shape draw:style-name="gr78" draw:text-style-name="P194" draw:layer="layout" svg:width="0.305cm" svg:height="0.559cm" svg:x="13.866cm" svg:y="5.799cm">
          <text:p text:style-name="P212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71" draw:layer="layout" svg:width="0.305cm" svg:height="0.559cm" svg:x="13.914cm" svg:y="4.378cm">
          <text:p text:style-name="P70"><text:span text:style-name="T3">constant biology pCO</text:span><text:span text:style-name="T19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style:font-weight-asian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5:15:06.894913635</meta:creation-date>
    <dc:date>2017-06-22T18:56:02.839511024</dc:date>
    <meta:editing-duration>P7DT1H29M35S</meta:editing-duration>
    <meta:editing-cycles>38</meta:editing-cycles>
    <meta:generator>LibreOffice/5.1.5.2$Linux_X86_64 LibreOffice_project/7a864d8825610a8c07cfc3bc01dd4fce6a9447e5</meta:generator>
    <meta:document-statistic meta:object-count="3318"/>
  </office:meta>
</office:document-meta>
</file>